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face style:name="Courier New2" svg:font-family="'Courier New'" style:font-adornments="Regular" style:font-pitch="fixed"/>
    <style:font-face style:name="Courier" svg:font-family="Courier" style:font-family-generic="modern" style:font-pitch="fixed"/>
    <style:font-face style:name="Courier New3" svg:font-family="'Courier New'" style:font-family-generic="modern" style:font-pitch="fixed"/>
    <style:font-face style:name="Courier New1" svg:font-family="'Courier New'" style:font-adornments="Standard" style:font-family-generic="modern" style:font-pitch="fixed"/>
    <style:font-face style:name="Aharoni" svg:font-family="Aharoni" style:font-adornments="Bold" style:font-pitch="variable"/>
    <style:font-face style:name="StarSymbol1" svg:font-family="Star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NamespaceTable" style:family="table">
      <style:table-properties style:width="16.999cm" table:align="margins" fo:keep-with-next="auto" style:may-break-between-rows="true"/>
    </style:style>
    <style:style style:name="NamespaceTable.A" style:family="table-column">
      <style:table-column-properties style:column-width="2.447cm" style:rel-column-width="9434*"/>
    </style:style>
    <style:style style:name="NamespaceTable.B" style:family="table-column">
      <style:table-column-properties style:column-width="6.909cm" style:rel-column-width="26635*"/>
    </style:style>
    <style:style style:name="NamespaceTable.C" style:family="table-column">
      <style:table-column-properties style:column-width="7.643cm" style:rel-column-width="29466*"/>
    </style:style>
    <style:style style:name="NamespaceTable.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NamespaceTable.C1" style:family="table-cell">
      <style:table-cell-properties fo:background-color="transparent" fo:padding="0.097cm" fo:border="0.002cm solid #000000">
        <style:background-image/>
      </style:table-cell-properties>
    </style:style>
    <style:style style:name="NamespaceTable.A2" style:family="table-cell">
      <style:table-cell-properties fo:background-color="transparent" fo:padding="0.097cm" fo:border-left="0.002cm solid #000000" fo:border-right="none" fo:border-top="none" fo:border-bottom="0.002cm solid #000000">
        <style:background-image/>
      </style:table-cell-properties>
    </style:style>
    <style:style style:name="NamespaceTable.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999cm" table:align="margins" fo:keep-with-next="auto" style:may-break-between-rows="true"/>
    </style:style>
    <style:style style:name="Table1.A" style:family="table-column">
      <style:table-column-properties style:column-width="2.45cm" style:rel-column-width="9449*"/>
    </style:style>
    <style:style style:name="Table1.B" style:family="table-column">
      <style:table-column-properties style:column-width="6.906cm" style:rel-column-width="26620*"/>
    </style:style>
    <style:style style:name="Table1.C" style:family="table-column">
      <style:table-column-properties style:column-width="7.643cm" style:rel-column-width="29466*"/>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elle6" style:family="table">
      <style:table-properties style:width="16.999cm" table:align="margins" fo:keep-with-next="auto" style:may-break-between-rows="true"/>
    </style:style>
    <style:style style:name="Tabelle6.A" style:family="table-column">
      <style:table-column-properties style:column-width="2.45cm" style:rel-column-width="9449*"/>
    </style:style>
    <style:style style:name="Tabelle6.B" style:family="table-column">
      <style:table-column-properties style:column-width="6.906cm" style:rel-column-width="26620*"/>
    </style:style>
    <style:style style:name="Tabelle6.C" style:family="table-column">
      <style:table-column-properties style:column-width="7.643cm" style:rel-column-width="29466*"/>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RootElements" style:family="table">
      <style:table-properties style:width="16.999cm" table:align="margins"/>
    </style:style>
    <style:style style:name="RootElements.A" style:family="table-column">
      <style:table-column-properties style:column-width="6.406cm" style:rel-column-width="24696*"/>
    </style:style>
    <style:style style:name="RootElements.B" style:family="table-column">
      <style:table-column-properties style:column-width="6.906cm" style:rel-column-width="26623*"/>
    </style:style>
    <style:style style:name="RootElements.C" style:family="table-column">
      <style:table-column-properties style:column-width="3.687cm" style:rel-column-width="14216*"/>
    </style:style>
    <style:style style:name="RootElements.A1" style:family="table-cell">
      <style:table-cell-properties fo:padding="0.097cm" fo:border-left="0.002cm solid #000000" fo:border-right="none" fo:border-top="0.002cm solid #000000" fo:border-bottom="0.002cm solid #000000"/>
    </style:style>
    <style:style style:name="RootElements.C1" style:family="table-cell">
      <style:table-cell-properties fo:padding="0.097cm" fo:border="0.002cm solid #000000"/>
    </style:style>
    <style:style style:name="RootElements.A2" style:family="table-cell">
      <style:table-cell-properties fo:padding="0.097cm" fo:border-left="0.002cm solid #000000" fo:border-right="none" fo:border-top="none" fo:border-bottom="0.002cm solid #000000"/>
    </style:style>
    <style:style style:name="RootElements.C2" style:family="table-cell">
      <style:table-cell-properties fo:padding="0.097cm" fo:border-left="0.002cm solid #000000" fo:border-right="0.002cm solid #000000" fo:border-top="none" fo:border-bottom="0.002cm solid #000000"/>
    </style:style>
    <style:style style:name="RootElementsContent" style:family="table">
      <style:table-properties style:width="16.999cm" table:align="margins"/>
    </style:style>
    <style:style style:name="RootElementsContent.A" style:family="table-column">
      <style:table-column-properties style:column-width="6.6cm" style:rel-column-width="25447*"/>
    </style:style>
    <style:style style:name="RootElementsContent.B" style:family="table-column">
      <style:table-column-properties style:column-width="1.337cm" style:rel-column-width="5157*"/>
    </style:style>
    <style:style style:name="RootElementsContent.C" style:family="table-column">
      <style:table-column-properties style:column-width="1.145cm" style:rel-column-width="4414*"/>
    </style:style>
    <style:style style:name="RootElementsContent.I" style:family="table-column">
      <style:table-column-properties style:column-width="1.228cm" style:rel-column-width="4732*"/>
    </style:style>
    <style:style style:name="RootElementsContent.A1" style:family="table-cell">
      <style:table-cell-properties fo:padding="0.097cm" fo:border-left="0.002cm solid #000000" fo:border-right="none" fo:border-top="0.002cm solid #000000" fo:border-bottom="0.002cm solid #000000"/>
    </style:style>
    <style:style style:name="RootElementsContent.I1" style:family="table-cell">
      <style:table-cell-properties fo:padding="0.097cm" fo:border="0.002cm solid #000000"/>
    </style:style>
    <style:style style:name="RootElementsContent.A2" style:family="table-cell">
      <style:table-cell-properties fo:padding="0.097cm" fo:border-left="0.002cm solid #000000" fo:border-right="none" fo:border-top="none" fo:border-bottom="0.002cm solid #000000"/>
    </style:style>
    <style:style style:name="RootElementsContent.I2" style:family="table-cell">
      <style:table-cell-properties fo:padding="0.097cm" fo:border-left="0.002cm solid #000000" fo:border-right="0.002cm solid #000000" fo:border-top="none" fo:border-bottom="0.002cm solid #000000"/>
    </style:style>
    <style:style style:name="DocumentStatisticAttributes" style:family="table">
      <style:table-properties style:width="12.259cm" fo:margin-left="0.991cm" fo:margin-right="3.748cm" fo:margin-top="0.3cm" fo:margin-bottom="0.3cm" table:align="margins"/>
    </style:style>
    <style:style style:name="DocumentStatisticAttributes.A" style:family="table-column">
      <style:table-column-properties style:column-width="3.339cm" style:rel-column-width="17847*"/>
    </style:style>
    <style:style style:name="DocumentStatisticAttributes.B" style:family="table-column">
      <style:table-column-properties style:column-width="8.92cm" style:rel-column-width="47688*"/>
    </style:style>
    <style:style style:name="DocumentStatisticAttribut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DocumentStatisticAttributes.B1" style:family="table-cell">
      <style:table-cell-properties fo:background-color="transparent" fo:padding="0.097cm" fo:border="0.002cm solid #000000">
        <style:background-image/>
      </style:table-cell-properties>
    </style:style>
    <style:style style:name="DocumentStatisticAttributes.A2" style:family="table-cell">
      <style:table-cell-properties fo:background-color="transparent" fo:padding="0.097cm" fo:border-left="0.002cm solid #000000" fo:border-right="none" fo:border-top="none" fo:border-bottom="0.002cm solid #000000">
        <style:background-image/>
      </style:table-cell-properties>
    </style:style>
    <style:style style:name="DocumentStatisticAttributes.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Table_20_Heading">
      <style:text-properties fo:language="en" fo:country="US"/>
    </style:style>
    <style:style style:name="P2" style:family="paragraph" style:parent-style-name="Table_20_Contents">
      <style:text-properties fo:language="en" fo:country="US"/>
    </style:style>
    <style:style style:name="P3" style:family="paragraph" style:parent-style-name="Table_20_Contents">
      <style:paragraph-properties>
        <style:tab-stops>
          <style:tab-stop style:position="0.529cm"/>
        </style:tab-stops>
      </style:paragraph-properties>
    </style:style>
    <style:style style:name="P4" style:family="paragraph" style:parent-style-name="Table_20_Contents">
      <style:paragraph-properties fo:text-align="center" style:justify-single-word="false"/>
      <style:text-properties style:font-name="StarSymbol1" style:font-name-asian="StarSymbol1" style:font-name-complex="StarSymbol1"/>
    </style:style>
    <style:style style:name="P5" style:family="paragraph" style:parent-style-name="Table_20_Contents">
      <style:paragraph-properties fo:text-align="center" style:justify-single-word="false"/>
    </style:style>
    <style:style style:name="P6" style:family="paragraph" style:parent-style-name="Table_20_Contents" style:list-style-name="BulletedList"/>
    <style:style style:name="P7" style:family="paragraph" style:parent-style-name="Table_20_Contents" style:list-style-name="BulletedList"/>
    <style:style style:name="P8" style:family="paragraph" style:parent-style-name="Table_20_Contents" style:list-style-name="BulletedList"/>
    <style:style style:name="P9" style:family="paragraph" style:parent-style-name="Table_20_Contents" style:list-style-name="BulletedList"/>
    <style:style style:name="P10" style:family="paragraph" style:parent-style-name="Table_20_Contents" style:list-style-name="BulletedList"/>
    <style:style style:name="P11" style:family="paragraph" style:parent-style-name="Table_20_Contents" style:list-style-name="BulletedList"/>
    <style:style style:name="P12" style:family="paragraph" style:parent-style-name="Table_20_Contents" style:list-style-name="BulletedList"/>
    <style:style style:name="P13" style:family="paragraph" style:parent-style-name="Text_20_body" style:list-style-name="BulletedList"/>
    <style:style style:name="P14" style:family="paragraph" style:parent-style-name="Text_20_body" style:list-style-name="BulletedList"/>
    <style:style style:name="P15" style:family="paragraph" style:parent-style-name="Text_20_body" style:list-style-name="BulletedList"/>
    <style:style style:name="P16" style:family="paragraph" style:parent-style-name="Text_20_body" style:list-style-name="BulletedList"/>
    <style:style style:name="P17" style:family="paragraph" style:parent-style-name="Text_20_body" style:list-style-name="BulletedList"/>
    <style:style style:name="P18" style:family="paragraph" style:parent-style-name="Text_20_body" style:list-style-name="BulletedList"/>
    <style:style style:name="P19" style:family="paragraph" style:parent-style-name="Text_20_body" style:list-style-name="BulletedList"/>
    <style:style style:name="P20" style:family="paragraph" style:parent-style-name="Text_20_body" style:list-style-name="BulletedList"/>
    <style:style style:name="P21" style:family="paragraph" style:parent-style-name="Text_20_body" style:list-style-name="BulletedList"/>
    <style:style style:name="P22" style:family="paragraph" style:parent-style-name="Text_20_body" style:list-style-name="BulletedList"/>
    <style:style style:name="P23" style:family="paragraph" style:parent-style-name="Text_20_body" style:list-style-name="BulletedList"/>
    <style:style style:name="P24" style:family="paragraph" style:parent-style-name="Text_20_body" style:list-style-name="L1"/>
    <style:style style:name="P25" style:family="paragraph" style:parent-style-name="Text_20_body" style:list-style-name="L1"/>
    <style:style style:name="P26" style:family="paragraph" style:parent-style-name="Text_20_body" style:list-style-name="L1"/>
    <style:style style:name="P27" style:family="paragraph" style:parent-style-name="Text_20_body" style:list-style-name="L1"/>
    <style:style style:name="P28" style:family="paragraph" style:parent-style-name="Text_20_body" style:list-style-name="L1"/>
    <style:style style:name="P29" style:family="paragraph" style:parent-style-name="Text_20_body" style:list-style-name="L1"/>
    <style:style style:name="P30" style:family="paragraph" style:parent-style-name="Text_20_body" style:list-style-name="BulletedList"/>
    <style:style style:name="P31" style:family="paragraph" style:parent-style-name="Text_20_body" style:list-style-name="BulletedList"/>
    <style:style style:name="P32" style:family="paragraph" style:parent-style-name="Text_20_body" style:list-style-name="BulletedList"/>
    <style:style style:name="P33" style:family="paragraph" style:parent-style-name="Text_20_body" style:list-style-name="BulletedList"/>
    <style:style style:name="P34" style:family="paragraph" style:parent-style-name="Text_20_body" style:list-style-name="BulletedList"/>
    <style:style style:name="P35" style:family="paragraph" style:parent-style-name="Text_20_body" style:list-style-name="BulletedList"/>
    <style:style style:name="P36" style:family="paragraph" style:parent-style-name="Text_20_body" style:list-style-name="BulletedList"/>
    <style:style style:name="P37" style:family="paragraph" style:parent-style-name="Text_20_body" style:list-style-name="BulletedList"/>
    <style:style style:name="P38" style:family="paragraph" style:parent-style-name="Text_20_body" style:list-style-name="BulletedList"/>
    <style:style style:name="P39" style:family="paragraph" style:parent-style-name="Text_20_body" style:list-style-name="BulletedList"/>
    <style:style style:name="P40" style:family="paragraph" style:parent-style-name="Text_20_body" style:list-style-name="BulletedList"/>
    <style:style style:name="P41" style:family="paragraph" style:parent-style-name="Text_20_body" style:list-style-name="BulletedList"/>
    <style:style style:name="P42" style:family="paragraph" style:parent-style-name="Text_20_body" style:list-style-name="BulletedList"/>
    <style:style style:name="P43" style:family="paragraph" style:parent-style-name="Text_20_body" style:list-style-name="BulletedList"/>
    <style:style style:name="P44" style:family="paragraph" style:parent-style-name="Text_20_body" style:list-style-name="BulletedList"/>
    <style:style style:name="P45" style:family="paragraph" style:parent-style-name="Text_20_body" style:list-style-name="BulletedList"/>
    <style:style style:name="P46" style:family="paragraph" style:parent-style-name="Text_20_body" style:list-style-name="BulletedList"/>
    <style:style style:name="P47" style:family="paragraph" style:parent-style-name="Text_20_body">
      <style:paragraph-properties fo:text-align="start" style:justify-single-word="false"/>
    </style:style>
    <style:style style:name="P48" style:family="paragraph" style:parent-style-name="Text_20_body" style:list-style-name="BulletedList"/>
    <style:style style:name="P49" style:family="paragraph" style:parent-style-name="Bullet_20_List">
      <style:paragraph-properties>
        <style:tab-stops/>
      </style:paragraph-properties>
    </style:style>
    <style:style style:name="P50" style:family="paragraph" style:parent-style-name="Example" style:master-page-name=""/>
    <style:style style:name="P51" style:family="paragraph" style:parent-style-name="Heading_20_2">
      <style:text-properties fo:language="en" fo:country="US"/>
    </style:style>
    <style:style style:name="T1" style:family="text">
      <style:text-properties fo:language="en" fo:country="US"/>
    </style:style>
    <style:style style:name="T2" style:family="text">
      <style:text-properties fo:font-size="10pt" fo:language="en" fo:country="US"/>
    </style:style>
    <style:style style:name="T3" style:family="text">
      <style:text-properties fo:font-size="10pt" fo:language="en" fo:country="US" fo:font-weight="bold"/>
    </style:style>
    <style:style style:name="T4" style:family="text">
      <style:text-properties fo:font-size="8.5pt" style:font-size-asian="8.5pt" style:font-size-complex="8.5pt"/>
    </style:style>
    <style:style style:name="T5" style:family="text">
      <style:text-properties fo:font-weight="bold"/>
    </style:style>
    <style:style style:name="T6" style:family="text">
      <style:text-properties style:font-name="Courier New3"/>
    </style:style>
    <style:style style:name="T7" style:family="text">
      <style:text-properties style:font-name="Courier New3" fo:language="en" fo:country="US"/>
    </style:style>
    <style:style style:name="T8" style:family="text">
      <style:text-properties style:font-name="Courier New3" fo:font-size="10pt"/>
    </style:style>
    <style:style style:name="T9" style:family="text">
      <style:text-properties fo:font-weight="normal"/>
    </style:style>
    <style:style style:name="T10" style:family="text">
      <style:text-properties fo:font-style="italic"/>
    </style:style>
    <style:style style:name="T11" style:family="text">
      <style:text-properties fo:font-style="normal" fo:font-weight="bold"/>
    </style:style>
    <style:style style:name="T12" style:family="text"/>
    <style:style style:name="Sect1" style:family="section">
      <style:section-properties fo:background-color="transparent" style:editable="false">
        <style:columns fo:column-count="0" fo:column-gap="0cm"/>
        <style:background-image/>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5107" number:language="en" number:country="US">
      <number:day/>
      <number:text> </number:text>
      <number:month number:textual="true"/>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penDocument" text:name="CommitteeName"/>
        <text:user-field-decl office:value-type="string" office:string-value="urn:oasis:names:tc:opendocument:xmlns:" text:name="DefaultNamespace"/>
        <text:user-field-decl office:value-type="string" office:string-value=":1.0" text:name="DefaultNamespaceVersion"/>
        <text:user-field-decl office:value-type="string" office:string-value="A" text:name="AppendixStrictShema"/>
        <text:user-field-decl office:value-type="string" office:string-value="v1.1" text:name="Version"/>
        <text:user-field-decl office:value-type="string" office:string-value="" text:name="revision"/>
        <text:user-field-decl office:value-type="float" office:value="39114" text:name="Date"/>
        <text:user-field-decl office:value-type="string" office:string-value="D" text:name="AppendixCoreSet"/>
        <text:user-field-decl office:value-type="string" office:string-value="C" text:name="AppendixMIME"/>
        <text:user-field-decl office:value-type="string" office:string-value="opendocument" text:name="PIName"/>
      </text:user-field-decls>
      <text:list text:style-name="Outline">
        <text:list-item>
          <text:h text:style-name="Heading_20_1" text:outline-level="1">Introduction</text:h>
        </text:list-item>
      </text:list>
      <text:p text:style-name="Text_20_body"><text:span text:style-name="T1">This document defines an XML schema for </text:span>office applications<text:span text:style-name="T1"> and its semantics</text:span>. The schema is suitable for office documents, including text documents, spreadsheets, charts and graphical documents like drawings or presentations, but is not restricted to these kinds of documents.</text:p>
      <text:p text:style-name="Text_20_body">The schema provides for high-level information suitable for editing documents. It defines suitable XML structures for office documents and is friendly to transformations using XSLT or similar XML-based tools.</text:p>
      <text:p text:style-name="Text_20_body">Chapter <text:reference-ref text:reference-format="chapter" text:ref-name="Introduction"/> contains the introduction to the <text:user-field-get text:name="CommitteeName">OpenDocument</text:user-field-get> format. The structure of documents that conform to the <text:user-field-get text:name="CommitteeName">OpenDocument</text:user-field-get> specification is explained in chapter <text:reference-ref text:reference-format="chapter" text:ref-name="Document Structure"/>. Chapter <text:reference-ref text:reference-format="chapter" text:ref-name="MetaData"/> described the meta information that can be contained in such documents. Chapters <text:reference-ref text:reference-format="chapter" text:ref-name="Text Content"/> and <text:reference-ref text:reference-format="chapter" text:ref-name="Paragarph Content"/> describe their text and paragraph content. Text Fields are described in chapter <text:reference-ref text:reference-format="chapter" text:ref-name="Text Fields"/>, text indices in chapter <text:reference-ref text:reference-format="chapter" text:ref-name="Text Indices"/>.</text:p>
      <text:p text:style-name="Text_20_body">Chapter <text:reference-ref text:reference-format="chapter" text:ref-name="Table Content"/> describes the table content of a document in <text:user-field-get text:name="CommitteeName">OpenDocument</text:user-field-get> format, chapter <text:reference-ref text:reference-format="chapter" text:ref-name="Graphic Content Content"/> its graphical content, chapter <text:reference-ref text:reference-format="chapter" text:ref-name="Chart Content"/> its chart content, and chapter <text:reference-ref text:reference-format="chapter" text:ref-name="Form Content"/> its form content. Content that is common to all documents is described in chapter <text:reference-ref text:reference-format="chapter" text:ref-name="Common Content"/>. The integration of SMIL animation markup into the <text:s/><text:user-field-get text:name="CommitteeName">OpenDocument</text:user-field-get> schema is described in chapter <text:reference-ref text:reference-format="chapter" text:ref-name="SMIL Animations"/>. Chapter <text:reference-ref text:reference-format="chapter" text:ref-name="Styles"/> explains style information content, chapter <text:reference-ref text:reference-format="chapter" text:ref-name="Formatting Properties"/> specifies formatting properties that are can be used within styles. The data types used by the <text:user-field-get text:name="CommitteeName">OpenDocument</text:user-field-get> schema are described in chapter <text:reference-ref text:reference-format="chapter" text:ref-name="Data Types"/>. </text:p>
      <text:p text:style-name="Text_20_body">The <text:user-field-get text:name="CommitteeName">OpenDocument</text:user-field-get> format makes use of a package concept. These packages are described in chapter <text:reference-ref text:reference-format="chapter" text:ref-name="Package"/>.</text:p>
      <text:list text:style-name="Outline" text:continue-numbering="true">
        <text:list-item>
          <text:list text:continue-numbering="true">
            <text:list-item>
              <text:h text:style-name="P51" text:outline-level="2">Notation</text:h>
            </text:list-item>
          </text:list>
        </text:list-item>
      </text:list>
      <text:p text:style-name="Text_20_body"><text:span text:style-name="T1">Within this specification, the key words "</text:span><text:span text:style-name="RFC2119_20_Keyword"><text:span text:style-name="T1">shall</text:span></text:span><text:span text:style-name="T1">", "</text:span><text:span text:style-name="RFC2119_20_Keyword"><text:span text:style-name="T1">shall not</text:span></text:span><text:span text:style-name="T1">", "</text:span><text:span text:style-name="RFC2119_20_Keyword"><text:span text:style-name="T1">should</text:span></text:span><text:span text:style-name="T1">", "</text:span><text:span text:style-name="RFC2119_20_Keyword"><text:span text:style-name="T1">should not</text:span></text:span><text:span text:style-name="T1">" and "</text:span><text:span text:style-name="RFC2119_20_Keyword"><text:span text:style-name="T1">may</text:span></text:span><text:span text:style-name="T1">" are to be interpreted as described in Annex H of </text:span><text:span text:style-name="T1"><text:bibliography-mark text:identifier="ISO/IEC Directives" text:bibliography-type="custom2" text:title="Rules for the structure and drafting of International Standards" text:year="2004" text:custom1="ISO/IEC Directives, Part 2">[ISO/IEC Directives]</text:bibliography-mark></text:span><text:span text:style-name="T1"> if they appear in bold letters.</text:span></text:p>
      <text:list text:style-name="Outline" text:continue-numbering="true">
        <text:list-item>
          <text:list text:continue-numbering="true">
            <text:list-item>
              <text:h text:style-name="P51" text:outline-level="2"><text:reference-mark text:name="Namespaces"/>Namespaces</text:h>
            </text:list-item>
          </text:list>
        </text:list-item>
      </text:list>
      <text:p text:style-name="Text_20_body"><text:sequence-ref text:reference-format="category-and-value" text:ref-name="refTable0">Table 1</text:sequence-ref> lists the <text:span text:style-name="T1">namespaces</text:span> that are defined by the <text:user-field-get text:name="CommitteeName">OpenDocument</text:user-field-get> format and their default prefixes. For more information about XML namespaces, please refer to the <text:span text:style-name="Emphasis">Namespaces in XML</text:span> specification <text:bibliography-mark text:identifier="xml-names" text:bibliography-type="manual" text:author="Tim Bray, Dave Hollander, Andrew Layman" text:edition="REC-xml-names" text:editor="W3C" text:title="Namespaces in XML" text:year="1999" text:url="http://www.w3.org/TR/REC-xml-names/">[xml-names]</text:bibliography-mark>.</text:p>
      <text:p text:style-name="Table">Table <text:sequence text:ref-name="refTable0" text:name="Table" text:formula="ooow:Table+1" style:num-format="1">1</text:sequence>: XML <text:s/>Namespaces defined by the <text:user-field-get text:name="CommitteeName">OpenDocument</text:user-field-get> schema</text:p>
      <table:table table:name="NamespaceTable" table:style-name="NamespaceTable">
        <table:table-column table:style-name="NamespaceTable.A"/>
        <table:table-column table:style-name="NamespaceTable.B"/>
        <table:table-column table:style-name="NamespaceTable.C"/>
        <table:table-header-rows>
          <table:table-row>
            <table:table-cell table:style-name="NamespaceTable.A1" office:value-type="string">
              <text:p text:style-name="Table_20_Heading">Prefix</text:p>
            </table:table-cell>
            <table:table-cell table:style-name="NamespaceTable.A1" office:value-type="string">
              <text:p text:style-name="Table_20_Heading">Description</text:p>
            </table:table-cell>
            <table:table-cell table:style-name="NamespaceTable.C1" office:value-type="string">
              <text:p text:style-name="P1">Namespace</text:p>
            </table:table-cell>
          </table:table-row>
        </table:table-header-rows>
        <table:table-row>
          <table:table-cell table:style-name="NamespaceTable.A2" office:value-type="string">
            <text:p text:style-name="Table_20_Contents">office</text:p>
          </table:table-cell>
          <table:table-cell table:style-name="NamespaceTable.A2" office:value-type="string">
            <text:p text:style-name="Table_20_Contents">For all common pieces of information that are not contained in another, more specific <text:span text:style-name="T1">namespace.</text:span> </text:p>
          </table:table-cell>
          <table:table-cell table:style-name="NamespaceTable.C2" office:value-type="string">
            <text:p text:style-name="Text_20_body"><text:user-field-get text:name="DefaultNamespace">urn:oasis:names:tc:opendocument:xmlns:</text:user-field-get><text:line-break/>office<text:user-field-get text:name="DefaultNamespaceVersion">:1.0</text:user-field-get></text:p>
          </table:table-cell>
        </table:table-row>
        <table:table-row>
          <table:table-cell table:style-name="NamespaceTable.A2" office:value-type="string">
            <text:p text:style-name="Table_20_Contents">meta</text:p>
          </table:table-cell>
          <table:table-cell table:style-name="NamespaceTable.A2" office:value-type="string">
            <text:p text:style-name="Table_20_Contents">For elements and attributes that describe meta information. </text:p>
          </table:table-cell>
          <table:table-cell table:style-name="NamespaceTable.C2" office:value-type="string">
            <text:p text:style-name="Text_20_body"><text:user-field-get text:name="DefaultNamespace">urn:oasis:names:tc:opendocument:xmlns:</text:user-field-get><text:line-break/>meta<text:user-field-get text:name="DefaultNamespaceVersion">:1.0</text:user-field-get></text:p>
          </table:table-cell>
        </table:table-row>
        <table:table-row>
          <table:table-cell table:style-name="NamespaceTable.A2" office:value-type="string">
            <text:p text:style-name="Table_20_Contents">config</text:p>
          </table:table-cell>
          <table:table-cell table:style-name="NamespaceTable.A2" office:value-type="string">
            <text:p text:style-name="Table_20_Contents">For elements and attributes that describe application specific settings. </text:p>
          </table:table-cell>
          <table:table-cell table:style-name="NamespaceTable.C2" office:value-type="string">
            <text:p text:style-name="Text_20_body"><text:user-field-get text:name="DefaultNamespace">urn:oasis:names:tc:opendocument:xmlns:</text:user-field-get><text:line-break/>config<text:user-field-get text:name="DefaultNamespaceVersion">:1.0</text:user-field-get></text:p>
          </table:table-cell>
        </table:table-row>
        <table:table-row>
          <table:table-cell table:style-name="NamespaceTable.A2" office:value-type="string">
            <text:p text:style-name="Table_20_Contents">text</text:p>
          </table:table-cell>
          <table:table-cell table:style-name="NamespaceTable.A2" office:value-type="string">
            <text:p text:style-name="Table_20_Contents">For elements and attributes that may occur within text documents and text parts of other document types, such as the contents of a spreadsheet cell. </text:p>
          </table:table-cell>
          <table:table-cell table:style-name="NamespaceTable.C2" office:value-type="string">
            <text:p text:style-name="Text_20_body"><text:user-field-get text:name="DefaultNamespace">urn:oasis:names:tc:opendocument:xmlns:</text:user-field-get><text:line-break/>text<text:user-field-get text:name="DefaultNamespaceVersion">:1.0</text:user-field-get></text:p>
          </table:table-cell>
        </table:table-row>
        <table:table-row>
          <table:table-cell table:style-name="NamespaceTable.A2" office:value-type="string">
            <text:p text:style-name="Table_20_Contents">table</text:p>
          </table:table-cell>
          <table:table-cell table:style-name="NamespaceTable.A2" office:value-type="string">
            <text:p text:style-name="Table_20_Contents">For elements and attributes that may occur within spreadsheets or within table definitions of a text document. </text:p>
          </table:table-cell>
          <table:table-cell table:style-name="NamespaceTable.C2" office:value-type="string">
            <text:p text:style-name="Text_20_body"><text:user-field-get text:name="DefaultNamespace">urn:oasis:names:tc:opendocument:xmlns:</text:user-field-get><text:line-break/>table<text:user-field-get text:name="DefaultNamespaceVersion">:1.0</text:user-field-get></text:p>
          </table:table-cell>
        </table:table-row>
        <table:table-row>
          <table:table-cell table:style-name="NamespaceTable.A2" office:value-type="string">
            <text:p text:style-name="Table_20_Contents">drawing</text:p>
          </table:table-cell>
          <table:table-cell table:style-name="NamespaceTable.A2" office:value-type="string">
            <text:p text:style-name="Table_20_Contents">For elements and attributes that describe graphic content.</text:p>
          </table:table-cell>
          <table:table-cell table:style-name="NamespaceTable.C2" office:value-type="string">
            <text:p text:style-name="Text_20_body"><text:user-field-get text:name="DefaultNamespace">urn:oasis:names:tc:opendocument:xmlns:</text:user-field-get><text:line-break/>drawing<text:user-field-get text:name="DefaultNamespaceVersion">:1.0</text:user-field-get></text:p>
          </table:table-cell>
        </table:table-row>
        <table:table-row>
          <table:table-cell table:style-name="NamespaceTable.A2" office:value-type="string">
            <text:p text:style-name="Table_20_Contents">presentation</text:p>
          </table:table-cell>
          <table:table-cell table:style-name="NamespaceTable.A2" office:value-type="string">
            <text:p text:style-name="Table_20_Contents">For elements and attributes that describe presentation content.</text:p>
          </table:table-cell>
          <table:table-cell table:style-name="NamespaceTable.C2" office:value-type="string">
            <text:p text:style-name="Text_20_body"><text:user-field-get text:name="DefaultNamespace">urn:oasis:names:tc:opendocument:xmlns:</text:user-field-get><text:line-break/>presentation<text:user-field-get text:name="DefaultNamespaceVersion">:1.0</text:user-field-get></text:p>
          </table:table-cell>
        </table:table-row>
        <table:table-row>
          <table:table-cell table:style-name="NamespaceTable.A2" office:value-type="string">
            <text:p text:style-name="Table_20_Contents">dr3d</text:p>
          </table:table-cell>
          <table:table-cell table:style-name="NamespaceTable.A2" office:value-type="string">
            <text:p text:style-name="Table_20_Contents">For elements and attributes that describe 3D graphic content.</text:p>
          </table:table-cell>
          <table:table-cell table:style-name="NamespaceTable.C2" office:value-type="string">
            <text:p text:style-name="Text_20_body"><text:user-field-get text:name="DefaultNamespace">urn:oasis:names:tc:opendocument:xmlns:</text:user-field-get><text:line-break/>dr3d<text:user-field-get text:name="DefaultNamespaceVersion">:1.0</text:user-field-get></text:p>
          </table:table-cell>
        </table:table-row>
        <table:table-row>
          <table:table-cell table:style-name="NamespaceTable.A2" office:value-type="string">
            <text:p text:style-name="Text_20_body">anim</text:p>
          </table:table-cell>
          <table:table-cell table:style-name="NamespaceTable.A2" office:value-type="string">
            <text:p text:style-name="Text_20_body">For elements and attributes that describe animation content.</text:p>
          </table:table-cell>
          <table:table-cell table:style-name="NamespaceTable.C2" office:value-type="string">
            <text:p text:style-name="Text_20_body"><text:user-field-get text:name="DefaultNamespace">urn:oasis:names:tc:opendocument:xmlns:</text:user-field-get><text:line-break/>animation<text:user-field-get text:name="DefaultNamespaceVersion">:1.0</text:user-field-get></text:p>
          </table:table-cell>
        </table:table-row>
        <table:table-row>
          <table:table-cell table:style-name="NamespaceTable.A2" office:value-type="string">
            <text:p text:style-name="Table_20_Contents">chart</text:p>
          </table:table-cell>
          <table:table-cell table:style-name="NamespaceTable.A2" office:value-type="string">
            <text:p text:style-name="Table_20_Contents">For elements and attributes that describe chart content.</text:p>
          </table:table-cell>
          <table:table-cell table:style-name="NamespaceTable.C2" office:value-type="string">
            <text:p text:style-name="Text_20_body"><text:user-field-get text:name="DefaultNamespace">urn:oasis:names:tc:opendocument:xmlns:</text:user-field-get><text:line-break/>chart<text:user-field-get text:name="DefaultNamespaceVersion">:1.0</text:user-field-get></text:p>
          </table:table-cell>
        </table:table-row>
        <table:table-row>
          <table:table-cell table:style-name="NamespaceTable.A2" office:value-type="string">
            <text:p text:style-name="Table_20_Contents">form</text:p>
          </table:table-cell>
          <table:table-cell table:style-name="NamespaceTable.A2" office:value-type="string">
            <text:p text:style-name="Table_20_Contents">For elements and attributes that describe forms and controls. </text:p>
          </table:table-cell>
          <table:table-cell table:style-name="NamespaceTable.C2" office:value-type="string">
            <text:p text:style-name="Text_20_body"><text:user-field-get text:name="DefaultNamespace">urn:oasis:names:tc:opendocument:xmlns:</text:user-field-get><text:line-break/>form<text:user-field-get text:name="DefaultNamespaceVersion">:1.0</text:user-field-get></text:p>
          </table:table-cell>
        </table:table-row>
        <table:table-row>
          <table:table-cell table:style-name="NamespaceTable.A2" office:value-type="string">
            <text:p text:style-name="Table_20_Contents">script</text:p>
          </table:table-cell>
          <table:table-cell table:style-name="NamespaceTable.A2" office:value-type="string">
            <text:p text:style-name="Table_20_Contents">For elements and attributes that represent scripts or events. </text:p>
          </table:table-cell>
          <table:table-cell table:style-name="NamespaceTable.C2" office:value-type="string">
            <text:p text:style-name="Text_20_body"><text:user-field-get text:name="DefaultNamespace">urn:oasis:names:tc:opendocument:xmlns:</text:user-field-get><text:line-break/>script<text:user-field-get text:name="DefaultNamespaceVersion">:1.0</text:user-field-get></text:p>
          </table:table-cell>
        </table:table-row>
        <table:table-row>
          <table:table-cell table:style-name="NamespaceTable.A2" office:value-type="string">
            <text:p text:style-name="Table_20_Contents">style</text:p>
          </table:table-cell>
          <table:table-cell table:style-name="NamespaceTable.A2" office:value-type="string">
            <text:p text:style-name="Table_20_Contents">For elements and attributes that describe the style and inheritance model used by the <text:span text:style-name="T2"><text:user-field-get text:name="CommitteeName">OpenDocument</text:user-field-get></text:span><text:span text:style-name="T2"> format</text:span> as well as some common formatting attributes. </text:p>
          </table:table-cell>
          <table:table-cell table:style-name="NamespaceTable.C2" office:value-type="string">
            <text:p text:style-name="Text_20_body"><text:user-field-get text:name="DefaultNamespace">urn:oasis:names:tc:opendocument:xmlns:</text:user-field-get><text:line-break/>style<text:user-field-get text:name="DefaultNamespaceVersion">:1.0</text:user-field-get></text:p>
          </table:table-cell>
        </table:table-row>
        <table:table-row>
          <table:table-cell table:style-name="NamespaceTable.A2" office:value-type="string">
            <text:p text:style-name="Table_20_Contents">number</text:p>
          </table:table-cell>
          <table:table-cell table:style-name="NamespaceTable.A2" office:value-type="string">
            <text:p text:style-name="Table_20_Contents">For elements and attributes that describe data style information.</text:p>
          </table:table-cell>
          <table:table-cell table:style-name="NamespaceTable.C2" office:value-type="string">
            <text:p text:style-name="Text_20_body"><text:user-field-get text:name="DefaultNamespace">urn:oasis:names:tc:opendocument:xmlns:</text:user-field-get><text:line-break/><text:span text:style-name="T1">data style</text:span><text:span text:style-name="T1"><text:user-field-get text:name="DefaultNamespaceVersion">:1.0</text:user-field-get></text:span></text:p>
          </table:table-cell>
        </table:table-row>
        <table:table-row>
          <table:table-cell table:style-name="NamespaceTable.A2" office:value-type="string">
            <text:p text:style-name="Table_20_Contents">manifest</text:p>
          </table:table-cell>
          <table:table-cell table:style-name="NamespaceTable.A2" office:value-type="string">
            <text:p text:style-name="Table_20_Contents">For elements and attribute contained in the package manifest.</text:p>
          </table:table-cell>
          <table:table-cell table:style-name="NamespaceTable.C2" office:value-type="string">
            <text:p text:style-name="Text_20_body"><text:user-field-get text:name="DefaultNamespace">urn:oasis:names:tc:opendocument:xmlns:</text:user-field-get><text:line-break/>manifest<text:span text:style-name="T1"><text:user-field-get text:name="DefaultNamespaceVersion">:1.0</text:user-field-get></text:span></text:p>
          </table:table-cell>
        </table:table-row>
      </table:table>
      <text:p text:style-name="Text_20_body"><text:sequence-ref text:reference-format="category-and-value" text:ref-name="refTable1">Table 2</text:sequence-ref> lists the <text:span text:style-name="T1">namespaces</text:span> that are defined by the <text:user-field-get text:name="CommitteeName">OpenDocument</text:user-field-get> format, but contain elements and attributes whose semantics are compatible to elements and attributes from other specifications.</text:p>
      <text:p text:style-name="Table">Table <text:sequence text:ref-name="refTable1" text:name="Table" text:formula="ooow:Table+1" style:num-format="1">2</text:sequence>: XML Namespaces defined by the <text:s/><text:user-field-get text:name="CommitteeName">OpenDocument</text:user-field-get> schema that include elements and attributes that are compatible to elements and attributes of other standard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efix</text:p>
            </table:table-cell>
            <table:table-cell table:style-name="Table1.A1" office:value-type="string">
              <text:p text:style-name="Table_20_Heading">Description</text:p>
            </table:table-cell>
            <table:table-cell table:style-name="Table1.C1" office:value-type="string">
              <text:p text:style-name="P1">Namespace</text:p>
            </table:table-cell>
          </table:table-row>
        </table:table-header-rows>
        <table:table-row>
          <table:table-cell table:style-name="Table1.A2" office:value-type="string">
            <text:p text:style-name="Table_20_Contents">fo</text:p>
          </table:table-cell>
          <table:table-cell table:style-name="Table1.A2" office:value-type="string">
            <text:p text:style-name="Table_20_Contents">For attributes that are compatible to attributes defined in <text:bibliography-mark text:identifier="XSL" text:bibliography-type="manual" text:author="W3C" text:editor="W3C" text:title="Extensible Stylesheet Language (XSL)" text:year="2001" text:url="http://www.w3.org/TR/2001/REC-xsl-20011015/">[XSL]</text:bibliography-mark>.</text:p>
          </table:table-cell>
          <table:table-cell table:style-name="Table1.C2" office:value-type="string">
            <text:p text:style-name="Text_20_body"><text:user-field-get text:name="DefaultNamespace">urn:oasis:names:tc:opendocument:xmlns:</text:user-field-get><text:line-break/>xsl-fo-compatible<text:user-field-get text:name="DefaultNamespaceVersion">:1.0</text:user-field-get></text:p>
          </table:table-cell>
        </table:table-row>
        <table:table-row>
          <table:table-cell table:style-name="Table1.A2" office:value-type="string">
            <text:p text:style-name="P2">svg</text:p>
          </table:table-cell>
          <table:table-cell table:style-name="Table1.A2" office:value-type="string">
            <text:p text:style-name="Table_20_Contents">For elements and attributes that are compatible to elements or attributes defined in <text:bibliography-mark text:identifier="SVG" text:bibliography-type="manual" text:author="Jon Ferraiolo, 藤沢 淳 (FUJISAWA Jun), Dean Jackson" text:editor="W3C" text:title="Scalable Vector Graphics (SVG) 1.1" text:year="2003" text:url="http://www.w3.org/TR/2003/REC-SVG11-20030114/">[SVG]</text:bibliography-mark>.</text:p>
          </table:table-cell>
          <table:table-cell table:style-name="Table1.C2" office:value-type="string">
            <text:p text:style-name="Text_20_body"><text:user-field-get text:name="DefaultNamespace">urn:oasis:names:tc:opendocument:xmlns:</text:user-field-get><text:line-break/>svg-compatible<text:user-field-get text:name="DefaultNamespaceVersion">:1.0</text:user-field-get></text:p>
          </table:table-cell>
        </table:table-row>
        <table:table-row>
          <table:table-cell table:style-name="Table1.A2" office:value-type="string">
            <text:p text:style-name="Text_20_body">smil</text:p>
          </table:table-cell>
          <table:table-cell table:style-name="Table1.A2" office:value-type="string">
            <text:p text:style-name="Text_20_body">For attributes that are compatible to attributes defined in <text:bibliography-mark text:identifier="SMIL20" text:bibliography-type="manual" text:author="W3C" text:editor="W3C" text:title="Synchronized Multimedia Integration Language 2.0 (SMIL 2.0)" text:year="2001" text:url="http://www.w3.org/TR/smil20/">[SMIL20]</text:bibliography-mark>.</text:p>
          </table:table-cell>
          <table:table-cell table:style-name="Table1.C2" office:value-type="string">
            <text:p text:style-name="Text_20_body"><text:user-field-get text:name="DefaultNamespace">urn:oasis:names:tc:opendocument:xmlns:</text:user-field-get><text:line-break/>smil-compatible<text:user-field-get text:name="DefaultNamespaceVersion">:1.0</text:user-field-get></text:p>
          </table:table-cell>
        </table:table-row>
      </table:table>
      <text:p text:style-name="Text_20_body"><text:sequence-ref text:reference-format="category-and-value" text:ref-name="refTable2">Table 3</text:sequence-ref> lists the <text:span text:style-name="T1">namespaces</text:span> that are imported into the <text:user-field-get text:name="CommitteeName">OpenDocument</text:user-field-get> format and their default prefixes.</text:p>
      <text:p text:style-name="Table">Table <text:sequence text:ref-name="refTable2" text:name="Table" text:formula="ooow:Table+1" style:num-format="1">3</text:sequence>: XML Namespaces used by the <text:s/><text:user-field-get text:name="CommitteeName">OpenDocument</text:user-field-get> schema</text:p>
      <table:table table:name="Tabelle6" table:style-name="Tabelle6">
        <table:table-column table:style-name="Tabelle6.A"/>
        <table:table-column table:style-name="Tabelle6.B"/>
        <table:table-column table:style-name="Tabelle6.C"/>
        <table:table-header-rows>
          <table:table-row>
            <table:table-cell table:style-name="Tabelle6.A1" office:value-type="string">
              <text:p text:style-name="Table_20_Heading">Prefix</text:p>
            </table:table-cell>
            <table:table-cell table:style-name="Tabelle6.A1" office:value-type="string">
              <text:p text:style-name="Table_20_Heading">Description</text:p>
            </table:table-cell>
            <table:table-cell table:style-name="Tabelle6.C1" office:value-type="string">
              <text:p text:style-name="P1">Namespace</text:p>
            </table:table-cell>
          </table:table-row>
        </table:table-header-rows>
        <table:table-row>
          <table:table-cell table:style-name="Tabelle6.A2" office:value-type="string">
            <text:p text:style-name="Table_20_Contents">dc</text:p>
          </table:table-cell>
          <table:table-cell table:style-name="Tabelle6.A2" office:value-type="string">
            <text:p text:style-name="Table_20_Contents">The Dublin Core Namespace (see <text:bibliography-mark text:identifier="DCMI" text:bibliography-type="manual" text:author="-" text:editor="Dublin Core Metadata Initiative" text:title="Dublin Core Metadata Element Set, Version 1.1: Reference Description" text:year="2003" text:url="http://www.dublincore.org/documents/dces/">[DCMI]</text:bibliography-mark>).</text:p>
          </table:table-cell>
          <table:table-cell table:style-name="Tabelle6.C2" office:value-type="string">
            <text:p text:style-name="Table_20_Contents">http://purl.org/dc/elements/1.1/</text:p>
          </table:table-cell>
        </table:table-row>
        <table:table-row>
          <table:table-cell table:style-name="Tabelle6.A2" office:value-type="string">
            <text:p text:style-name="P2">xlink</text:p>
          </table:table-cell>
          <table:table-cell table:style-name="Tabelle6.A2" office:value-type="string">
            <text:p text:style-name="Table_20_Contents">The <text:span text:style-name="T1">XLink</text:span> namespace (see <text:bibliography-mark text:identifier="XLink" text:bibliography-type="manual" text:author="Steve DeRose, Eve Maler, David Orchard" text:edition="XLink" text:editor="W3C" text:title="XML Linking Language" text:year="2001" text:url="http://www.w3c.org/TR/xlink/">[XLink]</text:bibliography-mark>).</text:p>
          </table:table-cell>
          <table:table-cell table:style-name="Tabelle6.C2" office:value-type="string">
            <text:p text:style-name="Table_20_Contents">http://www.w3.org/1999/xlink</text:p>
          </table:table-cell>
        </table:table-row>
        <table:table-row>
          <table:table-cell table:style-name="Tabelle6.A2" office:value-type="string">
            <text:p text:style-name="Table_20_Contents">math</text:p>
          </table:table-cell>
          <table:table-cell table:style-name="Tabelle6.A2" office:value-type="string">
            <text:p text:style-name="Table_20_Contents">MathML Namespace (see <text:bibliography-mark text:identifier="MathML" text:bibliography-type="manual" text:author="David Carlisle, Patrick Ion, Robert Miner, Nico Poppelier" text:editor="W3C" text:title="Mathematical Markup Language (MathML) Version 2.0 (Second Edition)" text:year="2003" text:url="http://www.w3.org/TR/2003/REC-MathML2-20031021/">[MathML]</text:bibliography-mark>)</text:p>
          </table:table-cell>
          <table:table-cell table:style-name="Tabelle6.C2" office:value-type="string">
            <text:p text:style-name="Table_20_Contents">http://www.w3.org/1998/Math/MathML</text:p>
          </table:table-cell>
        </table:table-row>
        <table:table-row>
          <table:table-cell table:style-name="Tabelle6.A2" office:value-type="string">
            <text:p text:style-name="Text_20_body">xforms</text:p>
          </table:table-cell>
          <table:table-cell table:style-name="Tabelle6.A2" office:value-type="string">
            <text:p text:style-name="Text_20_body">The XForms namespace (see <text:bibliography-mark text:identifier="XForms" text:bibliography-type="manual" text:author="W3C" text:editor="W3C" text:title="XForms" text:year="2004" text:url="http://www.w3.org/TR/xforms/">[XForms]</text:bibliography-mark>).</text:p>
          </table:table-cell>
          <table:table-cell table:style-name="Tabelle6.C2" office:value-type="string">
            <text:p text:style-name="Text_20_body">http://www.w3.org/2002/xforms</text:p>
          </table:table-cell>
        </table:table-row>
      </table:table>
      <text:list text:style-name="Outline" text:continue-numbering="true">
        <text:list-item>
          <text:list text:continue-numbering="true">
            <text:list-item>
              <text:h text:style-name="Heading_20_2" text:outline-level="2">Relax-NG Schema</text:h>
            </text:list-item>
          </text:list>
        </text:list-item>
      </text:list>
      <text:p text:style-name="Text_20_body">The normative XML Schema for the <text:user-field-get text:name="CommitteeName">OpenDocument</text:user-field-get> format is embedded within this specification. It can be obtained from the specification document by concatenating all schema fragments contained in chapters <text:reference-ref text:reference-format="chapter" text:ref-name="Introduction"/> to <text:reference-ref text:reference-format="chapter" text:ref-name="Last Schema Chapter"/>. All schema fragments have a gray background color and line numbers.</text:p>
      <text:p text:style-name="Text_20_body">The schema language used within this specification is Relax-NG (see <text:bibliography-mark text:identifier="RNG" text:bibliography-type="custom2" text:editor="ISO/IEC" text:title="Document Schema Definition Language (DSDL) -- Part 2: Regular-grammar-based validation -- RELAX NG" text:year="2003" text:url="http://oasis-open.org/committees/relax-ng/spec-20011203.html" text:custom1="ISO/IEC 19757-2">[RNG]</text:bibliography-mark>). The attribute default value feature specified in <text:bibliography-mark text:identifier="RNG-Compat" text:bibliography-type="manual" text:author="James Clark, MURATA Makoto" text:editor="OASIS" text:title="RELAX NG DTD Compatibility" text:year="2001" text:url="http://www.oasis-open.org/committees/relax-ng/compatibility-20011203.html">[RNG-Compat]</text:bibliography-mark> is used to provide attribute default values.</text:p>
      <text:p text:style-name="Text_20_body">The schema provided in this specification permits arbitrary content within meta information elements and formatting properties elements as described in section <text:reference-ref text:reference-format="chapter" text:ref-name="Document Processing"/>. Appendix <text:user-field-get text:name="AppendixStrictShema">A</text:user-field-get> contains a schema that restricts the content within these elements to the attributes and elements defined in this specification.</text:p>
      <text:p text:style-name="Text_20_body"><text:span text:style-name="Emphasis">Prefix for the normative Relax-NG schema:</text:span></text:p>
      <text:p text:style-name="RelaxNG">&lt;?xml version="1.0" encoding="UTF-8"?&gt;</text:p>
      <text:p text:style-name="RelaxNG">&lt;!--</text:p>
      <text:p text:style-name="RelaxNG"><text:tab/>OASIS <text:user-field-get text:name="CommitteeName">OpenDocument</text:user-field-get> <text:user-field-get text:name="Version">v1.1</text:user-field-get></text:p>
      <text:p text:style-name="RelaxNG"><text:tab/><text:conditional-text text:condition="ooow:EditorialStatus == &quot;0&quot;" text:string-value-if-true="Proposal" text:string-value-if-false="" text:current-value="true"/><text:conditional-text text:condition="ooow:EditorialStatus == &quot;1&quot;" text:string-value-if-true="Draft" text:string-value-if-false="" text:current-value="true"/><text:conditional-text text:condition="ooow:EditorialStatus == &quot;2&quot;" text:string-value-if-true="Committee Draft" text:string-value-if-false="" text:current-value="true"/><text:conditional-text text:condition="ooow:EditorialStatus == &quot;3&quot;" text:string-value-if-true="Committee Specification" text:string-value-if-false="" text:current-value="true"/><text:conditional-text text:condition="ooow:EditorialStatus == &quot;4&quot;" text:string-value-if-true="OASIS Standard" text:string-value-if-false="">OASIS Standard</text:conditional-text><text:user-field-get text:name="revision"/>, <text:user-field-get style:data-style-name="N5107" text:name="Date">1 Feb 2007</text:user-field-get></text:p>
      <text:p text:style-name="RelaxNG"><text:tab/>Relax-NG Schema</text:p>
      <text:p text:style-name="RelaxNG"/>
      <text:p text:style-name="RelaxNG"><text:tab/><text:user-defined text:name="Info 1"/></text:p>
      <text:p text:style-name="RelaxNG"/>
      <text:p text:style-name="RelaxNG"><text:tab/>© 2002-2007 OASIS Open</text:p>
      <text:p text:style-name="RelaxNG"><text:tab/>© 1999-2007 Sun Microsystems, Inc.</text:p>
      <text:p text:style-name="RelaxNG">--&gt;</text:p>
      <text:p text:style-name="RelaxNG"/>
      <text:p text:style-name="RelaxNG">&lt;grammar</text:p>
      <text:p text:style-name="RelaxNG"><text:tab/>xmlns="http://relaxng.org/ns/structure/1.0"</text:p>
      <text:p text:style-name="RelaxNG"><text:tab/>xmlns:a="http://relaxng.org/ns/compatibility/annotations/1.0"</text:p>
      <text:p text:style-name="RelaxNG"/>
      <text:p text:style-name="RelaxNG"><text:tab/>datatypeLibrary="http://www.w3.org/2001/XMLSchema-datatypes"</text:p>
      <text:p text:style-name="RelaxNG"/>
      <text:p text:style-name="RelaxNG"><text:tab/>xmlns:office="<text:user-field-get text:name="DefaultNamespace">urn:oasis:names:tc:opendocument:xmlns:</text:user-field-get>office<text:user-field-get text:name="DefaultNamespaceVersion">:1.0</text:user-field-get>"</text:p>
      <text:p text:style-name="RelaxNG"><text:tab/>xmlns:meta="<text:user-field-get text:name="DefaultNamespace">urn:oasis:names:tc:opendocument:xmlns:</text:user-field-get>meta<text:user-field-get text:name="DefaultNamespaceVersion">:1.0</text:user-field-get>"</text:p>
      <text:p text:style-name="RelaxNG"><text:tab/>xmlns:config="<text:user-field-get text:name="DefaultNamespace">urn:oasis:names:tc:opendocument:xmlns:</text:user-field-get>config<text:user-field-get text:name="DefaultNamespaceVersion">:1.0</text:user-field-get>"</text:p>
      <text:p text:style-name="RelaxNG"><text:tab/>xmlns:text="<text:user-field-get text:name="DefaultNamespace">urn:oasis:names:tc:opendocument:xmlns:</text:user-field-get>text<text:user-field-get text:name="DefaultNamespaceVersion">:1.0</text:user-field-get>"</text:p>
      <text:p text:style-name="RelaxNG"><text:tab/>xmlns:table="<text:user-field-get text:name="DefaultNamespace">urn:oasis:names:tc:opendocument:xmlns:</text:user-field-get>table<text:user-field-get text:name="DefaultNamespaceVersion">:1.0</text:user-field-get>"</text:p>
      <text:p text:style-name="RelaxNG"><text:tab/>xmlns:draw="<text:user-field-get text:name="DefaultNamespace">urn:oasis:names:tc:opendocument:xmlns:</text:user-field-get>drawing<text:user-field-get text:name="DefaultNamespaceVersion">:1.0</text:user-field-get>"</text:p>
      <text:p text:style-name="RelaxNG"><text:tab/>xmlns:presentation="<text:user-field-get text:name="DefaultNamespace">urn:oasis:names:tc:opendocument:xmlns:</text:user-field-get><text:span text:style-name="T4">presentation</text:span><text:user-field-get text:name="DefaultNamespaceVersion">:1.0</text:user-field-get>"</text:p>
      <text:p text:style-name="RelaxNG"><text:tab/>xmlns:dr3d="<text:user-field-get text:name="DefaultNamespace">urn:oasis:names:tc:opendocument:xmlns:</text:user-field-get>dr3d<text:user-field-get text:name="DefaultNamespaceVersion">:1.0</text:user-field-get>"</text:p>
      <text:p text:style-name="RelaxNG"><text:tab/>xmlns:chart="<text:user-field-get text:name="DefaultNamespace">urn:oasis:names:tc:opendocument:xmlns:</text:user-field-get>chart<text:user-field-get text:name="DefaultNamespaceVersion">:1.0</text:user-field-get>"</text:p>
      <text:p text:style-name="RelaxNG"><text:tab/>xmlns:form="<text:user-field-get text:name="DefaultNamespace">urn:oasis:names:tc:opendocument:xmlns:</text:user-field-get>form<text:user-field-get text:name="DefaultNamespaceVersion">:1.0</text:user-field-get>"</text:p>
      <text:p text:style-name="RelaxNG"><text:tab/>xmlns:script="<text:user-field-get text:name="DefaultNamespace">urn:oasis:names:tc:opendocument:xmlns:</text:user-field-get>script<text:user-field-get text:name="DefaultNamespaceVersion">:1.0</text:user-field-get>"</text:p>
      <text:p text:style-name="RelaxNG"><text:tab/>xmlns:style="<text:user-field-get text:name="DefaultNamespace">urn:oasis:names:tc:opendocument:xmlns:</text:user-field-get>style<text:user-field-get text:name="DefaultNamespaceVersion">:1.0</text:user-field-get>"</text:p>
      <text:p text:style-name="RelaxNG"><text:tab/>xmlns:number="<text:user-field-get text:name="DefaultNamespace">urn:oasis:names:tc:opendocument:xmlns:</text:user-field-get>datastyle<text:user-field-get text:name="DefaultNamespaceVersion">:1.0</text:user-field-get>"</text:p>
      <text:p text:style-name="RelaxNG"><text:tab/>xmlns:anim="<text:user-field-get text:name="DefaultNamespace">urn:oasis:names:tc:opendocument:xmlns:</text:user-field-get>animation<text:user-field-get text:name="DefaultNamespaceVersion">:1.0</text:user-field-get>"</text:p>
      <text:p text:style-name="RelaxNG"/>
      <text:p text:style-name="RelaxNG"><text:tab/>xmlns:dc="http://purl.org/dc/elements/1.1/"</text:p>
      <text:p text:style-name="RelaxNG"><text:tab/>xmlns:xlink="http://www.w3.org/1999/xlink"</text:p>
      <text:p text:style-name="RelaxNG"><text:tab/>xmlns:math="http://www.w3.org/1998/Math/MathML"</text:p>
      <text:p text:style-name="RelaxNG"><text:tab/>xmlns:xforms="http://www.w3.org/2002/xforms"</text:p>
      <text:p text:style-name="RelaxNG"/>
      <text:p text:style-name="RelaxNG"><text:tab/>xmlns:fo="<text:user-field-get text:name="DefaultNamespace">urn:oasis:names:tc:opendocument:xmlns:</text:user-field-get>xsl-fo-compatible<text:user-field-get text:name="DefaultNamespaceVersion">:1.0</text:user-field-get>"</text:p>
      <text:p text:style-name="RelaxNG"><text:tab/>xmlns:svg="<text:user-field-get text:name="DefaultNamespace">urn:oasis:names:tc:opendocument:xmlns:</text:user-field-get>svg-compatible<text:user-field-get text:name="DefaultNamespaceVersion">:1.0</text:user-field-get>"</text:p>
      <text:p text:style-name="RelaxNG"><text:tab/>xmlns:smil="<text:user-field-get text:name="DefaultNamespace">urn:oasis:names:tc:opendocument:xmlns:</text:user-field-get>smil-compatible<text:user-field-get text:name="DefaultNamespaceVersion">:1.0</text:user-field-get>"</text:p>
      <text:p text:style-name="RelaxNG">&gt;</text:p>
      <text:list text:style-name="Outline" text:continue-numbering="true">
        <text:list-item>
          <text:list text:continue-numbering="true">
            <text:list-item>
              <text:h text:style-name="Heading_20_2" text:outline-level="2"><text:reference-mark text:name="Document Processing"/>Document Processing and Conformance</text:h>
            </text:list-item>
          </text:list>
        </text:list-item>
      </text:list>
      <text:p text:style-name="Text_20_body">Documents that conform to the <text:user-field-get text:name="CommitteeName">OpenDocument</text:user-field-get> specification <text:span text:style-name="RFC2119_20_Keyword">may</text:span> contain elements and attributes not specified within the <text:user-field-get text:name="CommitteeName">OpenDocument</text:user-field-get> schema. Such elements and attributes must not be part of a namespace that is defined within this specification and are called foreign elements and attributes.</text:p>
      <text:p text:style-name="Text_20_body">Conforming applications either <text:span text:style-name="RFC2119_20_Keyword">shall</text:span> read documents that are valid against the <text:user-field-get text:name="CommitteeName">OpenDocument</text:user-field-get> schema if all foreign elements and attributes are removed before validation takes place, or <text:span text:style-name="RFC2119_20_Keyword">shall</text:span> write documents that are valid against the <text:user-field-get text:name="CommitteeName">OpenDocument</text:user-field-get> schema if all foreign elements and attributes are removed before validation takes place.</text:p>
      <text:p text:style-name="Text_20_body">Conforming applications that read and write documents <text:span text:style-name="RFC2119_20_Keyword">may</text:span> preserve foreign elements and attributes.</text:p>
      <text:p text:style-name="Text_20_body">In addition to this, conforming applications should preserve meta information and the content of styles. This means:</text:p>
      <text:list text:style-name="BulletedList">
        <text:list-item>
          <text:p text:style-name="P13">The various <text:span text:style-name="Attribute">&lt;style:*-properties&gt;</text:span> elements (see section <text:reference-ref text:reference-format="chapter" text:ref-name="Formatting Property Sets"/>) <text:span text:style-name="RFC2119_20_Keyword">may</text:span> have arbitrary attributes attached and <text:span text:style-name="RFC2119_20_Keyword">may</text:span> have arbitrary element content. All attributes attached to these elements and elements contained within these elements <text:span text:style-name="RFC2119_20_Keyword">should</text:span> be preserved (see section <text:reference-ref text:reference-format="chapter" text:ref-name="Processing Rules for Formatting Properties"/>);</text:p>
        </text:list-item>
        <text:list-item>
          <text:p text:style-name="P13">elements contained within the <text:span text:style-name="Element">&lt;office:meta&gt;</text:span> element <text:span text:style-name="RFC2119_20_Keyword">may</text:span> have arbitrary element content and <text:span text:style-name="RFC2119_20_Keyword">should</text:span> be preserved (see section <text:reference-ref text:reference-format="chapter" text:ref-name="custom meta data"/>).</text:p>
        </text:list-item>
      </text:list>
      <text:p text:style-name="Text_20_body">Foreign elements <text:span text:style-name="RFC2119_20_Keyword">may</text:span> have an <text:span text:style-name="Attribute">office:process-content</text:span> attribute attached that has the value <text:span text:style-name="Attribute">true</text:span> or <text:span text:style-name="Attribute">false</text:span>. If the attribute's value is <text:span text:style-name="Attribute">true</text:span>, or if the attribute does not exist, the element's content <text:span text:style-name="RFC2119_20_Keyword">should</text:span> be processed by conforming applications. Otherwise conforming applications <text:span text:style-name="RFC2119_20_Keyword">should not</text:span> process the element's content, but <text:span text:style-name="RFC2119_20_Keyword">may</text:span> only preserve its content. If the element's content should be processed, the document itself <text:span text:style-name="RFC2119_20_Keyword">shall</text:span> be valid against the <text:user-field-get text:name="CommitteeName">OpenDocument</text:user-field-get> schema if the unknown element is replaced with its content only.</text:p>
      <text:p text:style-name="Text_20_body">Conforming applications <text:span text:style-name="RFC2119_20_Keyword">shall</text:span> read documents containing processing instructions and <text:span text:style-name="RFC2119_20_Keyword">should</text:span> preserve them.</text:p>
      <text:p text:style-name="Text_20_body">There are no rules regarding the elements and attributes that actually have to be supported by conforming applications, except that applications should not use foreign elements and attributes for features defined in the <text:user-field-get text:name="CommitteeName">OpenDocument</text:user-field-get> schema. See also appendix <text:user-field-get text:name="AppendixCoreSet">D</text:user-field-get>.</text:p>
      <text:p text:style-name="RelaxNG">&lt;define name="office-process-content"&gt;</text:p>
      <text:p text:style-name="RelaxNG"><text:tab/>&lt;optional&gt;</text:p>
      <text:p text:style-name="RelaxNG"><text:tab/><text:tab/>&lt;attribute name="office:process-content" a:defaultValue="tru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h text:style-name="Heading_20_2" text:outline-level="2"><text:reference-mark-start text:name="White Space Processing and End of Line Handling"/>White-Space Processing and <text:alphabetical-index-mark text:string-value="end-of-line handling"/>EOL Handling<text:reference-mark-end text:name="White Space Processing and End of Line Handling"/></text:h>
            </text:list-item>
          </text:list>
        </text:list-item>
      </text:list>
      <text:p text:style-name="Text_20_body">In conformance with the <text:span text:style-name="T5">W3C</text:span> XML specification <text:bibliography-mark text:identifier="XML1.0" text:bibliography-type="manual" text:author="Tim Bray, Jean Paoli, C. M. Sperberg-McQueen, Eve Maler, François Yergeau " text:editor="W3C" text:title="Extensible Markup Language (XML) 1.0 (Third Edition)" text:year="2004" text:url="http://www.w3.org/TR/2004/REC-xml-20040204">[XML1.0]</text:bibliography-mark>, optional <text:alphabetical-index-mark-start text:id="IMark127760772"/>white-space characters<text:alphabetical-index-mark-end text:id="IMark127760772"/> that are contained in elements that have element content (in other words that must contain elements only but not text) are ignored. This applies to the following white-space and <text:alphabetical-index-mark-start text:id="IMark127759012"/>end-of-line <text:alphabetical-index-mark-end text:id="IMark127759012"/>(<text:span text:style-name="T5">EOL</text:span>) <text:bibliography-mark text:identifier="UNICODE" text:bibliography-type="custom1" text:booktitle="The Unicode Standard, Version 4.0" text:publisher="Addison-Wesley" text:title="The Unicode Consortium. The Unicode Standard, Version 4.0.0" text:year="2003" text:custom1="Boston, MA" text:isbn="0-321-18578-1">[UNICODE]</text:bibliography-mark> characters: </text:p>
      <text:list text:style-name="BulletedList">
        <text:list-item text:start-value="1">
          <text:p text:style-name="P13">HORIZONTAL TABULATION (0x0009)</text:p>
        </text:list-item>
        <text:list-item>
          <text:p text:style-name="P13">LINE FEED (0x000A)</text:p>
        </text:list-item>
        <text:list-item>
          <text:p text:style-name="P13">CARRIAGE RETURN (0x000D)</text:p>
        </text:list-item>
        <text:list-item>
          <text:p text:style-name="P13">SPACE (0x0020)</text:p>
        </text:list-item>
      </text:list>
      <text:p text:style-name="Text_20_body">For any other element, white-spaces are preserved by default. Unless otherwise stated, there is no special processing for any of the four white-space characters. For some elements, different white-space processing may take place, for example the paragraph element.</text:p>
      <text:p text:style-name="Text_20_body">The XML specification also requires that any of the four white-space characters that is contained in an attribute value is normalized to a SPACE character.</text:p>
      <text:p text:style-name="Text_20_body">One of the following characters may be used to represent line ends: </text:p>
      <text:list text:style-name="BulletedList">
        <text:list-item text:start-value="1">
          <text:p text:style-name="P13">LINE FEED</text:p>
        </text:list-item>
        <text:list-item>
          <text:p text:style-name="P13">CARRIAGE RETURN </text:p>
        </text:list-item>
        <text:list-item>
          <text:p text:style-name="P13">The sequence of the characters CARRIAGE RETURN and LINE FEED </text:p>
        </text:list-item>
      </text:list>
      <text:p text:style-name="Text_20_body">Conforming to the XML specification, all the possible line ends are normalized to a single LINE FEED character.</text:p>
      <text:p text:style-name="Text_20_body">As a consequence of the white-space and EOL processing rules, any CARRIAGE RETURN characters that are contained either in the text content of an element or in an attribute value must be encoded by the character entity <text:span text:style-name="T6">&amp;#x0D;</text:span>. The same applies to the HORIZONTAL TABULATION and LINE FEED characters if they are contained in an attribute value.</text:p>
      <text:list text:style-name="Outline" text:continue-numbering="true">
        <text:list-item>
          <text:list text:continue-numbering="true">
            <text:list-item>
              <text:h text:style-name="Heading_20_2" text:outline-level="2"><text:reference-mark text:name="MIME Types"/>MIME Types and File Name Extensions</text:h>
            </text:list-item>
          </text:list>
        </text:list-item>
      </text:list>
      <text:p text:style-name="Text_20_body">Appendix <text:user-field-get text:name="AppendixMIME">C</text:user-field-get> contains a list of MIME types and file name extensions to be used for office documents that conform to this specification and that are contained in a package (see section <text:reference-ref text:reference-format="chapter" text:ref-name="Document Roots"/>). This MIME types and extensions either have been registered following the procedures described in <text:bibliography-mark text:identifier="RFC2048" text:bibliography-type="manual" text:author="N. Freed, J. Klensin, J. Postel" text:editor="IETF" text:title="Multipurpose Internet Mail Extensions (MIME) Part Four: Registration Procedures" text:year="1996" text:url="http://www.ietf.org/rfc/rfc2048.txt">[RFC2048]</text:bibliography-mark>, or a registration is in progress.</text:p>
      <text:p text:style-name="Text_20_body">Office documents that conform to this specification but are not contained in a package <text:span text:style-name="RFC2119_20_Keyword">should</text:span> use the MIME type <text:span text:style-name="Source_20_Text">text/xml</text:span>.</text:p>
      <text:p text:style-name="Text_20_body">Only MIME types and extensions that have been registered according to <text:bibliography-mark text:identifier="RFC2048" text:bibliography-type="manual" text:author="N. Freed, J. Klensin, J. Postel" text:editor="IETF" text:title="Multipurpose Internet Mail Extensions (MIME) Part Four: Registration Procedures" text:year="1996" text:url="http://www.ietf.org/rfc/rfc2048.txt">[RFC2048]</text:bibliography-mark> <text:span text:style-name="RFC2119_20_Keyword">should</text:span> used for office documents that conform to this specification. The MIME types and extensions listed in appendix <text:user-field-get text:name="AppendixMIME">C</text:user-field-get> <text:span text:style-name="RFC2119_20_Keyword">should</text:span> be used where appropriate.</text:p>
      <text:list text:style-name="Outline" text:continue-numbering="true">
        <text:list-item>
          <text:h text:style-name="Heading_20_1" text:outline-level="1"><text:reference-mark text:name="Document Structure"/>Document Structure</text:h>
        </text:list-item>
      </text:list>
      <text:p text:style-name="Text_20_body">This chapter introduces the structure of the <text:user-field-get text:name="CommitteeName">OpenDocument</text:user-field-get> format. The chapter contains the following sections: </text:p>
      <text:table-of-content text:style-name="Sect1" text:protected="true" text:name="Inhaltsverzeichnis2">
        <text:table-of-content-source text:outline-level="10" text:use-outline-level="false" text:use-index-marks="false" text:use-index-source-styles="true" text:index-scope="chapter">
          <text:index-title-template text:style-name="Contents_20_Heading"/>
          <text:table-of-content-entry-template text:outline-level="1" text:style-name="Bullet_20_List">
            <text:index-entry-text/>
          </text:table-of-content-entry-template>
          <text:table-of-content-entry-template text:outline-level="2" text:style-name="Contents_20_2">
            <text:index-entry-text/>
          </text:table-of-content-entry-template>
          <text:table-of-content-entry-template text:outline-level="3" text:style-name="Contents_20_3">
            <text:index-entry-text/>
          </text:table-of-content-entry-template>
          <text:table-of-content-entry-template text:outline-level="4" text:style-name="Contents_20_4">
            <text:index-entry-text/>
          </text:table-of-content-entry-template>
          <text:table-of-content-entry-template text:outline-level="5" text:style-name="Contents_20_5">
            <text:index-entry-text/>
          </text:table-of-content-entry-template>
          <text:table-of-content-entry-template text:outline-level="6" text:style-name="Contents_20_6">
            <text:index-entry-text/>
          </text:table-of-content-entry-template>
          <text:table-of-content-entry-template text:outline-level="7" text:style-name="Contents_20_7">
            <text:index-entry-text/>
          </text:table-of-content-entry-template>
          <text:table-of-content-entry-template text:outline-level="8" text:style-name="Contents_20_8">
            <text:index-entry-text/>
          </text:table-of-content-entry-template>
          <text:table-of-content-entry-template text:outline-level="9" text:style-name="Contents_20_9">
            <text:index-entry-text/>
          </text:table-of-content-entry-template>
          <text:table-of-content-entry-template text:outline-level="10" text:style-name="Contents_20_10">
            <text:index-entry-text/>
          </text:table-of-content-entry-template>
          <text:index-source-styles text:outline-level="1">
            <text:index-source-style text:style-name="Heading_20_2"/>
          </text:index-source-styles>
        </text:table-of-content-source>
        <text:index-body>
          <text:list text:style-name="BulletedList">
            <text:list-item text:start-value="1">
              <text:p text:style-name="P49">Document Roots</text:p>
            </text:list-item>
            <text:list-item>
              <text:p text:style-name="P49">Document Metadata</text:p>
            </text:list-item>
            <text:list-item>
              <text:p text:style-name="P49">Body Element and Document Types</text:p>
            </text:list-item>
            <text:list-item>
              <text:p text:style-name="P49">Application Settings</text:p>
            </text:list-item>
            <text:list-item>
              <text:p text:style-name="P49">Scripts</text:p>
            </text:list-item>
            <text:list-item>
              <text:p text:style-name="P49">Font Face Declarations</text:p>
            </text:list-item>
            <text:list-item>
              <text:p text:style-name="P49">Styles</text:p>
            </text:list-item>
            <text:list-item>
              <text:p text:style-name="P49">Page Styles and Layout</text:p>
            </text:list-item>
          </text:list>
        </text:index-body>
      </text:table-of-content>
      <text:p text:style-name="Text_20_body">In the <text:span text:style-name="T2"><text:user-field-get text:name="CommitteeName">OpenDocument</text:user-field-get></text:span><text:span text:style-name="T2"> format, e</text:span>ach structural component is represented by an <text:span text:style-name="T5">element</text:span><text:span text:style-name="T9">, with associated </text:span><text:span text:style-name="T5">attributes</text:span><text:span text:style-name="T9">. </text:span>The structure of a document in <text:user-field-get text:name="CommitteeName">OpenDocument</text:user-field-get> format applies to all document types. There is no difference between a text document, a spreadsheet or a drawing, apart from the content. Also, all document types may contain different styles. Document content that is common to all document types can be exchanged from one type of document to another.</text:p>
      <text:list text:style-name="Outline" text:continue-numbering="true">
        <text:list-item>
          <text:list text:continue-numbering="true">
            <text:list-item>
              <text:h text:style-name="Heading_20_2" text:outline-level="2"><text:reference-mark text:name="Document Roots"/><text:alphabetical-index-mark text:string-value="document root element"/>Document Roots</text:h>
            </text:list-item>
          </text:list>
        </text:list-item>
      </text:list>
      <text:p text:style-name="Text_20_body">A <text:span text:style-name="T5">document root element </text:span>is the primary element of a document in<text:span text:style-name="T2"> </text:span><text:span text:style-name="T2"><text:user-field-get text:name="CommitteeName">OpenDocument</text:user-field-get></text:span> format. It contains the entire document. All types of documents, for example, text documents, spreadsheets, and drawing documents use the same types of document root elements.</text:p>
      <text:p text:style-name="Text_20_body">The <text:span text:style-name="T2"><text:user-field-get text:name="CommitteeName">OpenDocument</text:user-field-get></text:span><text:span text:style-name="T2"> format supports the following two ways of </text:span>document <text:span text:style-name="T2">representation:</text:span></text:p>
      <text:list text:style-name="BulletedList">
        <text:list-item text:start-value="1">
          <text:p text:style-name="P13">As a single XML document.</text:p>
        </text:list-item>
        <text:list-item>
          <text:p text:style-name="P13">As a collection of several <text:span text:style-name="T1">subdocuments within a package (see section </text:span><text:span text:style-name="T1"><text:reference-ref text:reference-format="chapter" text:ref-name="Package"/></text:span><text:span text:style-name="T1">)</text:span>, each of which stores part of the complete document. Each <text:span text:style-name="T1">subdocument</text:span> has a different document root and stores a particular aspect of the XML document. For example, one <text:span text:style-name="T1">subdocument</text:span> contains the style information and another <text:span text:style-name="T1">subdocument</text:span> contains the content of the document. All types of documents, for example, text and spreadsheet documents, use the same document and <text:span text:style-name="T1">subdocuments</text:span> definitions.</text:p>
        </text:list-item>
      </text:list>
      <text:p text:style-name="Text_20_body">There are four types of <text:span text:style-name="T1">subdocuments</text:span>, each with different root elements. Additionally, the single XML document has its own root element, for a total of five different supported root elements. The root elements are summarized in the following table:</text:p>
      <table:table table:name="RootElements" table:style-name="RootElements">
        <table:table-column table:style-name="RootElements.A"/>
        <table:table-column table:style-name="RootElements.B"/>
        <table:table-column table:style-name="RootElements.C"/>
        <table:table-header-rows>
          <table:table-row>
            <table:table-cell table:style-name="RootElements.A1" office:value-type="string">
              <text:p text:style-name="Table_20_Heading">Root Element</text:p>
            </table:table-cell>
            <table:table-cell table:style-name="RootElements.A1" office:value-type="string">
              <text:p text:style-name="Table_20_Heading">Subdocument Content</text:p>
            </table:table-cell>
            <table:table-cell table:style-name="RootElements.C1" office:value-type="string">
              <text:p text:style-name="Table_20_Heading">Subdoc. Name in Package</text:p>
            </table:table-cell>
          </table:table-row>
        </table:table-header-rows>
        <table:table-row>
          <table:table-cell table:style-name="RootElements.A2" office:value-type="string">
            <text:p text:style-name="Table_20_Contents"><text:span text:style-name="Element">&lt;office:document&gt;</text:span></text:p>
          </table:table-cell>
          <table:table-cell table:style-name="RootElements.A2" office:value-type="string">
            <text:p text:style-name="Table_20_Contents">Complete office document in a single XML document.</text:p>
          </table:table-cell>
          <table:table-cell table:style-name="RootElements.C2" office:value-type="string">
            <text:p text:style-name="Text_20_body">n/a</text:p>
          </table:table-cell>
        </table:table-row>
        <table:table-row>
          <table:table-cell table:style-name="RootElements.A2" office:value-type="string">
            <text:p text:style-name="Table_20_Contents"><text:span text:style-name="Element">&lt;office:document-content&gt;</text:span></text:p>
          </table:table-cell>
          <table:table-cell table:style-name="RootElements.A2" office:value-type="string">
            <text:p text:style-name="P3">Document content and automatic styles used in the content. </text:p>
          </table:table-cell>
          <table:table-cell table:style-name="RootElements.C2" office:value-type="string">
            <text:p text:style-name="Text_20_body">content.xml</text:p>
          </table:table-cell>
        </table:table-row>
        <table:table-row>
          <table:table-cell table:style-name="RootElements.A2" office:value-type="string">
            <text:p text:style-name="Table_20_Contents"><text:span text:style-name="Element">&lt;office:document-styles&gt;</text:span></text:p>
          </table:table-cell>
          <table:table-cell table:style-name="RootElements.A2" office:value-type="string">
            <text:p text:style-name="P3">Styles used in the document content and automatic styles used in the styles themselves.</text:p>
          </table:table-cell>
          <table:table-cell table:style-name="RootElements.C2" office:value-type="string">
            <text:p text:style-name="Text_20_body">styles.xml</text:p>
          </table:table-cell>
        </table:table-row>
        <table:table-row>
          <table:table-cell table:style-name="RootElements.A2" office:value-type="string">
            <text:p text:style-name="Table_20_Contents"><text:span text:style-name="Element">&lt;office:document-meta&gt;</text:span></text:p>
          </table:table-cell>
          <table:table-cell table:style-name="RootElements.A2" office:value-type="string">
            <text:p text:style-name="P3">Document meta information, such as the author or the time of the last save action.</text:p>
          </table:table-cell>
          <table:table-cell table:style-name="RootElements.C2" office:value-type="string">
            <text:p text:style-name="Text_20_body">meta.xml</text:p>
          </table:table-cell>
        </table:table-row>
        <table:table-row>
          <table:table-cell table:style-name="RootElements.A2" office:value-type="string">
            <text:p text:style-name="Table_20_Contents"><text:span text:style-name="Element">&lt;office:document-settings&gt;</text:span></text:p>
          </table:table-cell>
          <table:table-cell table:style-name="RootElements.A2" office:value-type="string">
            <text:p text:style-name="P3">Application-specific settings, such as the window size or printer information.</text:p>
          </table:table-cell>
          <table:table-cell table:style-name="RootElements.C2" office:value-type="string">
            <text:p text:style-name="Text_20_body">settings.xml</text:p>
          </table:table-cell>
        </table:table-row>
      </table:table>
      <text:p text:style-name="Text_20_body">The definitions of the root elements described in the table above are analogous to the definition of <text:span text:style-name="Element">&lt;office:document&gt;</text:span>, except that the child element specification is suitably restricted.</text:p>
      <text:p text:style-name="RelaxNG">&lt;start&gt;</text:p>
      <text:p text:style-name="RelaxNG"><text:tab/>&lt;choice&gt;</text:p>
      <text:p text:style-name="RelaxNG"><text:tab/><text:tab/>&lt;ref name="office-document"/&gt;</text:p>
      <text:p text:style-name="RelaxNG"><text:tab/><text:tab/>&lt;ref name="office-document-content"/&gt;</text:p>
      <text:p text:style-name="RelaxNG"><text:tab/><text:tab/>&lt;ref name="office-document-styles"/&gt;</text:p>
      <text:p text:style-name="RelaxNG"><text:tab/><text:tab/>&lt;ref name="office-document-meta"/&gt;</text:p>
      <text:p text:style-name="RelaxNG"><text:tab/><text:tab/>&lt;ref name="office-document-settings"/&gt;</text:p>
      <text:p text:style-name="RelaxNG"><text:tab/>&lt;/choice&gt;</text:p>
      <text:p text:style-name="RelaxNG">&lt;/start&gt;</text:p>
      <text:list text:style-name="Outline" text:continue-numbering="true">
        <text:list-item>
          <text:list text:continue-numbering="true">
            <text:list-item>
              <text:list text:continue-numbering="true">
                <text:list-item>
                  <text:h text:style-name="Heading_20_3" text:outline-level="3">Document Root Element Content Models</text:h>
                </text:list-item>
              </text:list>
            </text:list-item>
          </text:list>
        </text:list-item>
      </text:list>
      <text:p text:style-name="Text_20_body">The content models of the five root elements is summarized in the following table. Note that <text:span text:style-name="Element">&lt;office:document&gt;</text:span> may contain all supported top-level elements. None of the four <text:span text:style-name="T1">subdocument</text:span> root elements contain the complete data, but four combined do.</text:p>
      <table:table table:name="RootElementsContent" table:style-name="RootElementsContent">
        <table:table-column table:style-name="RootElementsContent.A"/>
        <table:table-column table:style-name="RootElementsContent.B"/>
        <table:table-column table:style-name="RootElementsContent.C"/>
        <table:table-column table:style-name="RootElementsContent.B" table:number-columns-repeated="5"/>
        <table:table-column table:style-name="RootElementsContent.I"/>
        <table:table-header-rows>
          <table:table-row>
            <table:table-cell table:style-name="RootElementsContent.A1" office:value-type="string">
              <text:p text:style-name="Table_20_Heading">Root Element</text:p>
            </table:table-cell>
            <table:table-cell table:style-name="RootElementsContent.A1" office:value-type="string">
              <text:p text:style-name="Table_20_Heading">meta­data</text:p>
            </table:table-cell>
            <table:table-cell table:style-name="RootElementsContent.A1" office:value-type="string">
              <text:p text:style-name="Table_20_Heading">app. sett.</text:p>
            </table:table-cell>
            <table:table-cell table:style-name="RootElementsContent.A1" office:value-type="string">
              <text:p text:style-name="Table_20_Heading">script</text:p>
            </table:table-cell>
            <table:table-cell table:style-name="RootElementsContent.A1" office:value-type="string">
              <text:p text:style-name="Table_20_Heading">font decls</text:p>
            </table:table-cell>
            <table:table-cell table:style-name="RootElementsContent.A1" office:value-type="string">
              <text:p text:style-name="Table_20_Heading">style</text:p>
            </table:table-cell>
            <table:table-cell table:style-name="RootElementsContent.A1" office:value-type="string">
              <text:p text:style-name="Table_20_Heading">auto style</text:p>
            </table:table-cell>
            <table:table-cell table:style-name="RootElementsContent.A1" office:value-type="string">
              <text:p text:style-name="Table_20_Heading">mast style</text:p>
            </table:table-cell>
            <table:table-cell table:style-name="RootElementsContent.I1" office:value-type="string">
              <text:p text:style-name="Table_20_Heading">body</text:p>
            </table:table-cell>
          </table:table-row>
        </table:table-header-rows>
        <table:table-row>
          <table:table-cell table:style-name="RootElementsContent.A2" office:value-type="string">
            <text:p text:style-name="Table_20_Contents"><text:span text:style-name="Element">&lt;office:document&gt;</text:span></text:p>
          </table:table-cell>
          <table:table-cell table:style-name="RootElementsContent.A2" office:value-type="string">
            <text:p text:style-name="P4"></text:p>
          </table:table-cell>
          <table:table-cell table:style-name="RootElementsContent.A2" office:value-type="string">
            <text:p text:style-name="P4"></text:p>
          </table:table-cell>
          <table:table-cell table:style-name="RootElementsContent.A2" office:value-type="string">
            <text:p text:style-name="P4"></text:p>
          </table:table-cell>
          <table:table-cell table:style-name="RootElementsContent.A2" office:value-type="string">
            <text:p text:style-name="P4"></text:p>
          </table:table-cell>
          <table:table-cell table:style-name="RootElementsContent.A2" office:value-type="string">
            <text:p text:style-name="P4"></text:p>
          </table:table-cell>
          <table:table-cell table:style-name="RootElementsContent.A2" office:value-type="string">
            <text:p text:style-name="P4"></text:p>
          </table:table-cell>
          <table:table-cell table:style-name="RootElementsContent.A2" office:value-type="string">
            <text:p text:style-name="P4"></text:p>
          </table:table-cell>
          <table:table-cell table:style-name="RootElementsContent.I2" office:value-type="string">
            <text:p text:style-name="P4"></text:p>
          </table:table-cell>
        </table:table-row>
        <table:table-row>
          <table:table-cell table:style-name="RootElementsContent.A2" office:value-type="string">
            <text:p text:style-name="Table_20_Contents"><text:span text:style-name="Element">&lt;office:document-content&gt;</text:span></text:p>
          </table:table-cell>
          <table:table-cell table:style-name="RootElementsContent.A2" office:value-type="string">
            <text:p text:style-name="P5"/>
          </table:table-cell>
          <table:table-cell table:style-name="RootElementsContent.A2" office:value-type="string">
            <text:p text:style-name="P5"/>
          </table:table-cell>
          <table:table-cell table:style-name="RootElementsContent.A2" office:value-type="string">
            <text:p text:style-name="P4"></text:p>
          </table:table-cell>
          <table:table-cell table:style-name="RootElementsContent.A2" office:value-type="string">
            <text:p text:style-name="P4"></text:p>
          </table:table-cell>
          <table:table-cell table:style-name="RootElementsContent.A2" office:value-type="string">
            <text:p text:style-name="P5"/>
          </table:table-cell>
          <table:table-cell table:style-name="RootElementsContent.A2" office:value-type="string">
            <text:p text:style-name="P4"></text:p>
          </table:table-cell>
          <table:table-cell table:style-name="RootElementsContent.A2" office:value-type="string">
            <text:p text:style-name="P5"/>
          </table:table-cell>
          <table:table-cell table:style-name="RootElementsContent.I2" office:value-type="string">
            <text:p text:style-name="P4"></text:p>
          </table:table-cell>
        </table:table-row>
        <table:table-row>
          <table:table-cell table:style-name="RootElementsContent.A2" office:value-type="string">
            <text:p text:style-name="Table_20_Contents"><text:span text:style-name="Element">&lt;office:document-styles&gt;</text:span></text:p>
          </table:table-cell>
          <table:table-cell table:style-name="RootElementsContent.A2" office:value-type="string">
            <text:p text:style-name="P5"/>
          </table:table-cell>
          <table:table-cell table:style-name="RootElementsContent.A2" office:value-type="string">
            <text:p text:style-name="P5"/>
          </table:table-cell>
          <table:table-cell table:style-name="RootElementsContent.A2" office:value-type="string">
            <text:p text:style-name="P5"/>
          </table:table-cell>
          <table:table-cell table:style-name="RootElementsContent.A2" office:value-type="string">
            <text:p text:style-name="P4"></text:p>
          </table:table-cell>
          <table:table-cell table:style-name="RootElementsContent.A2" office:value-type="string">
            <text:p text:style-name="P4"></text:p>
          </table:table-cell>
          <table:table-cell table:style-name="RootElementsContent.A2" office:value-type="string">
            <text:p text:style-name="P4"></text:p>
          </table:table-cell>
          <table:table-cell table:style-name="RootElementsContent.A2" office:value-type="string">
            <text:p text:style-name="P4"></text:p>
          </table:table-cell>
          <table:table-cell table:style-name="RootElementsContent.I2" office:value-type="string">
            <text:p text:style-name="P5"/>
          </table:table-cell>
        </table:table-row>
        <table:table-row>
          <table:table-cell table:style-name="RootElementsContent.A2" office:value-type="string">
            <text:p text:style-name="Table_20_Contents"><text:span text:style-name="Element">&lt;office:document-meta&gt;</text:span></text:p>
          </table:table-cell>
          <table:table-cell table:style-name="RootElementsContent.A2" office:value-type="string">
            <text:p text:style-name="P4"></text:p>
          </table:table-cell>
          <table:table-cell table:style-name="RootElementsContent.A2" office:value-type="string">
            <text:p text:style-name="P5"/>
          </table:table-cell>
          <table:table-cell table:style-name="RootElementsContent.A2" office:value-type="string">
            <text:p text:style-name="P5"/>
          </table:table-cell>
          <table:table-cell table:style-name="RootElementsContent.A2" office:value-type="string">
            <text:p text:style-name="P5"/>
          </table:table-cell>
          <table:table-cell table:style-name="RootElementsContent.A2" office:value-type="string">
            <text:p text:style-name="P5"/>
          </table:table-cell>
          <table:table-cell table:style-name="RootElementsContent.A2" office:value-type="string">
            <text:p text:style-name="P5"/>
          </table:table-cell>
          <table:table-cell table:style-name="RootElementsContent.A2" office:value-type="string">
            <text:p text:style-name="P5"/>
          </table:table-cell>
          <table:table-cell table:style-name="RootElementsContent.I2" office:value-type="string">
            <text:p text:style-name="P5"/>
          </table:table-cell>
        </table:table-row>
        <table:table-row>
          <table:table-cell table:style-name="RootElementsContent.A2" office:value-type="string">
            <text:p text:style-name="Table_20_Contents"><text:span text:style-name="Element">&lt;office:document-settings&gt;</text:span></text:p>
          </table:table-cell>
          <table:table-cell table:style-name="RootElementsContent.A2" office:value-type="string">
            <text:p text:style-name="P5"/>
          </table:table-cell>
          <table:table-cell table:style-name="RootElementsContent.A2" office:value-type="string">
            <text:p text:style-name="P4"></text:p>
          </table:table-cell>
          <table:table-cell table:style-name="RootElementsContent.A2" office:value-type="string">
            <text:p text:style-name="P5"/>
          </table:table-cell>
          <table:table-cell table:style-name="RootElementsContent.A2" office:value-type="string">
            <text:p text:style-name="P5"/>
          </table:table-cell>
          <table:table-cell table:style-name="RootElementsContent.A2" office:value-type="string">
            <text:p text:style-name="P5"/>
          </table:table-cell>
          <table:table-cell table:style-name="RootElementsContent.A2" office:value-type="string">
            <text:p text:style-name="P5"/>
          </table:table-cell>
          <table:table-cell table:style-name="RootElementsContent.A2" office:value-type="string">
            <text:p text:style-name="P5"/>
          </table:table-cell>
          <table:table-cell table:style-name="RootElementsContent.I2" office:value-type="string">
            <text:p text:style-name="P5"/>
          </table:table-cell>
        </table:table-row>
      </table:table>
      <text:p text:style-name="Text_20_body">The <text:span text:style-name="Element">&lt;office:document&gt;</text:span> root contains a complete document:</text:p>
      <text:p text:style-name="RelaxNG">&lt;define name="office-document"&gt;</text:p>
      <text:p text:style-name="RelaxNG"><text:tab/>&lt;element name="office:document"&gt;</text:p>
      <text:p text:style-name="RelaxNG"><text:tab/><text:tab/>&lt;ref name="office-document-attrs"/&gt;</text:p>
      <text:p text:style-name="RelaxNG"><text:tab/><text:tab/>&lt;ref name="office-document-common-attrs"/&gt;</text:p>
      <text:p text:style-name="RelaxNG"><text:tab/><text:tab/>&lt;ref name="office-meta"/&gt;</text:p>
      <text:p text:style-name="RelaxNG"><text:tab/><text:tab/>&lt;ref name="office-settings"/&gt;</text:p>
      <text:p text:style-name="RelaxNG"><text:tab/><text:tab/>&lt;ref name="office-scripts"/&gt;</text:p>
      <text:p text:style-name="RelaxNG"><text:tab/><text:tab/>&lt;ref name="office-font-face-decls"/&gt;</text:p>
      <text:p text:style-name="RelaxNG"><text:tab/><text:tab/>&lt;ref name="office-styles"/&gt;</text:p>
      <text:p text:style-name="RelaxNG"><text:tab/><text:tab/>&lt;ref name="office-automatic-styles"/&gt;</text:p>
      <text:p text:style-name="RelaxNG"><text:tab/><text:tab/>&lt;ref name="office-master-styles"/&gt;</text:p>
      <text:p text:style-name="RelaxNG"><text:tab/><text:tab/>&lt;ref name="office-body"/&gt;</text:p>
      <text:p text:style-name="RelaxNG"><text:tab/>&lt;/element&gt;</text:p>
      <text:p text:style-name="RelaxNG">&lt;/define&gt;</text:p>
      <text:p text:style-name="Table_20_Contents">The <text:span text:style-name="Element">&lt;office:document-content&gt;</text:span> root contains only the document content, along with the automatic styles needed for the document content:</text:p>
      <text:p text:style-name="RelaxNG">&lt;define name="office-document-content"&gt;</text:p>
      <text:p text:style-name="RelaxNG"><text:tab/>&lt;element name="office:document-content"&gt;</text:p>
      <text:p text:style-name="RelaxNG"><text:tab/><text:tab/>&lt;ref name="office-document-common-attrs"/&gt;</text:p>
      <text:p text:style-name="RelaxNG"><text:tab/><text:tab/>&lt;ref name="office-scripts"/&gt;</text:p>
      <text:p text:style-name="RelaxNG"><text:tab/><text:tab/>&lt;ref name="office-font-face-decls"/&gt;</text:p>
      <text:p text:style-name="RelaxNG"><text:tab/><text:tab/>&lt;ref name="office-automatic-styles"/&gt;</text:p>
      <text:p text:style-name="RelaxNG"><text:tab/><text:tab/>&lt;ref name="office-body"/&gt;</text:p>
      <text:p text:style-name="RelaxNG"><text:tab/>&lt;/element&gt;</text:p>
      <text:p text:style-name="RelaxNG">&lt;/define&gt;</text:p>
      <text:p text:style-name="Text_20_body">The <text:span text:style-name="Element">&lt;office:document-styles&gt;</text:span> root contains all named styles of a document, along with the automatic styles needed for the named styles:</text:p>
      <text:p text:style-name="RelaxNG">&lt;define name="office-document-styles"&gt;</text:p>
      <text:p text:style-name="RelaxNG"><text:tab/>&lt;element name="office:document-styles"&gt;</text:p>
      <text:p text:style-name="RelaxNG"><text:tab/><text:tab/>&lt;ref name="office-document-common-attrs"/&gt;</text:p>
      <text:p text:style-name="RelaxNG"><text:tab/><text:tab/>&lt;ref name="office-font-face-decls"/&gt;</text:p>
      <text:p text:style-name="RelaxNG"><text:tab/><text:tab/>&lt;ref name="office-styles"/&gt;</text:p>
      <text:p text:style-name="RelaxNG"><text:tab/><text:tab/>&lt;ref name="office-automatic-styles"/&gt;</text:p>
      <text:p text:style-name="RelaxNG"><text:tab/><text:tab/>&lt;ref name="office-master-styles"/&gt;</text:p>
      <text:p text:style-name="RelaxNG"><text:tab/>&lt;/element&gt;</text:p>
      <text:p text:style-name="RelaxNG">&lt;/define&gt;</text:p>
      <text:p text:style-name="Text_20_body">The <text:span text:style-name="Element">&lt;office:document-meta&gt;</text:span> root contains the meta information about a document.</text:p>
      <text:p text:style-name="RelaxNG">&lt;define name="office-document-meta"&gt;</text:p>
      <text:p text:style-name="RelaxNG"><text:tab/>&lt;element name="office:document-meta"&gt;</text:p>
      <text:p text:style-name="RelaxNG"><text:tab/><text:tab/>&lt;ref name="office-document-common-attrs"/&gt;</text:p>
      <text:p text:style-name="RelaxNG"><text:tab/><text:tab/>&lt;ref name="office-meta"/&gt;</text:p>
      <text:p text:style-name="RelaxNG"><text:tab/>&lt;/element&gt;</text:p>
      <text:p text:style-name="RelaxNG">&lt;/define&gt;</text:p>
      <text:p text:style-name="Text_20_body">The <text:span text:style-name="Element">&lt;office:document-settings&gt;</text:span> root contains application specific settings to be applied when processing this document.</text:p>
      <text:p text:style-name="RelaxNG">&lt;define name="office-document-settings"&gt;</text:p>
      <text:p text:style-name="RelaxNG"><text:tab/>&lt;element name="office:document-settings"&gt;</text:p>
      <text:p text:style-name="RelaxNG"><text:tab/><text:tab/>&lt;ref name="office-document-common-attrs"/&gt;</text:p>
      <text:p text:style-name="RelaxNG"><text:tab/><text:tab/>&lt;ref name="office-settings"/&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ocument Root Attributes</text:h>
                  <text:list>
                    <text:list-item>
                      <text:h text:style-name="Heading_20_4" text:outline-level="4">Version</text:h>
                    </text:list-item>
                  </text:list>
                </text:list-item>
              </text:list>
            </text:list-item>
          </text:list>
        </text:list-item>
      </text:list>
      <text:p text:style-name="Text_20_body">All root elements take an <text:span text:style-name="Attribute">office:version</text:span> attribute, which indicates which version of this specification it complies with. The version number is in the format <text:span text:style-name="T6">revision.version</text:span>. If the file has a version known to an XML processor, it may validate the document. Otherwise, it is optional to validate the document, but the document must be well formed. </text:p>
      <text:p text:style-name="RelaxNG">&lt;define name="office-document-common-attrs" combine="interleave"&gt;</text:p>
      <text:p text:style-name="RelaxNG"><text:tab/>&lt;optional&gt;</text:p>
      <text:p text:style-name="RelaxNG"><text:tab/><text:tab/>&lt;attribute name="office:version"&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MIME Type</text:h>
                    </text:list-item>
                  </text:list>
                </text:list-item>
              </text:list>
            </text:list-item>
          </text:list>
        </text:list-item>
      </text:list>
      <text:p text:style-name="Text_20_body">The <text:span text:style-name="Element">&lt;office:document&gt;</text:span> element takes an <text:span text:style-name="Attribute">office:mimetype</text:span> attribute, which indicates the type of document (text, spreadsheet etc.). This attribute is especially important for flat XML files, where this is the only way the type of document can be detected (in a package, the MIME type is also present in a separate file, see section <text:reference-ref text:reference-format="chapter" text:ref-name="MIME type stream"/>). Its values are the MIME types that are used for the packaged variant of office documents (see section <text:reference-ref text:reference-format="chapter" text:ref-name="MIME Types"/>).</text:p>
      <text:p text:style-name="RelaxNG">&lt;define name="office-document-attrs" combine="interleave"&gt;</text:p>
      <text:p text:style-name="RelaxNG"><text:tab/>&lt;attribute name="office:mimetyp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h text:style-name="Heading_20_2" text:outline-level="2">Document Metadata</text:h>
            </text:list-item>
          </text:list>
        </text:list-item>
      </text:list>
      <text:p text:style-name="Text_20_body"><text:alphabetical-index-mark text:string-value="meta information"/>Metadata is general information about a document. In the <text:span text:style-name="T2"><text:user-field-get text:name="CommitteeName">OpenDocument</text:user-field-get></text:span> format, all of the metadata elements are contained in an <text:span text:style-name="T6">&lt;office:meta&gt;</text:span> element, usually located at start of the document. Metadata elements may be omitted or occur multiple times. It is application-specific how to update multiple instances of the same elements.</text:p>
      <text:p text:style-name="RelaxNG">&lt;define name="office-meta"&gt;</text:p>
      <text:p text:style-name="RelaxNG"><text:tab/>&lt;optional&gt;</text:p>
      <text:p text:style-name="RelaxNG"><text:tab/><text:tab/>&lt;element name="office:meta"&gt;</text:p>
      <text:p text:style-name="RelaxNG"><text:tab/><text:tab/><text:tab/>&lt;ref name="office-meta-content"/&gt;</text:p>
      <text:p text:style-name="RelaxNG"><text:tab/><text:tab/>&lt;/element&gt;</text:p>
      <text:p text:style-name="RelaxNG"><text:tab/>&lt;/optional&gt;</text:p>
      <text:p text:style-name="RelaxNG">&lt;/define&gt;</text:p>
      <text:p text:style-name="RelaxNG"/>
      <text:p text:style-name="RelaxNG">&lt;define name="office-meta-content"&gt;</text:p>
      <text:p text:style-name="RelaxNG"><text:tab/>&lt;ref name="anyElements"/&gt;</text:p>
      <text:p text:style-name="RelaxNG">&lt;/define&gt;</text:p>
      <text:p text:style-name="RelaxNG"/>
      <text:p text:style-name="RelaxNG">&lt;define name="office-meta-content-strict"&gt;</text:p>
      <text:p text:style-name="RelaxNG"><text:tab/>&lt;zeroOrMore&gt;</text:p>
      <text:p text:style-name="RelaxNG"><text:tab/><text:tab/>&lt;ref name="office-meta-data"/&gt;</text:p>
      <text:p text:style-name="RelaxNG"><text:tab/>&lt;/zeroOrMore&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custom meta data"/>Pre-Defined vs. Custom Metadata</text:h>
                </text:list-item>
              </text:list>
            </text:list-item>
          </text:list>
        </text:list-item>
      </text:list>
      <text:p text:style-name="Text_20_body">In the <text:span text:style-name="T2"><text:user-field-get text:name="CommitteeName">OpenDocument</text:user-field-get></text:span> schema the metadata is comprised of pre-defined metadata elements, user defined metadata, as well as custom metadata elements. The pre-defined metadata elements have defined semantics. They <text:span text:style-name="RFC2119_20_Keyword">should</text:span> be processed and updated by editing applications. They can be referenced from within the document through the use of suitable text fields.</text:p>
      <text:p text:style-name="Text_20_body">User-defined metadata is a more generic mechanism which specifies a triplet of name, type, and value. Supporting applications can present these value to the user, making use of the supplied data type. The user-defined metadata can be referenced from within the document through the use of suitable text fields.</text:p>
      <text:p text:style-name="Text_20_body">Custom metadata are arbitrary elements inside <text:span text:style-name="Element">&lt;office:meta&gt;</text:span>. Since their semantics is not defined in this specification, conforming applications in general cannot process or display this data. Applications <text:span text:style-name="RFC2119_20_Keyword">should</text:span> preserve this data when editing the document.</text:p>
      <text:list text:style-name="Outline" text:continue-numbering="true">
        <text:list-item>
          <text:list text:continue-numbering="true">
            <text:list-item>
              <text:list text:continue-numbering="true">
                <text:list-item>
                  <text:h text:style-name="Heading_20_3" text:outline-level="3">Sample Metadata</text:h>
                </text:list-item>
              </text:list>
            </text:list-item>
          </text:list>
        </text:list-item>
      </text:list>
      <text:p text:style-name="Text_20_body"><text:span text:style-name="Label">Example: </text:span><text:alphabetical-index-mark text:string-value="meta information, example of"/><text:span text:style-name="Label"/><text:span text:style-name="Label">Sample metadata of a document in </text:span><text:span text:style-name="T3"><text:user-field-get text:name="CommitteeName">OpenDocument</text:user-field-get></text:span><text:span text:style-name="Label"> format</text:span></text:p>
      <text:p text:style-name="P50">&lt;office:meta&gt;</text:p>
      <text:p text:style-name="Example"><text:tab/>&lt;dc:title&gt;Title of the document&lt;/dc:title&gt;</text:p>
      <text:p text:style-name="Example"><text:tab/>&lt;dc:description&gt;Description/Comment for the document&lt;/dc:description&gt;</text:p>
      <text:p text:style-name="Example"><text:tab/>&lt;meta:initial-creator&gt;User Name&lt;/meta:initial-creator&gt;</text:p>
      <text:p text:style-name="Example"><text:tab/>&lt;meta:creation-date&gt;1999-10-18T12:34:56&lt;/meta:creation-date&gt;</text:p>
      <text:p text:style-name="Example"><text:tab/>&lt;dc:creator&gt;User Name&lt;/dc:creator&gt;</text:p>
      <text:p text:style-name="Example"><text:tab/>&lt;dc:date&gt;1999-10-19T15:16:17&lt;/dc:date&gt;</text:p>
      <text:p text:style-name="Example"><text:tab/>&lt;meta:printed-by&gt;User Name&lt;/meta:printed-by&gt;</text:p>
      <text:p text:style-name="Example"><text:tab/>&lt;meta:print-date&gt;1999-10-20T16:17:18&lt;/meta:print-date&gt;</text:p>
      <text:p text:style-name="Example"><text:tab/>&lt;dc:subject&gt;Description of the document&lt;/dc:subject&gt;</text:p>
      <text:p text:style-name="Example"><text:tab/>&lt;meta:editing-duration&gt;PT5H10M10S&lt;/meta:editing-duration&gt;</text:p>
      <text:p text:style-name="Example"><text:tab/>&lt;meta:keyword&gt;First keyword&lt;/meta:keyword&gt;</text:p>
      <text:p text:style-name="Example"><text:tab/>&lt;meta:keyword&gt;Second keyword&lt;/meta:keyword&gt;</text:p>
      <text:p text:style-name="Example"><text:tab/>&lt;meta:keyword&gt;Third keyword&lt;/meta:keyword&gt;</text:p>
      <text:p text:style-name="Example"><text:tab/>&lt;meta:template xlink:type="simple"</text:p>
      <text:p text:style-name="Example"><text:tab/>xlink:href="file:///c|/office52/share/template/german/finance/budget.vor"</text:p>
      <text:p text:style-name="Example"><text:tab/>xlink:title="Template name"</text:p>
      <text:p text:style-name="Example"><text:tab/>meta:date="1999-10-15T10:11:12" /&gt;</text:p>
      <text:p text:style-name="Example"><text:tab/>&lt;meta:auto-reload</text:p>
      <text:p text:style-name="Example"><text:tab/>xlink:type="simple"</text:p>
      <text:p text:style-name="Example"><text:tab/>xlink:href="file:///..."</text:p>
      <text:p text:style-name="Example"><text:tab/>meta:delay="P60S" /&gt;</text:p>
      <text:p text:style-name="Example"><text:tab/>&lt;dc:language&gt;de-DE&lt;/dc:language&gt;</text:p>
      <text:p text:style-name="Example"><text:tab/>&lt;meta:user-defined meta:name="Field 1"</text:p>
      <text:p text:style-name="Example"><text:tab/>meta:value-type="string"&gt;Value 1&lt;/meta:user-defined&gt;</text:p>
      <text:p text:style-name="Example"><text:tab/>&lt;meta:user-defined meta:name="Field 2"</text:p>
      <text:p text:style-name="Example"><text:tab/>meta:value-type="float"&gt;1.234&lt;/meta:user-defined&gt;</text:p>
      <text:p text:style-name="Example">&lt;/office:meta&gt;</text:p>
      <text:list text:style-name="Outline" text:continue-numbering="true">
        <text:list-item>
          <text:list text:continue-numbering="true">
            <text:list-item>
              <text:h text:style-name="Heading_20_2" text:outline-level="2">Body Element and Document Types</text:h>
            </text:list-item>
          </text:list>
        </text:list-item>
      </text:list>
      <text:p text:style-name="Text_20_body">The document body contains an element to indicate which type of content this document contains. Currently supported document types are:</text:p>
      <text:list text:style-name="L1">
        <text:list-item>
          <text:p text:style-name="P24">text documents</text:p>
        </text:list-item>
        <text:list-item>
          <text:p text:style-name="P24">drawing documents</text:p>
        </text:list-item>
        <text:list-item>
          <text:p text:style-name="P24">presentation documents</text:p>
        </text:list-item>
        <text:list-item>
          <text:p text:style-name="P24">spreadsheet documents</text:p>
        </text:list-item>
        <text:list-item>
          <text:p text:style-name="P24">chart documents</text:p>
        </text:list-item>
        <text:list-item>
          <text:p text:style-name="P24">image documents</text:p>
        </text:list-item>
      </text:list>
      <text:p text:style-name="Text_20_body">All document types share the same content elements, but different document types place different restrictions on which elements may occur, and in what combinations. The document content is typically framed by a prelude and epilogue, which contain additional information for a specific type of document, like form data or variable declarations.</text:p>
      <text:p text:style-name="RelaxNG">&lt;define name="office-body"&gt;</text:p>
      <text:p text:style-name="RelaxNG"><text:tab/>&lt;element name="office:body"&gt;</text:p>
      <text:p text:style-name="RelaxNG"><text:tab/><text:tab/>&lt;ref name="office-body-content"/&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ext Documents</text:h>
                </text:list-item>
              </text:list>
            </text:list-item>
          </text:list>
        </text:list-item>
      </text:list>
      <text:p text:style-name="Text_20_body">The content of text documents mainly consists of a sequence containing any number of paragraphs, tables, indices, text frames, text sections, and graphical elements. Additionally, a text document may contain forms, change tracking information and variable declarations. Each of these is defined in the document prelude, and may be referenced from the document content.</text:p>
      <text:p text:style-name="RelaxNG">&lt;define name="office-body-content" combine="choice"&gt;</text:p>
      <text:p text:style-name="RelaxNG"><text:tab/>&lt;element name="office:text"&gt;</text:p>
      <text:p text:style-name="RelaxNG"><text:tab/><text:tab/>&lt;ref name="office-text-attlist"/&gt;</text:p>
      <text:p text:style-name="RelaxNG"><text:tab/><text:tab/>&lt;ref name="office-text-content-prelude"/&gt;</text:p>
      <text:p text:style-name="RelaxNG"><text:tab/><text:tab/>&lt;zeroOrMore&gt;</text:p>
      <text:p text:style-name="RelaxNG"><text:tab/><text:tab/><text:tab/>&lt;ref name="office-text-content-main"/&gt;</text:p>
      <text:p text:style-name="RelaxNG"><text:tab/><text:tab/>&lt;/zeroOrMore&gt;</text:p>
      <text:p text:style-name="RelaxNG"><text:tab/><text:tab/>&lt;ref name="office-text-content-epilogu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 Document Content Model</text:h>
                    </text:list-item>
                  </text:list>
                </text:list-item>
              </text:list>
            </text:list-item>
          </text:list>
        </text:list-item>
      </text:list>
      <text:p text:style-name="Text_20_body">The text document prelude contains the document's form data, change tracking information, and variable declarations. To allow office applications to implement functionality that usually is available in spreadsheets for text documents, it may also contain elements that implement enhanced table features. See also section <text:reference-ref text:reference-format="chapter" text:ref-name="Spreadsheet Documents"/>.</text:p>
      <text:p text:style-name="RelaxNG">&lt;define name="office-text-content-prelude"&gt;</text:p>
      <text:p text:style-name="RelaxNG"><text:tab/>&lt;ref name="office-forms"/&gt;</text:p>
      <text:p text:style-name="RelaxNG"><text:tab/>&lt;ref name="text-tracked-changes"/&gt;</text:p>
      <text:p text:style-name="RelaxNG"><text:tab/>&lt;ref name="text-decls"/&gt;</text:p>
      <text:p text:style-name="RelaxNG"><text:tab/>&lt;ref name="table-decls"/&gt;</text:p>
      <text:p text:style-name="RelaxNG">&lt;/define&gt;</text:p>
      <text:p text:style-name="Text_20_body">The main document content contains any sequence of text content elements, which includes paragraphs (and headings), text sections (and indices), tables, and graphical shapes. As an alternative, a text document may contain of a single page sequence.</text:p>
      <text:p text:style-name="Text_20_body">It is not required that a text document contains a paragraph. A text document may consist of a sequence frames only.</text:p>
      <text:p text:style-name="RelaxNG">&lt;define name="office-text-content-main"&gt;</text:p>
      <text:p text:style-name="RelaxNG"><text:tab/>&lt;choice&gt;</text:p>
      <text:p text:style-name="RelaxNG"><text:tab/><text:tab/>&lt;zeroOrMore&gt;</text:p>
      <text:p text:style-name="RelaxNG"><text:tab/><text:tab/><text:tab/>&lt;ref name="text-content"/&gt;</text:p>
      <text:p text:style-name="RelaxNG"><text:tab/><text:tab/>&lt;/zeroOrMore&gt;</text:p>
      <text:p text:style-name="RelaxNG"><text:tab/><text:tab/>&lt;group&gt;</text:p>
      <text:p text:style-name="RelaxNG"><text:tab/><text:tab/><text:tab/>&lt;ref name="text-page-sequence"/&gt;</text:p>
      <text:p text:style-name="RelaxNG"><text:tab/><text:tab/><text:tab/>&lt;zeroOrMore&gt;</text:p>
      <text:p text:style-name="RelaxNG"><text:tab/><text:tab/><text:tab/><text:tab/>&lt;choice&gt;</text:p>
      <text:p text:style-name="RelaxNG"><text:tab/><text:tab/><text:tab/><text:tab/><text:tab/>&lt;ref name="draw-a"/&gt;</text:p>
      <text:p text:style-name="RelaxNG"><text:tab/><text:tab/><text:tab/><text:tab/><text:tab/>&lt;ref name="shape"/&gt;</text:p>
      <text:p text:style-name="RelaxNG"><text:tab/><text:tab/><text:tab/><text:tab/>&lt;/choice&gt;</text:p>
      <text:p text:style-name="RelaxNG"><text:tab/><text:tab/><text:tab/>&lt;/zeroOrMore&gt;</text:p>
      <text:p text:style-name="RelaxNG"><text:tab/><text:tab/>&lt;/group&gt;</text:p>
      <text:p text:style-name="RelaxNG"><text:tab/>&lt;/choice&gt;</text:p>
      <text:p text:style-name="RelaxNG">&lt;/define&gt;</text:p>
      <text:p text:style-name="RelaxNG"/>
      <text:p text:style-name="RelaxNG">&lt;define name="text-content"&gt;</text:p>
      <text:p text:style-name="RelaxNG"><text:tab/>&lt;choice&gt;</text:p>
      <text:p text:style-name="RelaxNG"><text:tab/><text:tab/>&lt;ref name="text-h"/&gt;</text:p>
      <text:p text:style-name="RelaxNG"><text:tab/><text:tab/>&lt;ref name="text-p"/&gt;</text:p>
      <text:p text:style-name="RelaxNG"><text:tab/><text:tab/>&lt;ref name="text-list"/&gt;</text:p>
      <text:p text:style-name="RelaxNG"><text:tab/><text:tab/>&lt;ref name="text-numbered-paragraph"/&gt;</text:p>
      <text:p text:style-name="RelaxNG"><text:tab/><text:tab/>&lt;ref name="table-table"/&gt;</text:p>
      <text:p text:style-name="RelaxNG"><text:tab/><text:tab/>&lt;ref name="draw-a"/&gt;</text:p>
      <text:p text:style-name="RelaxNG"><text:tab/><text:tab/>&lt;ref name="text-section"/&gt;</text:p>
      <text:p text:style-name="RelaxNG"><text:tab/><text:tab/>&lt;ref name="text-soft-page-break"/&gt; </text:p>
      <text:p text:style-name="RelaxNG"><text:tab/><text:tab/>&lt;ref name="text-table-of-content"/&gt;</text:p>
      <text:p text:style-name="RelaxNG"><text:tab/><text:tab/>&lt;ref name="text-illustration-index"/&gt;</text:p>
      <text:p text:style-name="RelaxNG"><text:tab/><text:tab/>&lt;ref name="text-table-index"/&gt;</text:p>
      <text:p text:style-name="RelaxNG"><text:tab/><text:tab/>&lt;ref name="text-object-index"/&gt;</text:p>
      <text:p text:style-name="RelaxNG"><text:tab/><text:tab/>&lt;ref name="text-user-index"/&gt;</text:p>
      <text:p text:style-name="RelaxNG"><text:tab/><text:tab/>&lt;ref name="text-alphabetical-index"/&gt;</text:p>
      <text:p text:style-name="RelaxNG"><text:tab/><text:tab/>&lt;ref name="text-bibliography"/&gt;</text:p>
      <text:p text:style-name="RelaxNG"><text:tab/><text:tab/>&lt;ref name="shape"/&gt;</text:p>
      <text:p text:style-name="RelaxNG"><text:tab/><text:tab/>&lt;ref name="change-marks"/&gt;</text:p>
      <text:p text:style-name="RelaxNG"><text:tab/>&lt;/choice&gt;</text:p>
      <text:p text:style-name="RelaxNG">&lt;/define&gt;</text:p>
      <text:p text:style-name="Text_20_body">There are no text documents specific epilogue elements, but the epilogue may contain elements that implement enhanced table features. See also section <text:reference-ref text:reference-format="chapter" text:ref-name="Spreadsheet Documents"/>.</text:p>
      <text:p text:style-name="RelaxNG">&lt;define name="office-text-content-epilogue"&gt;</text:p>
      <text:p text:style-name="RelaxNG"><text:tab/>&lt;ref name="table-functions"/&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 text:name="Global text Document"/>Global Text Documents</text:h>
                    </text:list-item>
                  </text:list>
                </text:list-item>
              </text:list>
            </text:list-item>
          </text:list>
        </text:list-item>
      </text:list>
      <text:p text:style-name="Text_20_body">There is a common use case for large documents to be edited in separate entities, such that there is a 'global' document, containing several linked constituent <text:span text:style-name="T1">subdocuments.</text:span> This can be implemented by using linked text sections (see section <text:reference-ref text:reference-format="chapter" text:ref-name="Text Sections"/>). To facilitate an editing application adapting the user interface to better support the notion of 'global' document with constituent parts (as opposed to a document with arbitrary linked content), the <text:span text:style-name="Attribute">text:global</text:span> flag can be used. If set to <text:span text:style-name="Source_20_Text">true</text:span>, it informs applications that linked sections in this document have part-of semantics. The actual XML representation of the sections does not change.</text:p>
      <text:p text:style-name="RelaxNG">&lt;define name="office-text-attlist" combine="interleave"&gt;</text:p>
      <text:p text:style-name="RelaxNG"><text:tab/>&lt;optional&gt;</text:p>
      <text:p text:style-name="RelaxNG"><text:tab/><text:tab/>&lt;attribute name="text:global" a:defaultValue="fals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start text:name="Use Soft Page Breaks"/>Use Soft Page Breaks<text:reference-mark-end text:name="Use Soft Page Breaks"/></text:h>
                    </text:list-item>
                  </text:list>
                </text:list-item>
              </text:list>
            </text:list-item>
          </text:list>
        </text:list-item>
      </text:list>
      <text:p text:style-name="Text_20_body">The <text:span text:style-name="Attribute">text:use-soft-page-breaks</text:span> attribute specifies whether the document contains soft page breaks.</text:p>
      <text:p text:style-name="Text_20_body">A soft page break is a page break that a has been included by a page oriented processor at a position where the document itself does not include a page break (e.g. by using the <text:span text:style-name="Attribute">fo:break-before</text:span> and <text:span text:style-name="Attribute">fo:break-after</text:span> formatting properties described in section 15.5.2).</text:p>
      <text:p text:style-name="Text_20_body">Soft page breaks are specified by the <text:span text:style-name="Element">&lt;text:soft-page-break&gt;</text:span> elements described in sections 4.7 and 5.1.1:Soft Page breaks.</text:p>
      <text:p text:style-name="Text_20_body">The use of the <text:span text:style-name="Element">&lt;text:soft-page-break&gt;</text:span> elements is always optional. An application generating the format <text:span text:style-name="RFC2119_20_Keyword">may</text:span> include the element if it has computed a paginated layout. A consuming application <text:span text:style-name="RFC2119_20_Keyword">may</text:span> handle the element while computing the layout, but it <text:span text:style-name="RFC2119_20_Keyword">shall not</text:span> depend on its existence. Soft page breaks are only supported within text documents.</text:p>
      <text:p text:style-name="Text_20_body">A generating application that stores soft page breaks <text:span text:style-name="RFC2119_20_Keyword">shall</text:span> indicate this by setting the <text:span text:style-name="Attribute">text:use-page-breaks</text:span> attribute to <text:span text:style-name="Attribute_20_Value">true</text:span>. A generating application that does not store soft page breaks <text:span text:style-name="RFC2119_20_Keyword">shall</text:span> indicate that by omitting this attribute, or by setting it to false.</text:p>
      <text:p text:style-name="Text_20_body">An application that does not support pagination and soft page-breaks, that modifies an OpenDocument file, which includes soft page-breaks, <text:span text:style-name="RFC2119_20_Keyword">shall</text:span> at least set the <text:span text:style-name="Attribute">text:use-page-breaks</text:span> attribute to <text:span text:style-name="Attribute">false</text:span> (or remove it). It <text:span text:style-name="RFC2119_20_Keyword">should</text:span> also remove the text:soft-page-break elements from the document but is not required to do so.</text:p>
      <text:p text:style-name="Text_20_body">An application that computes a paginated layout of a document <text:span text:style-name="RFC2119_20_Keyword">should</text:span> provide a facility to turn on export of soft page breaks for the purposes of consistent page breaks and for proper conversion to digital talking book formats (such as <text:bibliography-mark text:identifier="DAISY" text:bibliography-type="custom4" text:title="ANSI/NISO Z39.86-2005 Specifications for the Digital Talking Book" text:year="2005" text:url="http://www.niso.org/standards/resources/Z39-86-2005.html">[DAISY]</text:bibliography-mark>).</text:p>
      <text:p text:style-name="Text_20_body">For <text:span text:style-name="Element">&lt;text:soft-page-break&gt;</text:span> elements that appear within table rows, the maximum number of <text:span text:style-name="Element">&lt;text:soft-page-break&gt;</text:span> elements that appear within the single table cells determines the number of page breaks that appear within the table row. The <text:span text:style-name="Element">&lt;text:soft-page-break&gt;</text:span> elements contained in each cell determine the positions where these page breaks appear within the cell content.</text:p>
      <text:p text:style-name="Text_20_body">Similarly, <text:span text:style-name="Element">&lt;text:soft-page-break&gt;</text:span> elements that appear within text boxes and other content displayed outside the text flow, do not start a new page, but only indicate where the text-box's content breaks between two pages.</text:p>
      <text:p text:style-name="RelaxNG">&lt;define name="office-text-attlist" combine="interleave"&gt;</text:p>
      <text:p text:style-name="RelaxNG"><text:tab/>&lt;optional&gt;</text:p>
      <text:p text:style-name="RelaxNG"><text:tab/><text:tab/>&lt;attribute name="text:use-soft-page-breaks" a:defaultValue="false"&gt;</text:p>
      <text:p text:style-name="RelaxNG"><text:tab/><text:tab/><text:tab/>&lt;ref name="boolean"/&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Drawing Document"/>Drawing Documents</text:h>
                </text:list-item>
              </text:list>
            </text:list-item>
          </text:list>
        </text:list-item>
      </text:list>
      <text:p text:style-name="Text_20_body">The content of drawing document consists of a sequence of draw pages. </text:p>
      <text:p text:style-name="RelaxNG">&lt;define name="office-body-content" combine="choice"&gt;</text:p>
      <text:p text:style-name="RelaxNG"><text:tab/>&lt;element name="office:drawing"&gt;</text:p>
      <text:p text:style-name="RelaxNG"><text:tab/><text:tab/>&lt;ref name="office-drawing-attlist"/&gt;</text:p>
      <text:p text:style-name="RelaxNG"><text:tab/><text:tab/>&lt;ref name="office-drawing-content-prelude"/&gt;</text:p>
      <text:p text:style-name="RelaxNG"><text:tab/><text:tab/>&lt;ref name="office-drawing-content-main"/&gt;</text:p>
      <text:p text:style-name="RelaxNG"><text:tab/><text:tab/>&lt;ref name="office-drawing-content-epilogue"/&gt;</text:p>
      <text:p text:style-name="RelaxNG"><text:tab/>&lt;/element&gt;</text:p>
      <text:p text:style-name="RelaxNG">&lt;/define&gt;</text:p>
      <text:p text:style-name="RelaxNG"/>
      <text:p text:style-name="RelaxNG">&lt;define name="office-drawing-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Drawing Document Content Model</text:h>
                    </text:list-item>
                  </text:list>
                </text:list-item>
              </text:list>
            </text:list-item>
          </text:list>
        </text:list-item>
      </text:list>
      <text:p text:style-name="Text_20_body">The drawing document prelude may contain text declarations only. To allow office applications to implement functionality that usually is available in spreadsheets for drawing documents, it may also contain elements that implement enhanced table features. See also section <text:reference-ref text:reference-format="chapter" text:ref-name="Spreadsheet Documents"/>.</text:p>
      <text:p text:style-name="RelaxNG">&lt;define name="office-drawing-content-prelude"&gt;</text:p>
      <text:p text:style-name="RelaxNG"><text:tab/>&lt;ref name="text-decls"/&gt;</text:p>
      <text:p text:style-name="RelaxNG"><text:tab/>&lt;ref name="table-decls"/&gt;</text:p>
      <text:p text:style-name="RelaxNG">&lt;/define&gt;</text:p>
      <text:p text:style-name="Text_20_body">The main document content contains a sequence of draw pages.</text:p>
      <text:p text:style-name="RelaxNG">&lt;define name="office-drawing-content-main"&gt;</text:p>
      <text:p text:style-name="RelaxNG"><text:tab/>&lt;zeroOrMore&gt;</text:p>
      <text:p text:style-name="RelaxNG"><text:tab/><text:tab/>&lt;ref name="draw-page"/&gt;</text:p>
      <text:p text:style-name="RelaxNG"><text:tab/>&lt;/zeroOrMore&gt;</text:p>
      <text:p text:style-name="RelaxNG">&lt;/define&gt;</text:p>
      <text:p text:style-name="Text_20_body">There are no drawing documents specific epilogue elements, but the epilogue may contain elements that implement enhanced table features. See also section <text:reference-ref text:reference-format="chapter" text:ref-name="Spreadsheet Documents"/>.</text:p>
      <text:p text:style-name="RelaxNG">&lt;define name="office-drawing-content-epilogue"&gt;</text:p>
      <text:p text:style-name="RelaxNG"><text:tab/>&lt;ref name="table-functions"/&gt;</text:p>
      <text:p text:style-name="RelaxNG">&lt;/define&gt;</text:p>
      <text:list text:style-name="Outline" text:continue-numbering="true">
        <text:list-item>
          <text:list text:continue-numbering="true">
            <text:list-item>
              <text:list text:continue-numbering="true">
                <text:list-item>
                  <text:h text:style-name="Heading_20_3" text:outline-level="3">Presentation Documents</text:h>
                </text:list-item>
              </text:list>
            </text:list-item>
          </text:list>
        </text:list-item>
      </text:list>
      <text:p text:style-name="Text_20_body">The content of presentation document consists of a sequence of draw pages.</text:p>
      <text:p text:style-name="RelaxNG">&lt;define name="office-body-content" combine="choice"&gt;</text:p>
      <text:p text:style-name="RelaxNG"><text:tab/>&lt;element name="office:presentation"&gt;</text:p>
      <text:p text:style-name="RelaxNG"><text:tab/><text:tab/>&lt;ref name="office-presentation-attlist"/&gt;</text:p>
      <text:p text:style-name="RelaxNG"><text:tab/><text:tab/>&lt;ref name="office-presentation-content-prelude"/&gt;</text:p>
      <text:p text:style-name="RelaxNG"><text:tab/><text:tab/>&lt;ref name="office-presentation-content-main"/&gt;</text:p>
      <text:p text:style-name="RelaxNG"><text:tab/><text:tab/>&lt;ref name="office-presentation-content-epilogue"/&gt;</text:p>
      <text:p text:style-name="RelaxNG"><text:tab/>&lt;/element&gt;</text:p>
      <text:p text:style-name="RelaxNG">&lt;/define&gt;</text:p>
      <text:p text:style-name="RelaxNG"/>
      <text:p text:style-name="RelaxNG">&lt;define name="office-presentation-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Presentation Document Content Model</text:h>
                    </text:list-item>
                  </text:list>
                </text:list-item>
              </text:list>
            </text:list-item>
          </text:list>
        </text:list-item>
      </text:list>
      <text:p text:style-name="Text_20_body">The presentation document prelude equals the one of a drawing document, but may contain some additional declarations. See also section <text:reference-ref text:reference-format="chapter" text:ref-name="Drawing Document"/>.</text:p>
      <text:p text:style-name="RelaxNG">&lt;define name="office-presentation-content-prelude"&gt;</text:p>
      <text:p text:style-name="RelaxNG"><text:tab/>&lt;ref name="text-decls"/&gt;</text:p>
      <text:p text:style-name="RelaxNG"><text:tab/>&lt;ref name="table-decls"/&gt;</text:p>
      <text:p text:style-name="RelaxNG"><text:tab/>&lt;ref name="presentation-decls"/&gt;</text:p>
      <text:p text:style-name="RelaxNG">&lt;/define&gt;</text:p>
      <text:p text:style-name="Text_20_body">The main document content contains a sequence of draw pages.</text:p>
      <text:p text:style-name="RelaxNG">&lt;define name="office-presentation-content-main"&gt;</text:p>
      <text:p text:style-name="RelaxNG"><text:tab/>&lt;zeroOrMore&gt;</text:p>
      <text:p text:style-name="RelaxNG"><text:tab/><text:tab/>&lt;ref name="draw-page"/&gt;</text:p>
      <text:p text:style-name="RelaxNG"><text:tab/>&lt;/zeroOrMore&gt;</text:p>
      <text:p text:style-name="RelaxNG">&lt;/define&gt;</text:p>
      <text:p text:style-name="Text_20_body">The epilogue of presentation documents may contain presentation settings. Additionally, it may contain elements that implement enhanced table features. See also section <text:reference-ref text:reference-format="chapter" text:ref-name="Spreadsheet Documents"/>.</text:p>
      <text:p text:style-name="RelaxNG">&lt;define name="office-presentation-content-epilogue"&gt;</text:p>
      <text:p text:style-name="RelaxNG"><text:tab/>&lt;ref name="presentation-settings"/&gt;</text:p>
      <text:p text:style-name="RelaxNG"><text:tab/>&lt;ref name="table-functions"/&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Spreadsheet Documents"/>Spreadsheet Documents</text:h>
                </text:list-item>
              </text:list>
            </text:list-item>
          </text:list>
        </text:list-item>
      </text:list>
      <text:p text:style-name="Text_20_body">The content of spreadsheet documents mainly consists of a sequence of tables. Additionally, a spreadsheet document may contain forms, change tracking information and various kinds of declarations that simplify the usage of spreadsheet tables and their analysis. Each of these are contained in either the document prelude, or the document epilogue.</text:p>
      <text:p text:style-name="RelaxNG">&lt;define name="office-body-content" combine="choice"&gt;</text:p>
      <text:p text:style-name="RelaxNG"><text:tab/>&lt;element name="office:spreadsheet"&gt;</text:p>
      <text:p text:style-name="RelaxNG"><text:tab/><text:tab/>&lt;ref name="office-spreadsheet-attlist"/&gt;</text:p>
      <text:p text:style-name="RelaxNG"><text:tab/><text:tab/>&lt;ref name="office-spreadsheet-content-prelude"/&gt;</text:p>
      <text:p text:style-name="RelaxNG"><text:tab/><text:tab/>&lt;ref name="office-spreadsheet-content-main"/&gt;</text:p>
      <text:p text:style-name="RelaxNG"><text:tab/><text:tab/>&lt;ref name="office-spreadsheet-content-epilogu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Spreadsheet Document Content Model</text:h>
                    </text:list-item>
                  </text:list>
                </text:list-item>
              </text:list>
            </text:list-item>
          </text:list>
        </text:list-item>
      </text:list>
      <text:p text:style-name="Text_20_body">The spreadsheet document prelude contains the document's form data, change tracking information, calculation setting for formulas, validation rules for cell content and declarations for label ranges.</text:p>
      <text:p text:style-name="RelaxNG">&lt;define name="office-spreadsheet-content-prelude"&gt;</text:p>
      <text:p text:style-name="RelaxNG"><text:tab/>&lt;optional&gt;</text:p>
      <text:p text:style-name="RelaxNG"><text:tab/><text:tab/>&lt;ref name="table-tracked-changes"/&gt;<text:tab/></text:p>
      <text:p text:style-name="RelaxNG"><text:tab/>&lt;/optional&gt;</text:p>
      <text:p text:style-name="RelaxNG"><text:tab/>&lt;ref name="text-decls"/&gt;</text:p>
      <text:p text:style-name="RelaxNG"><text:tab/>&lt;ref name="table-decls"/&gt;</text:p>
      <text:p text:style-name="RelaxNG">&lt;/define&gt;</text:p>
      <text:p text:style-name="RelaxNG"/>
      <text:p text:style-name="RelaxNG">&lt;define name="table-decls"&gt;</text:p>
      <text:p text:style-name="RelaxNG"><text:tab/>&lt;optional&gt;</text:p>
      <text:p text:style-name="RelaxNG"><text:tab/><text:tab/>&lt;ref name="table-calculation-settings"/&gt;<text:tab/></text:p>
      <text:p text:style-name="RelaxNG"><text:tab/>&lt;/optional&gt;</text:p>
      <text:p text:style-name="RelaxNG"><text:tab/>&lt;optional&gt;</text:p>
      <text:p text:style-name="RelaxNG"><text:tab/><text:tab/>&lt;ref name="table-content-validations"/&gt;<text:tab/></text:p>
      <text:p text:style-name="RelaxNG"><text:tab/>&lt;/optional&gt;</text:p>
      <text:p text:style-name="RelaxNG"><text:tab/>&lt;optional&gt;</text:p>
      <text:p text:style-name="RelaxNG"><text:tab/><text:tab/>&lt;ref name="table-label-ranges"/&gt;<text:tab/></text:p>
      <text:p text:style-name="RelaxNG"><text:tab/>&lt;/optional&gt;</text:p>
      <text:p text:style-name="RelaxNG">&lt;/define&gt;</text:p>
      <text:p text:style-name="Text_20_body">The main document is a list of tables.</text:p>
      <text:p text:style-name="RelaxNG">&lt;define name="office-spreadsheet-content-main"&gt;</text:p>
      <text:p text:style-name="RelaxNG"><text:tab/>&lt;zeroOrMore&gt;</text:p>
      <text:p text:style-name="RelaxNG"><text:tab/><text:tab/>&lt;ref name="table-table"/&gt;</text:p>
      <text:p text:style-name="RelaxNG"><text:tab/>&lt;/zeroOrMore&gt;</text:p>
      <text:p text:style-name="RelaxNG">&lt;/define&gt;</text:p>
      <text:p text:style-name="Text_20_body">The epilogue of spreadsheet documents contains declarations for named expressions, database ranges, data pilot tables, consolidation operations and DDE links.</text:p>
      <text:p text:style-name="RelaxNG">&lt;define name="office-spreadsheet-content-epilogue"&gt;</text:p>
      <text:p text:style-name="RelaxNG"><text:tab/>&lt;ref name="table-functions"/&gt;<text:tab/></text:p>
      <text:p text:style-name="RelaxNG">&lt;/define&gt;</text:p>
      <text:p text:style-name="RelaxNG"/>
      <text:p text:style-name="RelaxNG">&lt;define name="table-functions"&gt;</text:p>
      <text:p text:style-name="RelaxNG"><text:tab/>&lt;optional&gt;</text:p>
      <text:p text:style-name="RelaxNG"><text:tab/><text:tab/>&lt;ref name="table-named-expressions"/&gt;<text:tab/></text:p>
      <text:p text:style-name="RelaxNG"><text:tab/>&lt;/optional&gt;</text:p>
      <text:p text:style-name="RelaxNG"><text:tab/>&lt;optional&gt;</text:p>
      <text:p text:style-name="RelaxNG"><text:tab/><text:tab/>&lt;ref name="table-database-ranges"/&gt;<text:tab/></text:p>
      <text:p text:style-name="RelaxNG"><text:tab/>&lt;/optional&gt;</text:p>
      <text:p text:style-name="RelaxNG"><text:tab/>&lt;optional&gt;</text:p>
      <text:p text:style-name="RelaxNG"><text:tab/><text:tab/>&lt;ref name="table-data-pilot-tables"/&gt;<text:tab/></text:p>
      <text:p text:style-name="RelaxNG"><text:tab/>&lt;/optional&gt;</text:p>
      <text:p text:style-name="RelaxNG"><text:tab/>&lt;optional&gt;</text:p>
      <text:p text:style-name="RelaxNG"><text:tab/><text:tab/>&lt;ref name="table-consolidation"/&gt;<text:tab/></text:p>
      <text:p text:style-name="RelaxNG"><text:tab/>&lt;/optional&gt;</text:p>
      <text:p text:style-name="RelaxNG"><text:tab/>&lt;optional&gt;</text:p>
      <text:p text:style-name="RelaxNG"><text:tab/><text:tab/>&lt;ref name="table-dde-links"/&gt;<text:tab/></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Chart Documents</text:h>
                </text:list-item>
              </text:list>
            </text:list-item>
          </text:list>
        </text:list-item>
      </text:list>
      <text:p text:style-name="Text_20_body">The content of chart documents mainly consists of a chart element.</text:p>
      <text:p text:style-name="RelaxNG">&lt;define name="office-body-content" combine="choice"&gt;</text:p>
      <text:p text:style-name="RelaxNG"><text:tab/>&lt;element name="office:chart"&gt;</text:p>
      <text:p text:style-name="RelaxNG"><text:tab/><text:tab/>&lt;ref name="office-chart-attlist"/&gt;</text:p>
      <text:p text:style-name="RelaxNG"><text:tab/><text:tab/>&lt;ref name="office-chart-content-prelude"/&gt;</text:p>
      <text:p text:style-name="RelaxNG"><text:tab/><text:tab/>&lt;ref name="office-chart-content-main"/&gt;</text:p>
      <text:p text:style-name="RelaxNG"><text:tab/><text:tab/>&lt;ref name="office-chart-content-epilogue"/&gt;</text:p>
      <text:p text:style-name="RelaxNG"><text:tab/>&lt;/element&gt;</text:p>
      <text:p text:style-name="RelaxNG">&lt;/define&gt;</text:p>
      <text:p text:style-name="RelaxNG"/>
      <text:p text:style-name="RelaxNG">&lt;define name="office-chart-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hart Document Content Model</text:h>
                    </text:list-item>
                  </text:list>
                </text:list-item>
              </text:list>
            </text:list-item>
          </text:list>
        </text:list-item>
      </text:list>
      <text:p text:style-name="Text_20_body">To allow office applications to implement functionality that usually is available in spreadsheets for the table that may be contained in a chart, the chart document prelude may contain elements that implement enhanced table features. See also section <text:reference-ref text:reference-format="chapter" text:ref-name="Spreadsheet Documents"/>.</text:p>
      <text:p text:style-name="RelaxNG">&lt;define name="office-chart-content-prelude"&gt;</text:p>
      <text:p text:style-name="RelaxNG"><text:tab/>&lt;ref name="text-decls"/&gt;</text:p>
      <text:p text:style-name="RelaxNG"><text:tab/>&lt;ref name="table-decls"/&gt;</text:p>
      <text:p text:style-name="RelaxNG">&lt;/define&gt;</text:p>
      <text:p text:style-name="Text_20_body">The main document is a chart element only.</text:p>
      <text:p text:style-name="RelaxNG">&lt;define name="office-chart-content-main"&gt;</text:p>
      <text:p text:style-name="RelaxNG"><text:tab/>&lt;ref name="chart-chart"/&gt;</text:p>
      <text:p text:style-name="RelaxNG">&lt;/define&gt;</text:p>
      <text:p text:style-name="Text_20_body">There are no chart documents specific epilogue elements, but the epilogue may contain elements that implement enhanced table features. See also section <text:reference-ref text:reference-format="chapter" text:ref-name="Spreadsheet Documents"/>.</text:p>
      <text:p text:style-name="RelaxNG">&lt;define name="office-chart-content-epilogue"&gt;</text:p>
      <text:p text:style-name="RelaxNG"><text:tab/>&lt;ref name="table-functions"/&gt;<text:tab/></text:p>
      <text:p text:style-name="RelaxNG">&lt;/define&gt;</text:p>
      <text:list text:style-name="Outline" text:continue-numbering="true">
        <text:list-item>
          <text:list text:continue-numbering="true">
            <text:list-item>
              <text:list text:continue-numbering="true">
                <text:list-item>
                  <text:h text:style-name="Heading_20_3" text:outline-level="3">Image Documents</text:h>
                </text:list-item>
              </text:list>
            </text:list-item>
          </text:list>
        </text:list-item>
      </text:list>
      <text:p text:style-name="Text_20_body">The content of an image document is a frame element only. The frame element must contain a single image element.</text:p>
      <text:p text:style-name="RelaxNG">&lt;define name="office-body-content" combine="choice"&gt;</text:p>
      <text:p text:style-name="RelaxNG"><text:tab/>&lt;element name="office:image"&gt;</text:p>
      <text:p text:style-name="RelaxNG"><text:tab/><text:tab/>&lt;ref name="office-image-attlist"/&gt;</text:p>
      <text:p text:style-name="RelaxNG"><text:tab/><text:tab/>&lt;ref name="office-image-content-prelude"/&gt;</text:p>
      <text:p text:style-name="RelaxNG"><text:tab/><text:tab/>&lt;ref name="office-image-content-main"/&gt;</text:p>
      <text:p text:style-name="RelaxNG"><text:tab/><text:tab/>&lt;ref name="office-image-content-epilogue"/&gt;</text:p>
      <text:p text:style-name="RelaxNG"><text:tab/>&lt;/element&gt;</text:p>
      <text:p text:style-name="RelaxNG">&lt;/define&gt;</text:p>
      <text:p text:style-name="RelaxNG"/>
      <text:p text:style-name="RelaxNG">&lt;define name="office-image-attlist"&gt;</text:p>
      <text:p text:style-name="RelaxNG"><text:tab/>&lt;empty/&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Image Document Content Model</text:h>
                    </text:list-item>
                  </text:list>
                </text:list-item>
              </text:list>
            </text:list-item>
          </text:list>
        </text:list-item>
      </text:list>
      <text:p text:style-name="Text_20_body">The image document prelude is empty.</text:p>
      <text:p text:style-name="RelaxNG">&lt;define name="office-image-content-prelude"&gt;</text:p>
      <text:p text:style-name="RelaxNG"><text:tab/>&lt;empty/&gt;</text:p>
      <text:p text:style-name="RelaxNG">&lt;/define&gt;</text:p>
      <text:p text:style-name="Text_20_body">The main document content contains a frame only.</text:p>
      <text:p text:style-name="RelaxNG">&lt;define name="office-image-content-main"&gt;</text:p>
      <text:p text:style-name="RelaxNG"><text:tab/>&lt;ref name="draw-frame"/&gt;</text:p>
      <text:p text:style-name="RelaxNG">&lt;/define&gt;</text:p>
      <text:p text:style-name="Text_20_body">There are no image documents specific epilogue elements.</text:p>
      <text:p text:style-name="RelaxNG">&lt;define name="office-image-content-epilogue"&gt;</text:p>
      <text:p text:style-name="RelaxNG"><text:tab/>&lt;empty/&gt;</text:p>
      <text:p text:style-name="RelaxNG">&lt;/define&gt;</text:p>
      <text:list text:style-name="Outline" text:continue-numbering="true">
        <text:list-item>
          <text:list text:continue-numbering="true">
            <text:list-item>
              <text:h text:style-name="Heading_20_2" text:outline-level="2">Application Settings</text:h>
            </text:list-item>
          </text:list>
        </text:list-item>
      </text:list>
      <text:p text:style-name="Text_20_body"><text:alphabetical-index-mark-start text:id="IMark127760772"/>Application settings<text:alphabetical-index-mark-end text:id="IMark127760772"/> are contained in a <text:alphabetical-index-mark-start text:id="IMark127759012"/><text:span text:style-name="Element">&lt;office:settings&gt;</text:span><text:alphabetical-index-mark-end text:id="IMark127759012"/> element.</text:p>
      <text:p text:style-name="RelaxNG">&lt;define name="office-settings"&gt;</text:p>
      <text:p text:style-name="RelaxNG"><text:tab/>&lt;optional&gt;</text:p>
      <text:p text:style-name="RelaxNG"><text:tab/><text:tab/>&lt;element name="office:settings"&gt;</text:p>
      <text:p text:style-name="RelaxNG"><text:tab/><text:tab/><text:tab/>&lt;oneOrMore&gt;</text:p>
      <text:p text:style-name="RelaxNG"><text:tab/><text:tab/><text:tab/><text:tab/>&lt;ref name="config-config-item-set"/&gt;</text:p>
      <text:p text:style-name="RelaxNG"><text:tab/><text:tab/><text:tab/>&lt;/oneOrMore&gt;</text:p>
      <text:p text:style-name="RelaxNG"><text:tab/><text:tab/>&lt;/element&gt;</text:p>
      <text:p text:style-name="RelaxNG"><text:tab/>&lt;/optional&gt;</text:p>
      <text:p text:style-name="RelaxNG">&lt;/define&gt;</text:p>
      <text:p text:style-name="Text_20_body">The settings for <text:span text:style-name="T2">office</text:span> applications may be divided into several categories each represented by a <text:span text:style-name="Element">&lt;config:config-item-set&gt;</text:span> element. For instance <text:s/>the following two categories may exist:</text:p>
      <text:list text:style-name="BulletedList">
        <text:list-item text:start-value="1">
          <text:p text:style-name="P13">Document settings, for example default printer.</text:p>
        </text:list-item>
        <text:list-item>
          <text:p text:style-name="P13">View settings, for example zoom level.</text:p>
        </text:list-item>
      </text:list>
      <text:list text:style-name="Outline" text:continue-numbering="true">
        <text:list-item>
          <text:list text:continue-numbering="true">
            <text:list-item>
              <text:list text:continue-numbering="true">
                <text:list-item>
                  <text:h text:style-name="Heading_20_3" text:outline-level="3">Sequence of Settings</text:h>
                </text:list-item>
              </text:list>
            </text:list-item>
          </text:list>
        </text:list-item>
      </text:list>
      <text:p text:style-name="Text_20_body">The <text:alphabetical-index-mark-start text:id="IMark127759012"/><text:span text:style-name="Element">&lt;config:config-item-set</text:span>&gt;<text:alphabetical-index-mark-end text:id="IMark127759012"/> element is a container element for all types of setting elements. The settings can be contained in the element is any order.</text:p>
      <text:p text:style-name="RelaxNG">&lt;define name="config-config-item-set"&gt;</text:p>
      <text:p text:style-name="RelaxNG"><text:tab/>&lt;element name="config:config-item-set"&gt;</text:p>
      <text:p text:style-name="RelaxNG"><text:tab/><text:tab/>&lt;ref name="config-config-item-set-attlist"/&gt;</text:p>
      <text:p text:style-name="RelaxNG"><text:tab/><text:tab/>&lt;ref name="config-items"/&gt;</text:p>
      <text:p text:style-name="RelaxNG"><text:tab/>&lt;/element&gt;</text:p>
      <text:p text:style-name="RelaxNG">&lt;/define&gt;</text:p>
      <text:p text:style-name="RelaxNG"/>
      <text:p text:style-name="RelaxNG">&lt;define name="config-items"&gt;</text:p>
      <text:p text:style-name="RelaxNG"><text:tab/>&lt;oneOrMore&gt;</text:p>
      <text:p text:style-name="RelaxNG"><text:tab/><text:tab/>&lt;choice&gt;</text:p>
      <text:p text:style-name="RelaxNG"><text:tab/><text:tab/><text:tab/>&lt;ref name="config-config-item"/&gt;</text:p>
      <text:p text:style-name="RelaxNG"><text:tab/><text:tab/><text:tab/>&lt;ref name="config-config-item-set"/&gt;</text:p>
      <text:p text:style-name="RelaxNG"><text:tab/><text:tab/><text:tab/>&lt;ref name="config-config-item-map-named"/&gt;</text:p>
      <text:p text:style-name="RelaxNG"><text:tab/><text:tab/><text:tab/>&lt;ref name="config-config-item-map-indexed"/&gt;</text:p>
      <text:p text:style-name="RelaxNG"><text:tab/><text:tab/>&lt;/choice&gt;</text:p>
      <text:p text:style-name="RelaxNG"><text:tab/>&lt;/oneOrMor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Attribute">config:name</text:span> attribute identifies the name of the setting container. For top level <text:span text:style-name="Element">&lt;config:config-item-set&gt;</text:span> elements, that are elements that are direct children of the <text:span text:style-name="Element">&lt;office:settings&gt;</text:span> element, the name should be preceded by a namespace prefix that identifies the application the settings belong to.</text:p>
      <text:p text:style-name="RelaxNG">&lt;define name="config-config-item-set-attlist" combine="interleave"&gt;</text:p>
      <text:p text:style-name="RelaxNG"><text:tab/>&lt;attribute name="config:name"&gt;</text:p>
      <text:p text:style-name="RelaxNG"><text:tab/><text:tab/>&lt;ref name="string"/&gt;</text:p>
      <text:p text:style-name="RelaxNG"><text:tab/>&lt;/attribute&gt;</text:p>
      <text:p text:style-name="RelaxNG">&lt;/define&gt;</text:p>
      <text:p text:style-name="Text_20_body"><text:span text:style-name="Label">Example:</text:span></text:p>
      <text:p text:style-name="Example">&lt;office:settings&gt;</text:p>
      <text:p text:style-name="Example"><text:tab/>&lt;config:config-item-set xmlns:ooo="http://www.openoffice.org/...";</text:p>
      <text:p text:style-name="Example"><text:tab/> <text:s text:c="23"/>config:name="ooo:view-settings"&gt;</text:p>
      <text:p text:style-name="Example"><text:tab/><text:tab/>&lt;config:config-item config:name="ViewAreaTop"</text:p>
      <text:p text:style-name="Example"><text:tab/><text:tab/> <text:s text:c="19"/>config:type="int"&gt;0&lt;/config:config-item&gt;</text:p>
      <text:p text:style-name="Example"><text:tab/>&lt;/config:config-item-set&gt;</text:p>
      <text:p text:style-name="Example">&lt;/office:settings&gt;</text:p>
      <text:list text:style-name="Outline" text:continue-numbering="true">
        <text:list-item>
          <text:list text:continue-numbering="true">
            <text:list-item>
              <text:list text:continue-numbering="true">
                <text:list-item>
                  <text:h text:style-name="Heading_20_3" text:outline-level="3">Base Settings</text:h>
                </text:list-item>
              </text:list>
            </text:list-item>
          </text:list>
        </text:list-item>
      </text:list>
      <text:p text:style-name="Text_20_body">The <text:alphabetical-index-mark-start text:id="IMark127759012"/><text:span text:style-name="Element">&lt;config:config-item&gt;</text:span><text:alphabetical-index-mark-end text:id="IMark127759012"/> element contains all base settings. The value of the setting is stored in the element.</text:p>
      <text:p text:style-name="RelaxNG">&lt;define name="config-config-item"&gt;</text:p>
      <text:p text:style-name="RelaxNG"><text:tab/>&lt;element name="config:config-item"&gt;</text:p>
      <text:p text:style-name="RelaxNG"><text:tab/><text:tab/>&lt;ref name="config-config-item-attlist"/&gt;</text:p>
      <text:p text:style-name="RelaxNG"><text:tab/><text:tab/>&lt;text/&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T6">config:name</text:span> attribute identifies the name of the setting.</text:p>
      <text:p text:style-name="RelaxNG">&lt;define name="config-config-item-attlist" combine="interleave"&gt;</text:p>
      <text:p text:style-name="RelaxNG"><text:tab/>&lt;attribute name="config:nam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Type</text:h>
                    </text:list-item>
                  </text:list>
                </text:list-item>
              </text:list>
            </text:list-item>
          </text:list>
        </text:list-item>
      </text:list>
      <text:p text:style-name="Table_20_Contents">The <text:span text:style-name="T6">config:type</text:span> attribute identifies the data type of setting. </text:p>
      <text:p text:style-name="RelaxNG">&lt;define name="config-config-item-attlist" combine="interleave"&gt;</text:p>
      <text:p text:style-name="RelaxNG"><text:tab/>&lt;attribute name="config:type"&gt;</text:p>
      <text:p text:style-name="RelaxNG"><text:tab/><text:tab/>&lt;choice&gt;</text:p>
      <text:p text:style-name="RelaxNG"><text:tab/><text:tab/><text:tab/>&lt;value&gt;boolean&lt;/value&gt;</text:p>
      <text:p text:style-name="RelaxNG"><text:tab/><text:tab/><text:tab/>&lt;value&gt;short&lt;/value&gt;</text:p>
      <text:p text:style-name="RelaxNG"><text:tab/><text:tab/><text:tab/>&lt;value&gt;int&lt;/value&gt;</text:p>
      <text:p text:style-name="RelaxNG"><text:tab/><text:tab/><text:tab/>&lt;value&gt;long&lt;/value&gt;</text:p>
      <text:p text:style-name="RelaxNG"><text:tab/><text:tab/><text:tab/>&lt;value&gt;double&lt;/value&gt;</text:p>
      <text:p text:style-name="RelaxNG"><text:tab/><text:tab/><text:tab/>&lt;value&gt;string&lt;/value&gt;</text:p>
      <text:p text:style-name="RelaxNG"><text:tab/><text:tab/><text:tab/>&lt;value&gt;datetime&lt;/value&gt;</text:p>
      <text:p text:style-name="RelaxNG"><text:tab/><text:tab/><text:tab/>&lt;value&gt;base64Binary&lt;/value&gt;</text:p>
      <text:p text:style-name="RelaxNG"><text:tab/><text:tab/>&lt;/choice&gt;</text:p>
      <text:p text:style-name="RelaxNG"><text:tab/>&lt;/attribute&gt;</text:p>
      <text:p text:style-name="RelaxNG">&lt;/define&gt;</text:p>
      <text:list text:style-name="Outline" text:continue-numbering="true">
        <text:list-item>
          <text:list text:continue-numbering="true">
            <text:list-item>
              <text:list text:continue-numbering="true">
                <text:list-item>
                  <text:h text:style-name="Heading_20_3" text:outline-level="3">Index Access of Sequences</text:h>
                </text:list-item>
              </text:list>
            </text:list-item>
          </text:list>
        </text:list-item>
      </text:list>
      <text:p text:style-name="Text_20_body">The <text:alphabetical-index-mark-start text:id="IMark127759012"/><text:span text:style-name="Element">&lt;config:</text:span><text:span text:style-name="Attribute">config-item-map-indexed&gt;</text:span><text:alphabetical-index-mark-end text:id="IMark127759012"/> element is a container element for sequences. The order specifies the index of the elements</text:p>
      <text:p text:style-name="RelaxNG">&lt;define name="config-config-item-map-indexed"&gt;</text:p>
      <text:p text:style-name="RelaxNG"><text:tab/>&lt;element name="config:config-item-map-indexed"&gt;</text:p>
      <text:p text:style-name="RelaxNG"><text:tab/><text:tab/>&lt;ref name="config-config-item-map-indexed-attlist"/&gt;</text:p>
      <text:p text:style-name="RelaxNG"><text:tab/><text:tab/>&lt;oneOrMore&gt;</text:p>
      <text:p text:style-name="RelaxNG"><text:tab/><text:tab/><text:tab/>&lt;ref name="config-config-item-map-entry"/&gt;</text:p>
      <text:p text:style-name="RelaxNG"><text:tab/><text:tab/>&lt;/oneOrMor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T6">config:name</text:span> attribute identifies the name of the setting sequence.</text:p>
      <text:p text:style-name="RelaxNG">&lt;define name="config-config-item-map-indexed-attlist" combine="interleave"&gt;</text:p>
      <text:p text:style-name="RelaxNG"><text:tab/>&lt;attribute name="config:nam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list text:continue-numbering="true">
                <text:list-item>
                  <text:h text:style-name="Heading_20_3" text:outline-level="3">Map Entry</text:h>
                </text:list-item>
              </text:list>
            </text:list-item>
          </text:list>
        </text:list-item>
      </text:list>
      <text:p text:style-name="Text_20_body">The <text:alphabetical-index-mark-start text:id="IMark127759012"/><text:span text:style-name="Element">&lt;config:</text:span><text:span text:style-name="Attribute">config-item-map-entry&gt;</text:span><text:alphabetical-index-mark-end text:id="IMark127759012"/> element represents an entry in an indexed or named settings sequence. It is a container element for all types of setting elements. </text:p>
      <text:p text:style-name="RelaxNG">&lt;define name="config-config-item-map-entry"&gt;</text:p>
      <text:p text:style-name="RelaxNG"><text:tab/>&lt;element name="config:config-item-map-entry"&gt;</text:p>
      <text:p text:style-name="RelaxNG"><text:tab/><text:tab/>&lt;ref name="config-config-item-map-entry-attlist"/&gt;</text:p>
      <text:p text:style-name="RelaxNG"><text:tab/><text:tab/>&lt;ref name="config-items"/&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T6">config:name</text:span> attribute identifies the name of the setting sequence.</text:p>
      <text:p text:style-name="RelaxNG">&lt;define name="config-config-item-map-entry-attlist" combine="interleave"&gt;</text:p>
      <text:p text:style-name="RelaxNG"><text:tab/>&lt;optional&gt;</text:p>
      <text:p text:style-name="RelaxNG"><text:tab/><text:tab/>&lt;attribute name="config:name"&gt;</text:p>
      <text:p text:style-name="RelaxNG"><text:tab/><text:tab/><text:tab/>&lt;ref name="string"/&gt;</text:p>
      <text:p text:style-name="RelaxNG"><text:tab/><text:tab/>&lt;/attribute&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Name Access of Sequences</text:h>
                </text:list-item>
              </text:list>
            </text:list-item>
          </text:list>
        </text:list-item>
      </text:list>
      <text:p text:style-name="Text_20_body">The <text:alphabetical-index-mark-start text:id="IMark127759012"/><text:span text:style-name="Element">&lt;config:</text:span><text:span text:style-name="Attribute">config-item-map-named&gt;</text:span><text:alphabetical-index-mark-end text:id="IMark127759012"/> element is a container element for sequences, where each setting in the sequence is identified by its name.</text:p>
      <text:p text:style-name="RelaxNG">&lt;define name="config-config-item-map-named"&gt;</text:p>
      <text:p text:style-name="RelaxNG"><text:tab/>&lt;element name="config:config-item-map-named"&gt;</text:p>
      <text:p text:style-name="RelaxNG"><text:tab/><text:tab/>&lt;ref name="config-config-item-map-named-attlist"/&gt;</text:p>
      <text:p text:style-name="RelaxNG"><text:tab/><text:tab/>&lt;oneOrMore&gt;</text:p>
      <text:p text:style-name="RelaxNG"><text:tab/><text:tab/><text:tab/>&lt;ref name="config-config-item-map-entry"/&gt;</text:p>
      <text:p text:style-name="RelaxNG"><text:tab/><text:tab/>&lt;/oneOrMore&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Config Name</text:h>
                    </text:list-item>
                  </text:list>
                </text:list-item>
              </text:list>
            </text:list-item>
          </text:list>
        </text:list-item>
      </text:list>
      <text:p text:style-name="Table_20_Contents">The <text:span text:style-name="T6">config:name</text:span> attribute identifies the name of the setting sequence.</text:p>
      <text:p text:style-name="RelaxNG">&lt;define name="config-config-item-map-named-attlist" combine="interleave"&gt;</text:p>
      <text:p text:style-name="RelaxNG"><text:tab/>&lt;attribute name="config:nam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list text:continue-numbering="true">
                <text:list-item>
                  <text:h text:style-name="Heading_20_3" text:outline-level="3">Cursor Position Setting</text:h>
                </text:list-item>
              </text:list>
            </text:list-item>
          </text:list>
        </text:list-item>
      </text:list>
      <text:p text:style-name="Text_20_body">A common view setting for editing applications is the position where the text cursor was while saving the document. For WYSIWYG applications, this usually will be a position within a paragraph only. For applications that provide an XML based view of the document, the cursor position could be also between arbitrary elements, or even within tags.</text:p>
      <text:p text:style-name="Text_20_body">To represent a text cursor position within a document, a processing instruction with <text:span text:style-name="Attribute">PITarget</text:span> <text:span text:style-name="Attribute"><text:user-field-get text:name="PIName">opendocument</text:user-field-get></text:span> (see §2.6 of <text:bibliography-mark text:identifier="XML1.0" text:bibliography-type="manual" text:author="Tim Bray, Jean Paoli, C. M. Sperberg-McQueen, Eve Maler, François Yergeau " text:editor="W3C" text:title="Extensible Markup Language (XML) 1.0 (Third Edition)" text:year="2004" text:url="http://www.w3.org/TR/2004/REC-xml-20040204">[XML1.0]</text:bibliography-mark>) <text:span text:style-name="RFC2119_20_Keyword">should</text:span> be used. The name of the cursor position processing instruction, <text:span text:style-name="Element">cursor-position</text:span>, <text:span text:style-name="RFC2119_20_Keyword">shall</text:span> follow the <text:span text:style-name="Attribute">PITarget</text:span> <text:span text:style-name="Attribute"><text:user-field-get text:name="PIName">opendocument</text:user-field-get></text:span>. The processing instruction may have arbitrary application specific attributes, for instance to connect the cursor position with a certain view of the document, where the views themselves are specified as application specific settings. The syntax for these attributes <text:span text:style-name="RFC2119_20_Keyword">shall</text:span> be the same as for attributes within XML start tags. </text:p>
      <text:p text:style-name="Text_20_body">Where a text cursor position is not sufficient to recreate a document view, applications may use arbitrary document specific settings in addition to the cursor position processing instruction. They may also use arbitrary document specific settings if the cursor position is not a text cursor position, but for instance a selection of drawing objects.</text:p>
      <text:p text:style-name="Text_20_body"><text:span text:style-name="Label">Example:</text:span> cursor position processing instruction</text:p>
      <text:p text:style-name="Example">&lt;text:p&gt;This is&lt;?<text:user-field-get text:name="PIName">opendocument</text:user-field-get> cursor-position view-id="view1"?&gt; an example.&lt;/text:p&gt;</text:p>
      <text:list text:style-name="Outline" text:continue-numbering="true">
        <text:list-item>
          <text:list text:continue-numbering="true">
            <text:list-item>
              <text:h text:style-name="Heading_20_2" text:outline-level="2"><text:reference-mark-start text:name="Scripts (Heading)"/>Scripts<text:reference-mark-end text:name="Scripts (Heading)"/></text:h>
            </text:list-item>
          </text:list>
        </text:list-item>
      </text:list>
      <text:p text:style-name="Text_20_body">A document may contain several scripts in different scripting languages. Each script is represented by a <text:alphabetical-index-mark-start text:id="IMark127759012"/><text:span text:style-name="Element">&lt;office:script&gt;</text:span><text:alphabetical-index-mark-end text:id="IMark127759012"/> element. All these script elements are contained in a single <text:span text:style-name="Element">&lt;office:scripts&gt;</text:span> element.</text:p>
      <text:p text:style-name="Text_20_body"><text:alphabetical-index-mark text:string-value="scripts"/>Scripts do not imply a scripting language or an object model. A script can for instance operate on the Document Object Model (DOM) composed from the XML representation of a document in <text:span text:style-name="T2"><text:user-field-get text:name="CommitteeName">OpenDocument</text:user-field-get></text:span><text:span text:style-name="T2"> format (see </text:span><text:span text:style-name="T2"><text:bibliography-mark text:identifier="DOM2" text:bibliography-type="manual" text:author="W3C" text:editor="W3C" text:title="Document Object Model Level 2 Core Specification" text:year="2000" text:url="http://www.w3.org/TR/2000/REC-DOM-Level-2-Core-20001113">[DOM2]</text:bibliography-mark></text:span><text:span text:style-name="T2">),</text:span> or on <text:span text:style-name="T2">an application specific</text:span> API.</text:p>
      <text:p text:style-name="Text_20_body">Scripts cannot modify a document while the document is loading. However, some events are called immediately after the document is loaded.</text:p>
      <text:p text:style-name="Text_20_body">In addition to <text:span text:style-name="Element">&lt;office:script&gt;</text:span> elements, the <text:span text:style-name="Element">&lt;office:scripts&gt;</text:span> element may also contain an <text:span text:style-name="T6">&lt;office:event-listeners&gt;</text:span> element which contains the events assigned to the document itself. Examples for these are events called when the document is opened or closed. See section <text:reference-ref text:reference-format="chapter" text:ref-name="Event Tables"/> for more information on the <text:span text:style-name="T6">&lt;office:event-listeners&gt;</text:span> element.</text:p>
      <text:p text:style-name="RelaxNG">&lt;define name="office-scripts"&gt;</text:p>
      <text:p text:style-name="RelaxNG"><text:tab/>&lt;optional&gt;</text:p>
      <text:p text:style-name="RelaxNG"><text:tab/><text:tab/>&lt;element name="office:scripts"&gt;</text:p>
      <text:p text:style-name="RelaxNG"><text:tab/><text:tab/><text:tab/>&lt;zeroOrMore&gt;</text:p>
      <text:p text:style-name="RelaxNG"><text:tab/><text:tab/><text:tab/><text:tab/>&lt;ref name="office-script"/&gt;</text:p>
      <text:p text:style-name="RelaxNG"><text:tab/><text:tab/><text:tab/>&lt;/zeroOrMore&gt;</text:p>
      <text:p text:style-name="RelaxNG"><text:tab/><text:tab/><text:tab/>&lt;optional&gt;</text:p>
      <text:p text:style-name="RelaxNG"><text:tab/><text:tab/><text:tab/><text:tab/>&lt;ref name="office-event-listeners"/&gt;</text:p>
      <text:p text:style-name="RelaxNG"><text:tab/><text:tab/><text:tab/>&lt;/optional&gt;</text:p>
      <text:p text:style-name="RelaxNG"><text:tab/><text:tab/>&lt;/element&gt;</text:p>
      <text:p text:style-name="RelaxNG"><text:tab/>&lt;/optional&gt;</text:p>
      <text:p text:style-name="RelaxNG">&lt;/define&gt;</text:p>
      <text:list text:style-name="Outline" text:continue-numbering="true">
        <text:list-item>
          <text:list text:continue-numbering="true">
            <text:list-item>
              <text:list text:continue-numbering="true">
                <text:list-item>
                  <text:h text:style-name="Heading_20_3" text:outline-level="3">Script</text:h>
                </text:list-item>
              </text:list>
            </text:list-item>
          </text:list>
        </text:list-item>
      </text:list>
      <text:p text:style-name="Table_20_Contents">The <text:span text:style-name="Element">&lt;office:script&gt;</text:span> element contains script language specific content. In most situations, the element contains the source code of the script, but it may also contain a compiled version of the script or a link to some external script code.</text:p>
      <text:p text:style-name="RelaxNG">&lt;define name="office-script"&gt;</text:p>
      <text:p text:style-name="RelaxNG"><text:tab/>&lt;element name="office:script"&gt;</text:p>
      <text:p text:style-name="RelaxNG"><text:tab/><text:tab/>&lt;ref name="office-script-attlist"/&gt;</text:p>
      <text:p text:style-name="RelaxNG"><text:tab/><text:tab/>&lt;mixed&gt;</text:p>
      <text:p text:style-name="RelaxNG"><text:tab/><text:tab/><text:tab/>&lt;ref name="anyElements"/&gt;</text:p>
      <text:p text:style-name="RelaxNG"><text:tab/><text:tab/>&lt;/mixed&gt;</text:p>
      <text:p text:style-name="RelaxNG"><text:tab/>&lt;/element&gt;</text:p>
      <text:p text:style-name="RelaxNG">&lt;/define&gt;</text:p>
      <text:list text:style-name="Outline" text:continue-numbering="true">
        <text:list-item>
          <text:list text:continue-numbering="true">
            <text:list-item>
              <text:list text:continue-numbering="true">
                <text:list-item>
                  <text:list text:continue-numbering="true">
                    <text:list-item>
                      <text:h text:style-name="Heading_20_4" text:outline-level="4"><text:reference-mark text:name="Script Language"/>Script Language</text:h>
                    </text:list-item>
                  </text:list>
                </text:list-item>
              </text:list>
            </text:list-item>
          </text:list>
        </text:list-item>
      </text:list>
      <text:p text:style-name="Text_20_body">The attribute <text:span text:style-name="Attribute">script:language</text:span> specifies the language of the script by its name. Since script language names are application specific, the name should be preceded by a namespace prefix.</text:p>
      <text:p text:style-name="RelaxNG">&lt;define name="office-script-attlist"&gt;</text:p>
      <text:p text:style-name="RelaxNG"><text:tab/>&lt;attribute name="script:language"&gt;</text:p>
      <text:p text:style-name="RelaxNG"><text:tab/><text:tab/>&lt;ref name="string"/&gt;</text:p>
      <text:p text:style-name="RelaxNG"><text:tab/>&lt;/attribute&gt;</text:p>
      <text:p text:style-name="RelaxNG">&lt;/define&gt;</text:p>
      <text:list text:style-name="Outline" text:continue-numbering="true">
        <text:list-item>
          <text:list text:continue-numbering="true">
            <text:list-item>
              <text:h text:style-name="Heading_20_2" text:outline-level="2">Font Face Declarations</text:h>
            </text:list-item>
          </text:list>
        </text:list-item>
      </text:list>
      <text:p text:style-name="Text_20_body">A document in <text:span text:style-name="T2"><text:user-field-get text:name="CommitteeName">OpenDocument</text:user-field-get></text:span> format may contain font face declarations. A font face declaration provides information about the fonts used by the author of a document, so that these fonts or fonts that are very close to these fonts may be located on other systems. See section <text:reference-ref text:reference-format="chapter" text:ref-name="Font Face Decalaration"/> for details.</text:p>
      <text:p text:style-name="RelaxNG">&lt;define name="office-font-face-decls"&gt;</text:p>
      <text:p text:style-name="RelaxNG"><text:tab/>&lt;optional&gt;</text:p>
      <text:p text:style-name="RelaxNG"><text:tab/><text:tab/>&lt;element name="office:font-face-decls"&gt;</text:p>
      <text:p text:style-name="RelaxNG"><text:tab/><text:tab/><text:tab/>&lt;zeroOrMore&gt;</text:p>
      <text:p text:style-name="RelaxNG"><text:tab/><text:tab/><text:tab/><text:tab/>&lt;ref name="style-font-face"/&gt;</text:p>
      <text:p text:style-name="RelaxNG"><text:tab/><text:tab/><text:tab/>&lt;/zeroOrMore&gt;</text:p>
      <text:p text:style-name="RelaxNG"><text:tab/><text:tab/>&lt;/element&gt;</text:p>
      <text:p text:style-name="RelaxNG"><text:tab/>&lt;/optional&gt;</text:p>
      <text:p text:style-name="RelaxNG">&lt;/define&gt;</text:p>
      <text:list text:style-name="Outline" text:continue-numbering="true">
        <text:list-item>
          <text:list text:continue-numbering="true">
            <text:list-item>
              <text:h text:style-name="Heading_20_2" text:outline-level="2">Styles</text:h>
            </text:list-item>
          </text:list>
        </text:list-item>
      </text:list>
      <text:p text:style-name="Text_20_body">The <text:span text:style-name="T2"><text:user-field-get text:name="CommitteeName">OpenDocument</text:user-field-get></text:span> format supports the following types of <text:alphabetical-index-mark-start text:id="IMark127759012"/><text:span text:style-name="T5">styles</text:span><text:alphabetical-index-mark-end text:id="IMark127759012"/>: </text:p>
      <text:list text:style-name="BulletedList">
        <text:list-item text:start-value="1">
          <text:p text:style-name="P13"><text:span text:style-name="T5">Common styles</text:span><text:line-break/>Most office applications support styles within their user interface. Within this specification, the XML representations of such styles are referred to as styles. When a differentiation from the other types of styles is required, they are referred to as common styles. The term <text:span text:style-name="T10">common</text:span> indicates that this is the type of style that an <text:span text:style-name="T2">office application</text:span> user considers to be a style.</text:p>
        </text:list-item>
        <text:list-item>
          <text:p text:style-name="P13"><text:span text:style-name="T5">Automatic styles</text:span><text:line-break/>An <text:alphabetical-index-mark-start text:id="IMark127759012"/><text:span text:style-name="T9">automatic style</text:span><text:span text:style-name="T5"> </text:span><text:alphabetical-index-mark-end text:id="IMark127759012"/>contains formatting properties that, in the user interface view of a document, are assigned to an object such as a paragraph. The term <text:span text:style-name="T10">automatic</text:span> indicates that the style is generated automatically. In other words, formatting properties that are immediately assigned to a specific object are represented by an automatic style. This way, a separation of content and layout is achieved.</text:p>
        </text:list-item>
        <text:list-item>
          <text:p text:style-name="P13"><text:span text:style-name="T5">Master styles</text:span><text:line-break/>A <text:alphabetical-index-mark text:string-value="master styles"/>master style is a common style that contains formatting information and additional content that is displayed with the document content when the style is applied. An example of a master style are master pages. Master pages can be used in graphical applications. In this case, the additional content is any drawing shapes that are displayed as the background of the draw page. Master pages can also be used in text documents. In this case, the additional content is the headers and footers. Please note that the content that is contained within master styles is additional content that influences the representation of a document but does not change the content of a document.</text:p>
        </text:list-item>
      </text:list>
      <text:p text:style-name="Text_20_body">As far as the office application user is concerned, all types of styles are part of the document. They represent the output device-independent layout and formatting information that the author of a document has used to create or edit the document. The assumption is that the author of the document wants this formatting and layout information to be preserved when the document is reloaded or displayed on any device, because this is common practice for documents created by word processors. </text:p>
      <text:p text:style-name="Text_20_body">This type of style information differs from <text:bibliography-mark text:identifier="CSS2" text:bibliography-type="manual" text:author="Bert Bos, Håkon Wium Lie, Chris Lilley, Ian Jacobs" text:editor="W3C" text:title="Cascading Style Sheets, level 2" text:year="1998" text:url="http://www.w3.org/TR/1998/REC-CSS2-19980512">[CSS2]</text:bibliography-mark> or <text:bibliography-mark text:identifier="XSLT" text:bibliography-type="manual" text:author="James Clark" text:editor="W3C" text:title="XSL Transformations (XSLT) Version 1.0" text:year="1999" text:url="http://www.w3.org/TR/1999/REC-xslt-19991116">[XSLT]</text:bibliography-mark> style sheets that are used to display a document. An additional style sheet for CSS, XSLT, and so on, is required to display a document in <text:span text:style-name="T2"><text:user-field-get text:name="CommitteeName">OpenDocument</text:user-field-get></text:span> format on a certain device. This style sheet must take into account the styles in the document as well as the requirements and capabilities of the output device. The ideal case is that this style sheet depends on the output device only.</text:p>
      <text:p text:style-name="Text_20_body">See section <text:reference-ref text:reference-format="chapter" text:ref-name="Styles"/> for more information on styles.</text:p>
      <text:list text:style-name="Outline" text:continue-numbering="true">
        <text:list-item>
          <text:list text:continue-numbering="true">
            <text:list-item>
              <text:list text:continue-numbering="true">
                <text:list-item>
                  <text:h text:style-name="Heading_20_3" text:outline-level="3">Location of <text:alphabetical-index-mark text:string-value="styles, location of"/>Styles </text:h>
                </text:list-item>
              </text:list>
            </text:list-item>
          </text:list>
        </text:list-item>
      </text:list>
      <text:p text:style-name="Text_20_body">Common and automatic styles have the same XML representation, but they are contained within two distinct container elements, as follows: </text:p>
      <text:list text:style-name="BulletedList">
        <text:list-item text:start-value="1">
          <text:p text:style-name="P13"><text:span text:style-name="Element">&lt;office:styles&gt;</text:span> for common styles</text:p>
        </text:list-item>
        <text:list-item>
          <text:p text:style-name="P13"><text:span text:style-name="Element">&lt;office:automatic-styles&gt;</text:span> for automatic styles</text:p>
        </text:list-item>
        <text:list-item>
          <text:p text:style-name="P13">Master styles are contained within a container element of its own:</text:p>
        </text:list-item>
        <text:list-item>
          <text:p text:style-name="P13"><text:span text:style-name="Element">&lt;office:master-styles&gt;</text:span></text:p>
        </text:list-item>
      </text:list>
      <text:p text:style-name="RelaxNG">&lt;define name="office-styles"&gt;</text:p>
      <text:p text:style-name="RelaxNG"><text:tab/>&lt;optional&gt;</text:p>
      <text:p text:style-name="RelaxNG"><text:tab/><text:tab/>&lt;element name="office:styles"&gt;</text:p>
      <text:p text:style-name="RelaxNG"><text:tab/><text:tab/><text:tab/>&lt;interleave&gt;</text:p>
      <text:p text:style-name="RelaxNG"><text:tab/><text:tab/><text:tab/><text:tab/>&lt;ref name="styles"/&gt;</text:p>
      <text:p text:style-name="RelaxNG"><text:tab/><text:tab/><text:tab/><text:tab/>&lt;zeroOrMore&gt;</text:p>
      <text:p text:style-name="RelaxNG"><text:tab/><text:tab/><text:tab/><text:tab/><text:tab/>&lt;ref name="style-default-style"/&gt;</text:p>
      <text:p text:style-name="RelaxNG"><text:tab/><text:tab/><text:tab/><text:tab/>&lt;/zeroOrMore&gt;</text:p>
      <text:p text:style-name="RelaxNG"><text:tab/><text:tab/><text:tab/><text:tab/>&lt;optional&gt;</text:p>
      <text:p text:style-name="RelaxNG"><text:tab/><text:tab/><text:tab/><text:tab/><text:tab/>&lt;ref name="text-outline-style"/&gt;</text:p>
      <text:p text:style-name="RelaxNG"><text:tab/><text:tab/><text:tab/><text:tab/>&lt;/optional&gt;</text:p>
      <text:p text:style-name="RelaxNG"><text:tab/><text:tab/><text:tab/><text:tab/>&lt;zeroOrMore&gt;</text:p>
      <text:p text:style-name="RelaxNG"><text:tab/><text:tab/><text:tab/><text:tab/><text:tab/>&lt;ref name="text-notes-configuration"/&gt;</text:p>
      <text:p text:style-name="RelaxNG"><text:tab/><text:tab/><text:tab/><text:tab/>&lt;/zeroOrMore&gt;</text:p>
      <text:p text:style-name="RelaxNG"><text:tab/><text:tab/><text:tab/><text:tab/>&lt;optional&gt;</text:p>
      <text:p text:style-name="RelaxNG"><text:tab/><text:tab/><text:tab/><text:tab/><text:tab/>&lt;ref name="text-bibliography-configuration"/&gt;</text:p>
      <text:p text:style-name="RelaxNG"><text:tab/><text:tab/><text:tab/><text:tab/>&lt;/optional&gt;</text:p>
      <text:p text:style-name="RelaxNG"><text:tab/><text:tab/><text:tab/><text:tab/>&lt;optional&gt;</text:p>
      <text:p text:style-name="RelaxNG"><text:tab/><text:tab/><text:tab/><text:tab/><text:tab/>&lt;ref name="text-linenumbering-configuration"/&gt;</text:p>
      <text:p text:style-name="RelaxNG"><text:tab/><text:tab/><text:tab/><text:tab/>&lt;/optional&gt;</text:p>
      <text:p text:style-name="RelaxNG"><text:tab/><text:tab/><text:tab/><text:tab/>&lt;zeroOrMore&gt;</text:p>
      <text:p text:style-name="RelaxNG"><text:tab/><text:tab/><text:tab/><text:tab/><text:tab/>&lt;ref name="draw-gradient"/&gt;</text:p>
      <text:p text:style-name="RelaxNG"><text:tab/><text:tab/><text:tab/><text:tab/>&lt;/zeroOrMore&gt;</text:p>
      <text:p text:style-name="RelaxNG"><text:tab/><text:tab/><text:tab/><text:tab/>&lt;zeroOrMore&gt;</text:p>
      <text:p text:style-name="RelaxNG"><text:tab/><text:tab/><text:tab/><text:tab/><text:tab/>&lt;ref name="svg-linearGradient"/&gt;</text:p>
      <text:p text:style-name="RelaxNG"><text:tab/><text:tab/><text:tab/><text:tab/>&lt;/zeroOrMore&gt;</text:p>
      <text:p text:style-name="RelaxNG"><text:tab/><text:tab/><text:tab/><text:tab/>&lt;zeroOrMore&gt;</text:p>
      <text:p text:style-name="RelaxNG"><text:tab/><text:tab/><text:tab/><text:tab/><text:tab/>&lt;ref name="svg-radialGradient"/&gt;</text:p>
      <text:p text:style-name="RelaxNG"><text:tab/><text:tab/><text:tab/><text:tab/>&lt;/zeroOrMore&gt;</text:p>
      <text:p text:style-name="RelaxNG"><text:tab/><text:tab/><text:tab/><text:tab/>&lt;zeroOrMore&gt;</text:p>
      <text:p text:style-name="RelaxNG"><text:tab/><text:tab/><text:tab/><text:tab/><text:tab/>&lt;ref name="draw-hatch"/&gt;</text:p>
      <text:p text:style-name="RelaxNG"><text:tab/><text:tab/><text:tab/><text:tab/>&lt;/zeroOrMore&gt;</text:p>
      <text:p text:style-name="RelaxNG"><text:tab/><text:tab/><text:tab/><text:tab/>&lt;zeroOrMore&gt;</text:p>
      <text:p text:style-name="RelaxNG"><text:tab/><text:tab/><text:tab/><text:tab/><text:tab/>&lt;ref name="draw-fill-image"/&gt;</text:p>
      <text:p text:style-name="RelaxNG"><text:tab/><text:tab/><text:tab/><text:tab/>&lt;/zeroOrMore&gt;</text:p>
      <text:p text:style-name="RelaxNG"><text:tab/><text:tab/><text:tab/><text:tab/>&lt;zeroOrMore&gt;</text:p>
      <text:p text:style-name="RelaxNG"><text:tab/><text:tab/><text:tab/><text:tab/><text:tab/>&lt;ref name="draw-marker"/&gt;</text:p>
      <text:p text:style-name="RelaxNG"><text:tab/><text:tab/><text:tab/><text:tab/>&lt;/zeroOrMore&gt;</text:p>
      <text:p text:style-name="RelaxNG"><text:tab/><text:tab/><text:tab/><text:tab/>&lt;zeroOrMore&gt;</text:p>
      <text:p text:style-name="RelaxNG"><text:tab/><text:tab/><text:tab/><text:tab/><text:tab/>&lt;ref name="draw-stroke-dash"/&gt;</text:p>
      <text:p text:style-name="RelaxNG"><text:tab/><text:tab/><text:tab/><text:tab/>&lt;/zeroOrMore&gt;</text:p>
      <text:p text:style-name="RelaxNG"><text:tab/><text:tab/><text:tab/><text:tab/>&lt;zeroOrMore&gt;</text:p>
      <text:p text:style-name="RelaxNG"><text:tab/><text:tab/><text:tab/><text:tab/><text:tab/>&lt;ref name="draw-opacity"/&gt;</text:p>
      <text:p text:style-name="RelaxNG"><text:tab/><text:tab/><text:tab/><text:tab/>&lt;/zeroOrMore&gt;</text:p>
      <text:p text:style-name="RelaxNG"><text:tab/><text:tab/><text:tab/><text:tab/>&lt;zeroOrMore&gt;</text:p>
      <text:p text:style-name="RelaxNG"><text:tab/><text:tab/><text:tab/><text:tab/><text:tab/>&lt;ref name="style-presentation-page-layout"/&gt;</text:p>
      <text:p text:style-name="RelaxNG"><text:tab/><text:tab/><text:tab/><text:tab/>&lt;/zeroOrMore&gt;</text:p>
      <text:p text:style-name="RelaxNG"><text:tab/><text:tab/><text:tab/>&lt;/interleave&gt;</text:p>
      <text:p text:style-name="RelaxNG"><text:tab/><text:tab/>&lt;/element&gt;</text:p>
      <text:p text:style-name="RelaxNG"><text:tab/>&lt;/optional&gt;</text:p>
      <text:p text:style-name="RelaxNG">&lt;/define&gt;</text:p>
      <text:p text:style-name="RelaxNG">&lt;define name="office-automatic-styles"&gt;</text:p>
      <text:p text:style-name="RelaxNG"><text:tab/>&lt;optional&gt;</text:p>
      <text:p text:style-name="RelaxNG"><text:tab/><text:tab/>&lt;element name="office:automatic-styles"&gt;</text:p>
      <text:p text:style-name="RelaxNG"><text:tab/><text:tab/><text:tab/>&lt;interleave&gt;</text:p>
      <text:p text:style-name="RelaxNG"><text:tab/><text:tab/><text:tab/><text:tab/>&lt;ref name="styles"/&gt;</text:p>
      <text:p text:style-name="RelaxNG"><text:tab/><text:tab/><text:tab/><text:tab/>&lt;zeroOrMore&gt;</text:p>
      <text:p text:style-name="RelaxNG"><text:tab/><text:tab/><text:tab/><text:tab/><text:tab/>&lt;ref name="style-page-layout"/&gt;</text:p>
      <text:p text:style-name="RelaxNG"><text:tab/><text:tab/><text:tab/><text:tab/>&lt;/zeroOrMore&gt;</text:p>
      <text:p text:style-name="RelaxNG"><text:tab/><text:tab/><text:tab/>&lt;/interleave&gt;</text:p>
      <text:p text:style-name="RelaxNG"><text:tab/><text:tab/>&lt;/element&gt;</text:p>
      <text:p text:style-name="RelaxNG"><text:tab/>&lt;/optional&gt;</text:p>
      <text:p text:style-name="RelaxNG">&lt;/define&gt;</text:p>
      <text:p text:style-name="RelaxNG">&lt;define name="office-master-styles"&gt;</text:p>
      <text:p text:style-name="RelaxNG"><text:tab/>&lt;optional&gt;</text:p>
      <text:p text:style-name="RelaxNG"><text:tab/><text:tab/>&lt;element name="office:master-styles"&gt;</text:p>
      <text:p text:style-name="RelaxNG"><text:tab/><text:tab/><text:tab/>&lt;interleave&gt;</text:p>
      <text:p text:style-name="RelaxNG"><text:tab/><text:tab/><text:tab/><text:tab/>&lt;zeroOrMore&gt;</text:p>
      <text:p text:style-name="RelaxNG"><text:tab/><text:tab/><text:tab/><text:tab/><text:tab/>&lt;ref name="style-master-page"/&gt;</text:p>
      <text:p text:style-name="RelaxNG"><text:tab/><text:tab/><text:tab/><text:tab/>&lt;/zeroOrMore&gt;</text:p>
      <text:p text:style-name="RelaxNG"><text:tab/><text:tab/><text:tab/><text:tab/>&lt;optional&gt;</text:p>
      <text:p text:style-name="RelaxNG"><text:tab/><text:tab/><text:tab/><text:tab/><text:tab/>&lt;ref name="style-handout-master"/&gt;</text:p>
      <text:p text:style-name="RelaxNG"><text:tab/><text:tab/><text:tab/><text:tab/>&lt;/optional&gt;</text:p>
      <text:p text:style-name="RelaxNG"><text:tab/><text:tab/><text:tab/><text:tab/>&lt;optional&gt;</text:p>
      <text:p text:style-name="RelaxNG"><text:tab/><text:tab/><text:tab/><text:tab/><text:tab/>&lt;ref name="draw-layer-set"/&gt;</text:p>
      <text:p text:style-name="RelaxNG"><text:tab/><text:tab/><text:tab/><text:tab/>&lt;/optional&gt;</text:p>
      <text:p text:style-name="RelaxNG"><text:tab/><text:tab/><text:tab/>&lt;/interleave&gt;</text:p>
      <text:p text:style-name="RelaxNG"><text:tab/><text:tab/>&lt;/element&gt;</text:p>
      <text:p text:style-name="RelaxNG"><text:tab/>&lt;/optional&gt;</text:p>
      <text:p text:style-name="RelaxNG">&lt;/define&gt;</text:p>
      <text:p text:style-name="RelaxNG"/>
      <text:p text:style-name="RelaxNG">&lt;define name="styles"&gt;</text:p>
      <text:p text:style-name="RelaxNG"><text:tab/>&lt;interleave&gt;</text:p>
      <text:p text:style-name="RelaxNG"><text:tab/><text:tab/>&lt;zeroOrMore&gt;</text:p>
      <text:p text:style-name="RelaxNG"><text:tab/><text:tab/><text:tab/>&lt;ref name="style-style"/&gt;</text:p>
      <text:p text:style-name="RelaxNG"><text:tab/><text:tab/>&lt;/zeroOrMore&gt;</text:p>
      <text:p text:style-name="RelaxNG"><text:tab/><text:tab/>&lt;zeroOrMore&gt;</text:p>
      <text:p text:style-name="RelaxNG"><text:tab/><text:tab/><text:tab/>&lt;ref name="text-list-style"/&gt;</text:p>
      <text:p text:style-name="RelaxNG"><text:tab/><text:tab/>&lt;/zeroOrMore&gt;</text:p>
      <text:p text:style-name="RelaxNG"><text:tab/><text:tab/>&lt;zeroOrMore&gt;</text:p>
      <text:p text:style-name="RelaxNG"><text:tab/><text:tab/><text:tab/>&lt;ref name="number-number-style"/&gt;</text:p>
      <text:p text:style-name="RelaxNG"><text:tab/><text:tab/>&lt;/zeroOrMore&gt;</text:p>
      <text:p text:style-name="RelaxNG"><text:tab/><text:tab/>&lt;zeroOrMore&gt;</text:p>
      <text:p text:style-name="RelaxNG"><text:tab/><text:tab/><text:tab/>&lt;ref name="number-currency-style"/&gt;</text:p>
      <text:p text:style-name="RelaxNG"><text:tab/><text:tab/>&lt;/zeroOrMore&gt;</text:p>
      <text:p text:style-name="RelaxNG"><text:tab/><text:tab/>&lt;zeroOrMore&gt;</text:p>
      <text:p text:style-name="RelaxNG"><text:tab/><text:tab/><text:tab/>&lt;ref name="number-percentage-style"/&gt;</text:p>
      <text:p text:style-name="RelaxNG"><text:tab/><text:tab/>&lt;/zeroOrMore&gt;</text:p>
      <text:p text:style-name="RelaxNG"><text:tab/><text:tab/>&lt;zeroOrMore&gt;</text:p>
      <text:p text:style-name="RelaxNG"><text:tab/><text:tab/><text:tab/>&lt;ref name="number-date-style"/&gt;</text:p>
      <text:p text:style-name="RelaxNG"><text:tab/><text:tab/>&lt;/zeroOrMore&gt;</text:p>
      <text:p text:style-name="RelaxNG"><text:tab/><text:tab/>&lt;zeroOrMore&gt;</text:p>
      <text:p text:style-name="RelaxNG"><text:tab/><text:tab/><text:tab/>&lt;ref name="number-time-style"/&gt;</text:p>
      <text:p text:style-name="RelaxNG"><text:tab/><text:tab/>&lt;/zeroOrMore&gt;</text:p>
      <text:p text:style-name="RelaxNG"><text:tab/><text:tab/>&lt;zeroOrMore&gt;</text:p>
      <text:p text:style-name="RelaxNG"><text:tab/><text:tab/><text:tab/>&lt;ref name="number-boolean-style"/&gt;</text:p>
      <text:p text:style-name="RelaxNG"><text:tab/><text:tab/>&lt;/zeroOrMore&gt;</text:p>
      <text:p text:style-name="RelaxNG"><text:tab/><text:tab/>&lt;zeroOrMore&gt;</text:p>
      <text:p text:style-name="RelaxNG"><text:tab/><text:tab/><text:tab/>&lt;ref name="number-text-style"/&gt;</text:p>
      <text:p text:style-name="RelaxNG"><text:tab/><text:tab/>&lt;/zeroOrMore&gt;</text:p>
      <text:p text:style-name="RelaxNG"><text:tab/>&lt;/interleave&gt;</text:p>
      <text:p text:style-name="RelaxNG">&lt;/define&gt;</text:p>
      <text:p text:style-name="Text_20_body">The following examples illustrate the different types of <text:span text:style-name="T2"><text:user-field-get text:name="CommitteeName">OpenDocument</text:user-field-get></text:span> styles.</text:p>
      <text:p text:style-name="Text_20_body"><text:span text:style-name="Label">Example:</text:span> <text:span text:style-name="T2"><text:user-field-get text:name="CommitteeName">OpenDocument</text:user-field-get></text:span> styles</text:p>
      <text:p text:style-name="Example">&lt;office:document ...&gt;</text:p>
      <text:p text:style-name="Example"><text:tab/>&lt;office:styles&gt;</text:p>
      <text:p text:style-name="Example"><text:tab/><text:tab/>...</text:p>
      <text:p text:style-name="Example"><text:tab/>&lt;/office:styles&gt;</text:p>
      <text:p text:style-name="Example"><text:tab/>&lt;office:automatic-styles&gt;</text:p>
      <text:p text:style-name="Example"><text:tab/><text:tab/>...</text:p>
      <text:p text:style-name="Example"><text:tab/>&lt;/office:automatic-styles&gt;</text:p>
      <text:p text:style-name="Example"><text:tab/>&lt;office:master-styles&gt;</text:p>
      <text:p text:style-name="Example"><text:tab/><text:tab/>...</text:p>
      <text:p text:style-name="Example"><text:tab/>&lt;/office:master-styles&gt;</text:p>
      <text:p text:style-name="Example"><text:span text:style-name="Label"><text:span text:style-name="T9">&lt;/office:document&gt;</text:span></text:span></text:p>
      <text:list text:style-name="Outline" text:continue-numbering="true">
        <text:list-item>
          <text:list text:continue-numbering="true">
            <text:list-item>
              <text:h text:style-name="Heading_20_2" text:outline-level="2"><text:reference-mark-start text:name="Page Styles and Layout"/><text:alphabetical-index-mark text:string-value="page styles and layout"/>Page Styles and Layout<text:reference-mark-end text:name="Page Styles and Layout"/></text:h>
            </text:list-item>
          </text:list>
        </text:list-item>
      </text:list>
      <text:p text:style-name="Text_20_body">The style and layout of the pages in a document is determined by:</text:p>
      <text:list text:style-name="BulletedList">
        <text:list-item text:start-value="1">
          <text:p text:style-name="P13">Page <text:alphabetical-index-mark text:string-value="page master"/>Layouts</text:p>
        </text:list-item>
        <text:list-item>
          <text:p text:style-name="P13">Master Pages</text:p>
        </text:list-item>
      </text:list>
      <text:p text:style-name="Text_20_body">A <text:span text:style-name="Def"><text:span text:style-name="T11">page layout</text:span></text:span> describes the physical properties or geometry of a page, for example, page size, margins, header height, and footer height. </text:p>
      <text:p text:style-name="Text_20_body">A <text:span text:style-name="T5">master page</text:span> is a template for pages in a document. It contains a reference to a page layout which specifies the physical properties of the page and can also contain static content that is displayed on all pages in the document that use the master page. Examples of static content are headers, footers, or background graphics.</text:p>
      <text:p text:style-name="Text_20_body">If a text or spreadsheet document is displayed in a paged layout, the master pages are instantiated to generate a sequence of pages containing the document content. When a master page is instantiated, an empty page is generated with the properties of the page master and the static content of the master page. The body of the page is then filled with content. If multiple pages in a document use the same master page, the master page can be instantiated several times within the document. </text:p>
      <text:p text:style-name="Text_20_body">In text and spreadsheet documents, a master page can be assigned to paragraph and table styles using a <text:span text:style-name="Attribute">style:master-page-name</text:span> attribute. Each time the paragraph or table style is applied to text, a page break is inserted before the paragraph or table. The page that starts at the page break position uses the specified master page.</text:p>
      <text:p text:style-name="Text_20_body">In drawings and presentations, master pages can be assigned to drawing pages using a <text:span text:style-name="Attribute">style:parent-style-name</text:span> attribute.</text:p>
      <text:p text:style-name="Text_20_body"><text:span text:style-name="T5">Note:</text:span> The <text:span text:style-name="T2"><text:user-field-get text:name="CommitteeName">OpenDocument</text:user-field-get></text:span> paging methodology differs significantly from the methodology used in <text:bibliography-mark text:identifier="XSL" text:bibliography-type="manual" text:author="W3C" text:editor="W3C" text:title="Extensible Stylesheet Language (XSL)" text:year="2001" text:url="http://www.w3.org/TR/2001/REC-xsl-20011015/">[XSL]</text:bibliography-mark>. In XSL, headers and footers are contained within page sequences that also contain the document content. In the <text:span text:style-name="T2"><text:user-field-get text:name="CommitteeName">OpenDocument</text:user-field-get></text:span> format, headers and footers are contained in page styles. With either approach, the content of headers and footers can be changed or omitted without affecting the document content.</text:p>
      <text:p text:style-name="Text_20_body">Page layouts are described in section <text:reference-ref text:reference-format="chapter" text:ref-name="Page Layout"/>. Master pages are described in section <text:reference-ref text:reference-format="chapter" text:ref-name="Master pages"/>.</text:p>
      <text:list text:style-name="Outline" text:continue-numbering="true">
        <text:list-item>
          <text:h text:style-name="Heading_20_1" text:outline-level="1">M<text:reference-mark text:name="MetaData"/>etadata Elements</text:h>
        </text:list-item>
      </text:list>
      <text:p text:style-name="Text_20_body">The metadata elements borrow heavily upon the metadata standards developed by the Dublin Core Metadata Initiative (<text:a xlink:type="simple" xlink:href="http://www.dublincore.org/">http://www.dublincore.org</text:a>). Metadata elements drawn directly from the Dublin Core work use its namespace prefix (see section <text:reference-ref text:reference-format="chapter" text:ref-name="Namespaces"/>).</text:p>
      <text:list text:style-name="Outline" text:continue-numbering="true">
        <text:list-item>
          <text:list text:continue-numbering="true">
            <text:list-item>
              <text:h text:style-name="Heading_20_2" text:outline-level="2">Pre-Defined Metadata Elements</text:h>
            </text:list-item>
          </text:list>
        </text:list-item>
      </text:list>
      <text:p text:style-name="Text_20_body">There is a set of pre-defined metadata elements which should be processed and updated by the applications. Metadata elements may be omitted or occur multiple times. It is application-specific how to update multiple instances of the same elements.</text:p>
      <text:list text:style-name="Outline" text:continue-numbering="true">
        <text:list-item>
          <text:list text:continue-numbering="true">
            <text:list-item>
              <text:list text:continue-numbering="true">
                <text:list-item>
                  <text:h text:style-name="Heading_20_3" text:outline-level="3"><text:alphabetical-index-mark text:string-value="generator"/><text:reference-mark text:name="Generator"/>Generator</text:h>
                </text:list-item>
              </text:list>
            </text:list-item>
          </text:list>
        </text:list-item>
      </text:list>
      <text:p text:style-name="Text_20_body">The <text:span text:style-name="Element">&lt;meta:generator&gt;</text:span> element contains a string that identifies the application or tool that was used to create or last modify the XML document. This string <text:span text:style-name="RFC2119_20_Keyword">should</text:span> match the definition for user-agents in the HTTP protocol a specified in section 14.43 of <text:bibliography-mark text:identifier="RFC2616" text:bibliography-type="manual" text:author="IETF" text:editor="IETF" text:title=" Hypertext Transfer Protocol -- HTTP/1.1" text:year="1999" text:url="http://www.ietf.org/rfc/rfc2616.txt">[RFC2616]</text:bibliography-mark>. The generator string <text:span text:style-name="RFC2119_20_Keyword">should</text:span> allow product versions to differ between all released versions of a user agent, for instance by including build ids or patch level information.</text:p>
      <text:p text:style-name="Text_20_body">Conforming applications <text:span text:style-name="RFC2119_20_Keyword">may</text:span> use the generator string to work around bugs that exist or existed in certain applications, but <text:span text:style-name="RFC2119_20_Keyword">shall not</text:span> deliberately implement a different behavior depending on a certain generator string.</text:p>
      <text:p text:style-name="Text_20_body">If the application that created the document could not provide an identifier string, the application does not export this element. If another application modifies the document and it cannot provide a unique identifier, it <text:span text:style-name="RFC2119_20_Keyword">shall not</text:span> export the original identifier belonging to the application that created the document. </text:p>
      <text:p text:style-name="RelaxNG">&lt;define name="office-meta-data" combine="choice"&gt;</text:p>
      <text:p text:style-name="RelaxNG"><text:tab/>&lt;element name="meta:generator"&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itle</text:h>
                </text:list-item>
              </text:list>
            </text:list-item>
          </text:list>
        </text:list-item>
      </text:list>
      <text:p text:style-name="Text_20_body">The <text:span text:style-name="Element">&lt;dc:title&gt;</text:span> element specifies the <text:alphabetical-index-mark text:string-value="document title"/><text:alphabetical-index-mark-start text:id="IMark127758372"/>title<text:alphabetical-index-mark-end text:id="IMark127758372"/> of the document.</text:p>
      <text:p text:style-name="RelaxNG">&lt;define name="office-meta-data" combine="choice"&gt;</text:p>
      <text:p text:style-name="RelaxNG"><text:tab/>&lt;element name="dc:title"&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escription</text:h>
                </text:list-item>
              </text:list>
            </text:list-item>
          </text:list>
        </text:list-item>
      </text:list>
      <text:p text:style-name="Text_20_body">The <text:span text:style-name="Element">&lt;dc:description&gt;</text:span> element contains a brief <text:alphabetical-index-mark-start text:id="IMark127758372"/>description<text:alphabetical-index-mark-end text:id="IMark127758372"/><text:alphabetical-index-mark text:string-value="document description"/> of the document.</text:p>
      <text:p text:style-name="RelaxNG">&lt;define name="office-meta-data" combine="choice"&gt;</text:p>
      <text:p text:style-name="RelaxNG"><text:tab/>&lt;element name="dc:description"&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Subject</text:h>
                </text:list-item>
              </text:list>
            </text:list-item>
          </text:list>
        </text:list-item>
      </text:list>
      <text:p text:style-name="Text_20_body">The <text:span text:style-name="Element">&lt;dc:subject&gt;</text:span> element specifies the <text:alphabetical-index-mark-start text:id="IMark125214208"/>subject<text:alphabetical-index-mark-end text:id="IMark125214208"/><text:alphabetical-index-mark text:string-value="document subject"/> of the document.</text:p>
      <text:p text:style-name="RelaxNG">&lt;define name="office-meta-data" combine="choice"&gt;</text:p>
      <text:p text:style-name="RelaxNG"><text:tab/>&lt;element name="dc:subject"&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Keywords</text:h>
                </text:list-item>
              </text:list>
            </text:list-item>
          </text:list>
        </text:list-item>
      </text:list>
      <text:p text:style-name="Text_20_body">The <text:span text:style-name="Element">&lt;meta:keyword&gt;</text:span> element contains a <text:alphabetical-index-mark-start text:id="IMark127758372"/><text:alphabetical-index-mark-start text:id="IMark125214208"/><text:alphabetical-index-mark-start text:id="IMark125214528"/>keyword<text:alphabetical-index-mark-end text:id="IMark125214528"/><text:alphabetical-index-mark-end text:id="IMark125214208"/><text:alphabetical-index-mark-end text:id="IMark127758372"/><text:alphabetical-index-mark text:string-value="document keywords"/> pertaining to the document. The metadata can contain any number of <text:span text:style-name="Element">&lt;meta:keyword&gt;</text:span> elements, each element specifying one keyword.</text:p>
      <text:p text:style-name="RelaxNG">&lt;define name="office-meta-data" combine="choice"&gt;</text:p>
      <text:p text:style-name="RelaxNG"><text:tab/>&lt;element name="meta:keyword"&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Initial Creator </text:h>
                </text:list-item>
              </text:list>
            </text:list-item>
          </text:list>
        </text:list-item>
      </text:list>
      <text:p text:style-name="Text_20_body">The <text:alphabetical-index-mark text:string-value="initial creator"/><text:span text:style-name="Element">&lt;meta:initial-creator&gt;</text:span> element specifies the name of the person who created the document initially.</text:p>
      <text:p text:style-name="RelaxNG">&lt;define name="office-meta-data" combine="choice"&gt;</text:p>
      <text:p text:style-name="RelaxNG"><text:tab/>&lt;element name="meta:initial-creator"&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Creator"/>Creator</text:h>
                </text:list-item>
              </text:list>
            </text:list-item>
          </text:list>
        </text:list-item>
      </text:list>
      <text:p text:style-name="Text_20_body">The <text:span text:style-name="Element">&lt;dc:creator&gt;</text:span> element specifies the name of the person who last modified the document<text:alphabetical-index-mark text:string-value="creator"/>. The name of this element was chosen for compatibility with the Dublin Core, but this definition of "creator" used here differs from Dublin Core, which defines creator as "An entity primarily responsible for making the content of the resource." In <text:user-field-get text:name="CommitteeName">OpenDocument</text:user-field-get> terminology, the last person to modify the document is primarily responsible for making the content of the document.</text:p>
      <text:p text:style-name="RelaxNG">&lt;define name="office-meta-data" combine="choice"&gt;</text:p>
      <text:p text:style-name="RelaxNG"><text:tab/>&lt;ref name="dc-creator"/&gt;</text:p>
      <text:p text:style-name="RelaxNG">&lt;/define&gt;</text:p>
      <text:p text:style-name="RelaxNG">&lt;define name="dc-creator"&gt;</text:p>
      <text:p text:style-name="RelaxNG"><text:tab/>&lt;element name="dc:creator"&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Printed By</text:h>
                </text:list-item>
              </text:list>
            </text:list-item>
          </text:list>
        </text:list-item>
      </text:list>
      <text:p text:style-name="Text_20_body">The <text:alphabetical-index-mark text:string-value="printed by"/><text:span text:style-name="Element">&lt;meta:printed-by&gt;</text:span> element specifies the name of the last person who printed the document.</text:p>
      <text:p text:style-name="RelaxNG">&lt;define name="office-meta-data" combine="choice"&gt;</text:p>
      <text:p text:style-name="RelaxNG"><text:tab/>&lt;element name="meta:printed-by"&gt;</text:p>
      <text:p text:style-name="RelaxNG"><text:tab/><text:tab/>&lt;ref name="string"/&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text:reference-mark text:name="Creation Date"/>Creation Date and Time</text:h>
                </text:list-item>
              </text:list>
            </text:list-item>
          </text:list>
        </text:list-item>
      </text:list>
      <text:p text:style-name="Text_20_body">The<text:alphabetical-index-mark text:string-value="creation date and time"/><text:alphabetical-index-mark text:string-value="document creation date and time"/> <text:span text:style-name="Element">&lt;meta:creation-date&gt;</text:span> element specifies the date and time when the document was created initially.</text:p>
      <text:p text:style-name="Text_20_body">To conform with <text:bibliography-mark text:identifier="xmlschema-2" text:bibliography-type="manual" text:author="Paul V. Biron, Ashok Malhotra" text:editor="W3C" text:title="XML Schema Part 2: Datatypes Second Edition" text:year="2004" text:url="http://www.w3.org/TR/2004/REC-xmlschema-2-20041028/">[xmlschema-2]</text:bibliography-mark>, the date and time format is YYYY-MM-DDThh:mm:ss.</text:p>
      <text:p text:style-name="RelaxNG">&lt;define name="office-meta-data" combine="choice"&gt;</text:p>
      <text:p text:style-name="RelaxNG"><text:tab/>&lt;element name="meta:creation-date"&gt;</text:p>
      <text:p text:style-name="RelaxNG"><text:tab/><text:tab/>&lt;ref name="dateTim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Modification Date and Time</text:h>
                </text:list-item>
              </text:list>
            </text:list-item>
          </text:list>
        </text:list-item>
      </text:list>
      <text:p text:style-name="Text_20_body">The <text:span text:style-name="Element">&lt;dc:date&gt;</text:span> element specifies the <text:alphabetical-index-mark-start text:id="IMark125214048"/>date<text:alphabetical-index-mark text:string-value="modification date"/><text:alphabetical-index-mark-end text:id="IMark125214048"/><text:alphabetical-index-mark text:string-value="document modification date"/> and time when the document was last modified.</text:p>
      <text:p text:style-name="Text_20_body">To conform with <text:bibliography-mark text:identifier="xmlschema-2" text:bibliography-type="manual" text:author="Paul V. Biron, Ashok Malhotra" text:editor="W3C" text:title="XML Schema Part 2: Datatypes Second Edition" text:year="2004" text:url="http://www.w3.org/TR/2004/REC-xmlschema-2-20041028/">[xmlschema-2]</text:bibliography-mark>, the date and time format is YYYY-MM-DDThh:mm:ss.</text:p>
      <text:p text:style-name="Table_20_Contents">The name of this element was chosen for compatibility with the Dublin Core.</text:p>
      <text:p text:style-name="RelaxNG">&lt;define name="office-meta-data" combine="choice"&gt;</text:p>
      <text:p text:style-name="RelaxNG"><text:tab/>&lt;ref name="dc-date"/&gt;</text:p>
      <text:p text:style-name="RelaxNG">&lt;/define&gt;</text:p>
      <text:p text:style-name="RelaxNG">&lt;define name="dc-date"&gt;</text:p>
      <text:p text:style-name="RelaxNG"><text:tab/>&lt;element name="dc:date"&gt;</text:p>
      <text:p text:style-name="RelaxNG"><text:tab/><text:tab/>&lt;ref name="dateTim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Print Date and Time</text:h>
                </text:list-item>
              </text:list>
            </text:list-item>
          </text:list>
        </text:list-item>
      </text:list>
      <text:p text:style-name="Text_20_body">The<text:alphabetical-index-mark text:string-value="print date"/> <text:span text:style-name="Element">&lt;meta:print-date&gt;</text:span> element specifies the date and time when the document was last printed. </text:p>
      <text:p text:style-name="Text_20_body">To conform with <text:bibliography-mark text:identifier="xmlschema-2" text:bibliography-type="manual" text:author="Paul V. Biron, Ashok Malhotra" text:editor="W3C" text:title="XML Schema Part 2: Datatypes Second Edition" text:year="2004" text:url="http://www.w3.org/TR/2004/REC-xmlschema-2-20041028/">[xmlschema-2]</text:bibliography-mark>, the date and time format is YYYY-MM-DDThh:mm:ss.</text:p>
      <text:p text:style-name="RelaxNG">&lt;define name="office-meta-data" combine="choice"&gt;</text:p>
      <text:p text:style-name="RelaxNG"><text:tab/>&lt;element name="meta:print-date"&gt;</text:p>
      <text:p text:style-name="RelaxNG"><text:tab/><text:tab/>&lt;ref name="dateTim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ocument Template</text:h>
                </text:list-item>
              </text:list>
            </text:list-item>
          </text:list>
        </text:list-item>
      </text:list>
      <text:p text:style-name="Text_20_body">The <text:span text:style-name="Element">&lt;meta:template&gt;</text:span> element contains a URL for the document <text:alphabetical-index-mark-start text:id="IMark125214208"/>template<text:alphabetical-index-mark-end text:id="IMark125214208"/> that was used to create the document. The URL is specified as an <text:span text:style-name="T1">XLink.</text:span></text:p>
      <text:p text:style-name="Table_20_Contents">This element conforms to the XLink Specification. See <text:bibliography-mark text:identifier="XLink" text:bibliography-type="manual" text:author="Steve DeRose, Eve Maler, David Orchard" text:edition="XLink" text:editor="W3C" text:title="XML Linking Language" text:year="2001" text:url="http://www.w3c.org/TR/xlink/">[XLink]</text:bibliography-mark>.</text:p>
      <text:p text:style-name="Text_20_body">The attributes that may be associated with the &lt;meta:template&gt; element are:</text:p>
      <text:list text:style-name="BulletedList">
        <text:list-item text:start-value="1">
          <text:p text:style-name="P13"><text:span text:style-name="Label"><text:span text:style-name="T9">Template location</text:span></text:span></text:p>
        </text:list-item>
        <text:list-item>
          <text:p text:style-name="P13">Template title</text:p>
        </text:list-item>
        <text:list-item>
          <text:p text:style-name="P13">Template modification date and tim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emplate <text:alphabetical-index-mark text:string-value="template location"/>Location</text:h>
                    </text:list-item>
                  </text:list>
                </text:list-item>
              </text:list>
            </text:list-item>
          </text:list>
        </text:list-item>
      </text:list>
      <text:p text:style-name="Text_20_body">An <text:span text:style-name="Attribute">xlink:href</text:span> attr<text:span text:style-name="Label"><text:span text:style-name="T9">ibute specifies the location of the document template.</text:span></text:span></text:p>
      <text:list text:style-name="Outline" text:continue-numbering="true">
        <text:list-item>
          <text:list text:continue-numbering="true">
            <text:list-item>
              <text:list text:continue-numbering="true">
                <text:list-item>
                  <text:list text:continue-numbering="true">
                    <text:list-item>
                      <text:h text:style-name="Heading_20_4" text:outline-level="4">Template <text:alphabetical-index-mark text:string-value="template title"/>Title</text:h>
                    </text:list-item>
                  </text:list>
                </text:list-item>
              </text:list>
            </text:list-item>
          </text:list>
        </text:list-item>
      </text:list>
      <text:p text:style-name="Text_20_body">The <text:span text:style-name="Element">xlink:title</text:span> attribute specifies the name of the document template.</text:p>
      <text:list text:style-name="Outline" text:continue-numbering="true">
        <text:list-item>
          <text:list text:continue-numbering="true">
            <text:list-item>
              <text:list text:continue-numbering="true">
                <text:list-item>
                  <text:list text:continue-numbering="true">
                    <text:list-item>
                      <text:h text:style-name="Heading_20_4" text:outline-level="4">Template Modification Date and <text:alphabetical-index-mark text:string-value="template modification date"/>Time</text:h>
                    </text:list-item>
                  </text:list>
                </text:list-item>
              </text:list>
            </text:list-item>
          </text:list>
        </text:list-item>
      </text:list>
      <text:p text:style-name="Text_20_body">The <text:span text:style-name="Element">meta:date</text:span> attribute specifies the date and time when the template was last modified, prior to being used to create the current document.</text:p>
      <text:p text:style-name="Text_20_body">To conform with <text:bibliography-mark text:identifier="xmlschema-2" text:bibliography-type="manual" text:author="Paul V. Biron, Ashok Malhotra" text:editor="W3C" text:title="XML Schema Part 2: Datatypes Second Edition" text:year="2004" text:url="http://www.w3.org/TR/2004/REC-xmlschema-2-20041028/">[xmlschema-2]</text:bibliography-mark>, the date and time format is YYYY-MM-DDThh:mm:ss.</text:p>
      <text:p text:style-name="RelaxNG">&lt;define name="office-meta-data" combine="choice"&gt;</text:p>
      <text:p text:style-name="RelaxNG"><text:tab/>&lt;element name="meta:template"&gt;</text:p>
      <text:p text:style-name="RelaxNG"><text:tab/><text:tab/>&lt;attribute name="xlink:href"&gt;</text:p>
      <text:p text:style-name="RelaxNG"><text:tab/><text:tab/><text:tab/>&lt;ref name="anyURI"/&gt;</text:p>
      <text:p text:style-name="RelaxNG"><text:tab/><text:tab/>&lt;/attribute&gt;</text:p>
      <text:p text:style-name="RelaxNG"><text:tab/><text:tab/>&lt;optional&gt;</text:p>
      <text:p text:style-name="RelaxNG"><text:tab/><text:tab/><text:tab/>&lt;attribute name="xlink:type" a:defaultValue="simple"&gt;</text:p>
      <text:p text:style-name="RelaxNG"><text:tab/><text:tab/><text:tab/><text:tab/>&lt;value&gt;simple&lt;/value&gt;</text:p>
      <text:p text:style-name="RelaxNG"><text:tab/><text:tab/><text:tab/>&lt;/attribute&gt;</text:p>
      <text:p text:style-name="RelaxNG"><text:tab/><text:tab/>&lt;/optional&gt;</text:p>
      <text:p text:style-name="RelaxNG"><text:tab/><text:tab/>&lt;optional&gt;</text:p>
      <text:p text:style-name="RelaxNG"><text:tab/><text:tab/><text:tab/>&lt;attribute name="xlink:actuate" a:defaultValue="onRequest"&gt;</text:p>
      <text:p text:style-name="RelaxNG"><text:tab/><text:tab/><text:tab/><text:tab/>&lt;value&gt;onRequest&lt;/value&gt;</text:p>
      <text:p text:style-name="RelaxNG"><text:tab/><text:tab/><text:tab/>&lt;/attribute&gt;</text:p>
      <text:p text:style-name="RelaxNG"><text:tab/><text:tab/>&lt;/optional&gt;</text:p>
      <text:p text:style-name="RelaxNG"><text:tab/><text:tab/>&lt;optional&gt;</text:p>
      <text:p text:style-name="RelaxNG"><text:tab/><text:tab/><text:tab/>&lt;attribute name="xlink:title"&gt;</text:p>
      <text:p text:style-name="RelaxNG"><text:tab/><text:tab/><text:tab/><text:tab/>&lt;ref name="string"/&gt;</text:p>
      <text:p text:style-name="RelaxNG"><text:tab/><text:tab/><text:tab/>&lt;/attribute&gt;</text:p>
      <text:p text:style-name="RelaxNG"><text:tab/><text:tab/>&lt;/optional&gt;</text:p>
      <text:p text:style-name="RelaxNG"><text:tab/><text:tab/>&lt;optional&gt;</text:p>
      <text:p text:style-name="RelaxNG"><text:tab/><text:tab/><text:tab/>&lt;attribute name="meta:date"&gt;</text:p>
      <text:p text:style-name="RelaxNG"><text:tab/><text:tab/><text:tab/><text:tab/>&lt;ref name="dateTime"/&gt;</text:p>
      <text:p text:style-name="RelaxNG"><text:tab/><text:tab/><text:tab/>&lt;/attribute&gt;</text:p>
      <text:p text:style-name="RelaxNG"><text:tab/><text:tab/>&lt;/optional&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Automatic Reload</text:h>
                </text:list-item>
              </text:list>
            </text:list-item>
          </text:list>
        </text:list-item>
      </text:list>
      <text:p text:style-name="Text_20_body">The<text:alphabetical-index-mark text:string-value="automatic reload"/> <text:alphabetical-index-mark-start text:id="IMark125214048"/><text:span text:style-name="Element">&lt;meta:auto-reload&gt;</text:span><text:alphabetical-index-mark-end text:id="IMark125214048"/> element specifies whether a document is reloaded or replaced by another document after a certain period of time has elapsed.</text:p>
      <text:p text:style-name="Text_20_body">The attributes that may be associated with the <text:span text:style-name="Element">&lt;meta:auto-reload&gt;</text:span> element are:</text:p>
      <text:list text:style-name="BulletedList">
        <text:list-item text:start-value="1">
          <text:p text:style-name="P13">Reload URL</text:p>
        </text:list-item>
        <text:list-item>
          <text:p text:style-name="P13">Reload delay</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Reload <text:alphabetical-index-mark text:string-value="reload URL"/>URL</text:h>
                    </text:list-item>
                  </text:list>
                </text:list-item>
              </text:list>
            </text:list-item>
          </text:list>
        </text:list-item>
      </text:list>
      <text:p text:style-name="Text_20_body">If a loaded document should be replaced by another document after a certain period of time, the <text:span text:style-name="Element">&lt;meta:auto-reload&gt;</text:span> element is presented as an XLink. An <text:span text:style-name="Attribute">xlink:href</text:span> attribute identifies the URL of the replacement document.</text:p>
      <text:list text:style-name="Outline" text:continue-numbering="true">
        <text:list-item>
          <text:list text:continue-numbering="true">
            <text:list-item>
              <text:list text:continue-numbering="true">
                <text:list-item>
                  <text:list text:continue-numbering="true">
                    <text:list-item>
                      <text:h text:style-name="Heading_20_4" text:outline-level="4">Reload <text:alphabetical-index-mark text:string-value="reload delay"/>Delay</text:h>
                    </text:list-item>
                  </text:list>
                </text:list-item>
              </text:list>
            </text:list-item>
          </text:list>
        </text:list-item>
      </text:list>
      <text:p text:style-name="Text_20_body">The <text:span text:style-name="Attribute">meta:delay</text:span> attribute specifies the reload <text:alphabetical-index-mark-start text:id="IMark125214048"/>delay<text:alphabetical-index-mark-end text:id="IMark125214048"/>.</text:p>
      <text:p text:style-name="Text_20_body">To conform with the duration data type of <text:s/><text:bibliography-mark text:identifier="xmlschema-2" text:bibliography-type="manual" text:author="Paul V. Biron, Ashok Malhotra" text:editor="W3C" text:title="XML Schema Part 2: Datatypes Second Edition" text:year="2004" text:url="http://www.w3.org/TR/2004/REC-xmlschema-2-20041028/">[xmlschema-2]</text:bibliography-mark>, the format of the value of this attribute is <text:span text:style-name="Source_20_Text">PnYnMnDTnHnMnS</text:span>. See §3.2.6 of <text:bibliography-mark text:identifier="xmlschema-2" text:bibliography-type="manual" text:author="Paul V. Biron, Ashok Malhotra" text:editor="W3C" text:title="XML Schema Part 2: Datatypes Second Edition" text:year="2004" text:url="http://www.w3.org/TR/2004/REC-xmlschema-2-20041028/">[xmlschema-2]</text:bibliography-mark> for more detailed information on this duration format.</text:p>
      <text:p text:style-name="RelaxNG">&lt;define name="office-meta-data" combine="choice"&gt;</text:p>
      <text:p text:style-name="RelaxNG"><text:tab/>&lt;element name="meta:auto-reload"&gt;</text:p>
      <text:p text:style-name="RelaxNG"><text:tab/><text:tab/>&lt;optional&gt;</text:p>
      <text:p text:style-name="RelaxNG"><text:tab/><text:tab/><text:tab/>&lt;attribute name="xlink:type" a:defaultValue="simple"&gt;</text:p>
      <text:p text:style-name="RelaxNG"><text:tab/><text:tab/><text:tab/><text:tab/>&lt;value&gt;simple&lt;/value&gt;</text:p>
      <text:p text:style-name="RelaxNG"><text:tab/><text:tab/><text:tab/>&lt;/attribute&gt;</text:p>
      <text:p text:style-name="RelaxNG"><text:tab/><text:tab/>&lt;/optional&gt;</text:p>
      <text:p text:style-name="RelaxNG"><text:tab/><text:tab/>&lt;optional&gt;</text:p>
      <text:p text:style-name="RelaxNG"><text:tab/><text:tab/><text:tab/>&lt;attribute name="xlink:show" a:defaultValue="replace"&gt;</text:p>
      <text:p text:style-name="RelaxNG"><text:tab/><text:tab/><text:tab/><text:tab/>&lt;value&gt;replace&lt;/value&gt;</text:p>
      <text:p text:style-name="RelaxNG"><text:tab/><text:tab/><text:tab/>&lt;/attribute&gt;</text:p>
      <text:p text:style-name="RelaxNG"><text:tab/><text:tab/>&lt;/optional&gt;</text:p>
      <text:p text:style-name="RelaxNG"><text:tab/><text:tab/>&lt;optional&gt;</text:p>
      <text:p text:style-name="RelaxNG"><text:tab/><text:tab/><text:tab/>&lt;attribute name="xlink:actuate" a:defaultValue="onLoad"&gt;</text:p>
      <text:p text:style-name="RelaxNG"><text:tab/><text:tab/><text:tab/><text:tab/>&lt;value&gt;onLoad&lt;/value&gt;</text:p>
      <text:p text:style-name="RelaxNG"><text:tab/><text:tab/><text:tab/>&lt;/attribute&gt;</text:p>
      <text:p text:style-name="RelaxNG"><text:tab/><text:tab/>&lt;/optional&gt;</text:p>
      <text:p text:style-name="RelaxNG"><text:tab/><text:tab/>&lt;optional&gt;</text:p>
      <text:p text:style-name="RelaxNG"><text:tab/><text:tab/><text:tab/>&lt;attribute name="xlink:href"&gt;</text:p>
      <text:p text:style-name="RelaxNG"><text:tab/><text:tab/><text:tab/><text:tab/>&lt;ref name="anyURI"/&gt;</text:p>
      <text:p text:style-name="RelaxNG"><text:tab/><text:tab/><text:tab/>&lt;/attribute&gt;</text:p>
      <text:p text:style-name="RelaxNG"><text:tab/><text:tab/>&lt;/optional&gt;</text:p>
      <text:p text:style-name="RelaxNG"><text:tab/><text:tab/>&lt;optional&gt;</text:p>
      <text:p text:style-name="RelaxNG"><text:tab/><text:tab/><text:tab/>&lt;attribute name="meta:delay"&gt;</text:p>
      <text:p text:style-name="RelaxNG"><text:tab/><text:tab/><text:tab/><text:tab/>&lt;ref name="duration"/&gt;</text:p>
      <text:p text:style-name="RelaxNG"><text:tab/><text:tab/><text:tab/>&lt;/attribute&gt;</text:p>
      <text:p text:style-name="RelaxNG"><text:tab/><text:tab/>&lt;/optional&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Hyperlink Behavior</text:h>
                </text:list-item>
              </text:list>
            </text:list-item>
          </text:list>
        </text:list-item>
      </text:list>
      <text:p text:style-name="Text_20_body">The <text:alphabetical-index-mark text:string-value="hyperlink behavior"/><text:span text:style-name="Element"/><text:alphabetical-index-mark-start text:id="IMark125214208"/><text:span text:style-name="Element">&lt;meta:hyperlink-behaviour&gt;</text:span><text:alphabetical-index-mark-end text:id="IMark125214208"/> element specifies the default behavior for hyperlinks in the document.</text:p>
      <text:p text:style-name="Text_20_body">The only attribute that may be associated with the <text:span text:style-name="Element">&lt;meta:hyperlink-behaviour&gt;</text:span> element is:</text:p>
      <text:list text:style-name="BulletedList">
        <text:list-item text:start-value="1">
          <text:p text:style-name="P13">Target frame</text:p>
        </text:list-item>
      </text:list>
      <text:list text:style-name="Outline" text:continue-numbering="true">
        <text:list-item>
          <text:list text:continue-numbering="true">
            <text:list-item>
              <text:list text:continue-numbering="true">
                <text:list-item>
                  <text:list text:continue-numbering="true">
                    <text:list-item>
                      <text:h text:style-name="Heading_20_4" text:outline-level="4">Target Frame</text:h>
                    </text:list-item>
                  </text:list>
                </text:list-item>
              </text:list>
            </text:list-item>
          </text:list>
        </text:list-item>
      </text:list>
      <text:p text:style-name="Text_20_body">The <text:alphabetical-index-mark text:string-value="target frame"/><text:span text:style-name="Attribute">meta:target-frame-name</text:span> attribute specifies the name of the default target frame in which to display a document referenced by a hyperlink.</text:p>
      <text:p text:style-name="Text_20_body">This attribute can have one of the following values:</text:p>
      <text:list text:style-name="BulletedList">
        <text:list-item text:start-value="1">
          <text:p text:style-name="P6">_self : The referenced document replaces the content of the current frame.</text:p>
        </text:list-item>
        <text:list-item>
          <text:p text:style-name="P6">_blank : The referenced document is displayed in a new frame.</text:p>
        </text:list-item>
        <text:list-item>
          <text:p text:style-name="P6">_parent : The referenced document is displayed in the parent frame of the current frame.</text:p>
        </text:list-item>
        <text:list-item>
          <text:p text:style-name="P6">_top : The referenced document is displayed in the topmost frame, that is the frame that contains the current frame as a child or descendent but is not contained within another frame.</text:p>
        </text:list-item>
        <text:list-item>
          <text:p text:style-name="P6">A frame name : The referenced document is displayed in the named frame. If the named frame does not exist, a new frame with that name is created.</text:p>
        </text:list-item>
      </text:list>
      <text:p text:style-name="Table_20_Contents">To conform with the XLink Specification, an additional <text:span text:style-name="Attribute">xlink:show</text:span> attribute is attached to the <text:span text:style-name="T6">&lt;meta:hyperlink-</text:span><text:span text:style-name="T7">behaviour</text:span><text:span text:style-name="T6">&gt;</text:span> element. If the value of the <text:span text:style-name="Attribute">meta:target-frame-name</text:span> attribute is <text:span text:style-name="T6">_blank</text:span>, the <text:span text:style-name="Attribute">xlink:show </text:span>attribute value is <text:span text:style-name="T6">new</text:span>. If the value of the <text:span text:style-name="Attribute">meta:target-frame-name</text:span> attribute is any of the other value options, the value of the <text:span text:style-name="Attribute">xlink:show </text:span>attribute is <text:span text:style-name="T6">replace</text:span>.</text:p>
      <text:p text:style-name="RelaxNG">&lt;define name="office-meta-data" combine="choice"&gt;</text:p>
      <text:p text:style-name="RelaxNG"><text:tab/>&lt;element name="meta:hyperlink-behaviour"&gt;</text:p>
      <text:p text:style-name="RelaxNG"><text:tab/><text:tab/>&lt;optional&gt;</text:p>
      <text:p text:style-name="RelaxNG"><text:tab/><text:tab/><text:tab/>&lt;attribute name="office:target-frame-name"&gt;</text:p>
      <text:p text:style-name="RelaxNG"><text:tab/><text:tab/><text:tab/><text:tab/>&lt;ref name="targetFrameName"/&gt;</text:p>
      <text:p text:style-name="RelaxNG"><text:tab/><text:tab/><text:tab/>&lt;/attribute&gt;</text:p>
      <text:p text:style-name="RelaxNG"><text:tab/><text:tab/>&lt;/optional&gt;</text:p>
      <text:p text:style-name="RelaxNG"><text:tab/><text:tab/>&lt;optional&gt;</text:p>
      <text:p text:style-name="RelaxNG"><text:tab/><text:tab/><text:tab/>&lt;attribute name="xlink:show"&gt;</text:p>
      <text:p text:style-name="RelaxNG"><text:tab/><text:tab/><text:tab/><text:tab/>&lt;choice&gt;</text:p>
      <text:p text:style-name="RelaxNG"><text:tab/><text:tab/><text:tab/><text:tab/><text:tab/>&lt;value&gt;new&lt;/value&gt;</text:p>
      <text:p text:style-name="RelaxNG"><text:tab/><text:tab/><text:tab/><text:tab/><text:tab/>&lt;value&gt;replace&lt;/value&gt;</text:p>
      <text:p text:style-name="RelaxNG"><text:tab/><text:tab/><text:tab/><text:tab/>&lt;/choice&gt;</text:p>
      <text:p text:style-name="RelaxNG"><text:tab/><text:tab/><text:tab/>&lt;/attribute&gt;</text:p>
      <text:p text:style-name="RelaxNG"><text:tab/><text:tab/>&lt;/optional&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Language</text:h>
                </text:list-item>
              </text:list>
            </text:list-item>
          </text:list>
        </text:list-item>
      </text:list>
      <text:p text:style-name="Text_20_body">The <text:span text:style-name="Element">&lt;dc:language&gt;</text:span> element specifies the default <text:alphabetical-index-mark-start text:id="IMark125214208"/>language<text:alphabetical-index-mark-end text:id="IMark125214208"/> of the document.</text:p>
      <text:p text:style-name="Text_20_body">The manner in which the language is represented is similar to the language tag described in <text:bibliography-mark text:identifier="RFC3066" text:bibliography-type="manual" text:author="H. Alvestrand" text:editor="IETF" text:title="Tags for the Identification of Languages" text:year="2001" text:url="http://www.ietf.org/rfc/rfc3066.txt">[RFC3066]</text:bibliography-mark>. It consists of a two or three letter Language Code taken from the ISO 639 standard optionally followed by a hyphen (-) and a two-letter Country Code taken from the ISO 3166 standard.</text:p>
      <text:p text:style-name="RelaxNG">&lt;define name="office-meta-data" combine="choice"&gt;</text:p>
      <text:p text:style-name="RelaxNG"><text:tab/>&lt;element name="dc:language"&gt;</text:p>
      <text:p text:style-name="RelaxNG"><text:tab/><text:tab/>&lt;ref name="language"/&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Editing Cycles</text:h>
                </text:list-item>
              </text:list>
            </text:list-item>
          </text:list>
        </text:list-item>
      </text:list>
      <text:p text:style-name="Text_20_body">The <text:alphabetical-index-mark text:string-value="editing cycles"/><text:span text:style-name="Element">&lt;meta:editing-cycles&gt;</text:span> element specifies the number of editing cycles the document has been through.</text:p>
      <text:p text:style-name="Text_20_body">The value of this element is incremented every time the document is saved. The element contains the number of editing cycles as text.</text:p>
      <text:p text:style-name="RelaxNG">&lt;define name="office-meta-data" combine="choice"&gt;</text:p>
      <text:p text:style-name="RelaxNG"><text:tab/>&lt;element name="meta:editing-cycles"&gt;</text:p>
      <text:p text:style-name="RelaxNG"><text:tab/><text:tab/>&lt;ref name="nonNegativeInteger"/&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Editing Duration</text:h>
                </text:list-item>
              </text:list>
            </text:list-item>
          </text:list>
        </text:list-item>
      </text:list>
      <text:p text:style-name="Text_20_body">The <text:alphabetical-index-mark text:string-value="editing duration"/><text:span text:style-name="Element">&lt;meta:editing-duration&gt;</text:span> element specifies the total time spent editing the document.</text:p>
      <text:p text:style-name="Text_20_body">The duration is represented in the duration data type of <text:bibliography-mark text:identifier="xmlschema-2" text:bibliography-type="manual" text:author="Paul V. Biron, Ashok Malhotra" text:editor="W3C" text:title="XML Schema Part 2: Datatypes Second Edition" text:year="2004" text:url="http://www.w3.org/TR/2004/REC-xmlschema-2-20041028/">[xmlschema-2]</text:bibliography-mark>, that is <text:span text:style-name="Attribute_20_Value">PnYnMnDTnHnMnS</text:span>. See §3.2.6 of <text:bibliography-mark text:identifier="xmlschema-2" text:bibliography-type="manual" text:author="Paul V. Biron, Ashok Malhotra" text:editor="W3C" text:title="XML Schema Part 2: Datatypes Second Edition" text:year="2004" text:url="http://www.w3.org/TR/2004/REC-xmlschema-2-20041028/">[xmlschema-2]</text:bibliography-mark> for more detailed information on this duration format.</text:p>
      <text:p text:style-name="RelaxNG">&lt;define name="office-meta-data" combine="choice"&gt;</text:p>
      <text:p text:style-name="RelaxNG"><text:tab/>&lt;element name="meta:editing-duration"&gt;</text:p>
      <text:p text:style-name="RelaxNG"><text:tab/><text:tab/>&lt;ref name="duration"/&gt;</text:p>
      <text:p text:style-name="RelaxNG"><text:tab/>&lt;/element&gt;</text:p>
      <text:p text:style-name="RelaxNG">&lt;/define&gt;</text:p>
      <text:list text:style-name="Outline" text:continue-numbering="true">
        <text:list-item>
          <text:list text:continue-numbering="true">
            <text:list-item>
              <text:list text:continue-numbering="true">
                <text:list-item>
                  <text:h text:style-name="Heading_20_3" text:outline-level="3">Document Statistics</text:h>
                </text:list-item>
              </text:list>
            </text:list-item>
          </text:list>
        </text:list-item>
      </text:list>
      <text:p text:style-name="P47">The <text:span text:style-name="Element">&lt;meta:document-statistic&gt;</text:span> element specifies the statistics of the document, for example, the page count, word count, and so on. The statistics are specified as attributes of the <text:span text:style-name="Element">&lt;meta:document-statistic&gt;</text:span> element and the statistics that are exported with the document depend on the document type and the application used to create the document. </text:p>
      <table:table table:name="DocumentStatisticAttributes" table:style-name="DocumentStatisticAttributes">
        <table:table-column table:style-name="DocumentStatisticAttributes.A"/>
        <table:table-column table:style-name="DocumentStatisticAttributes.B"/>
        <table:table-header-rows>
          <table:table-row>
            <table:table-cell table:style-name="DocumentStatisticAttributes.A1" office:value-type="string">
              <text:p text:style-name="Table_20_Heading">Document Type</text:p>
            </table:table-cell>
            <table:table-cell table:style-name="DocumentStatisticAttributes.B1" office:value-type="string">
              <text:p text:style-name="Table_20_Heading">Document Statistics Attributes</text:p>
            </table:table-cell>
          </table:table-row>
        </table:table-header-rows>
        <table:table-row>
          <table:table-cell table:style-name="DocumentStatisticAttributes.A2" office:value-type="string">
            <text:p text:style-name="Table_20_Contents">Text</text:p>
          </table:table-cell>
          <table:table-cell table:style-name="DocumentStatisticAttributes.B2" office:value-type="string">
            <text:p text:style-name="Text_20_body"><text:span text:style-name="Attribute">meta:page-count<text:line-break/>meta:table-count<text:line-break/>meta:draw-count<text:line-break/>meta:image-count<text:line-break/>meta:object-count<text:line-break/>meta:ole-object-count<text:line-break/>meta:paragraph-count</text:span> <text:line-break/><text:span text:style-name="Attribute">meta:word-count<text:line-break/>meta:character-count<text:line-break/>meta:row-count<text:line-break/>meta:frame-count<text:line-break/>meta:sentence-count<text:line-break/>meta:syllable-count<text:line-break/>meta:non-whitespace-character-count</text:span></text:p>
          </table:table-cell>
        </table:table-row>
        <table:table-row>
          <table:table-cell table:style-name="DocumentStatisticAttributes.A2" office:value-type="string">
            <text:p text:style-name="Table_20_Contents">Spreadsheet</text:p>
          </table:table-cell>
          <table:table-cell table:style-name="DocumentStatisticAttributes.B2" office:value-type="string">
            <text:p text:style-name="Text_20_body"><text:span text:style-name="Attribute">meta:page-count<text:line-break/>meta:table-count<text:line-break/>meta:image-count<text:line-break/></text:span><text:span text:style-name="Attribute">meta:cell-count<text:line-break/>meta:object-count</text:span></text:p>
          </table:table-cell>
        </table:table-row>
        <table:table-row>
          <table:table-cell table:style-name="DocumentStatisticAttributes.A2" office:value-type="string">
            <text:p text:style-name="Table_20_Contents">Graphic</text:p>
          </table:table-cell>
          <table:table-cell table:style-name="DocumentStatisticAttributes.B2" office:value-type="string">
            <text:p text:style-name="Text_20_body"><text:span text:style-name="Attribute">meta:page-count<text:line-break/>meta:image-count<text:line-break/></text:span><text:span text:style-name="Attribute">meta:object-count</text:span></text:p>
          </table:table-cell>
        </table:table-row>
      </table:table>
      <text:p text:style-name="RelaxNG">&lt;define name="office-meta-data" combine="choice"&gt;</text:p>
      <text:p text:style-name="RelaxNG"><text:tab/>&lt;element name="meta:document-statistic"&gt;</text:p>
      <text:p text:style-name="RelaxNG"><text:tab/><text:tab/>&lt;optional&gt;</text:p>
      <text:p text:style-name="RelaxNG"><text:tab/><text:tab/><text:tab/>&lt;attribute name="meta:pag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tabl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draw-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image-count"&gt;</text:p>
      <text:p text:style-name="RelaxNG"><text:tab/><text:tab/><text:tab/><text:tab/>&lt;ref name="nonNegativeInteger"/&gt;</text:p>
      <text:p text:style-name="RelaxNG"><text:tab/><text:tab/><text:tab/>&lt;/attribute&gt;</text:p>
      <text:p text:style-name="RelaxNG"><text:tab/><text:tab/>&lt;/optional&gt;</text:p>
      <text:p text:style-name="RelaxNG"><text:bookmark-start text:name="DDE_LINK95"/><text:tab/><text:tab/>&lt;optional&gt;</text:p>
      <text:p text:style-name="RelaxNG"><text:tab/><text:tab/><text:tab/>&lt;attribute name="meta:ole-object-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object-count"&gt;</text:p>
      <text:p text:style-name="RelaxNG"><text:tab/><text:tab/><text:tab/><text:tab/>&lt;ref name="nonNegativeInteger"/&gt;</text:p>
      <text:p text:style-name="RelaxNG"><text:tab/><text:tab/><text:tab/>&lt;/attribute&gt;</text:p>
      <text:p text:style-name="RelaxNG"><text:tab/><text:tab/>&lt;/optional&gt;<text:bookmark-end text:name="DDE_LINK95"/></text:p>
      <text:p text:style-name="RelaxNG"><text:tab/><text:tab/>&lt;optional&gt;</text:p>
      <text:p text:style-name="RelaxNG"><text:tab/><text:tab/><text:tab/>&lt;attribute name="meta:paragraph-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word-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character-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fram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sentenc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syllable-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non-whitespace-character-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row-count"&gt;</text:p>
      <text:p text:style-name="RelaxNG"><text:tab/><text:tab/><text:tab/><text:tab/>&lt;ref name="nonNegativeInteger"/&gt;</text:p>
      <text:p text:style-name="RelaxNG"><text:tab/><text:tab/><text:tab/>&lt;/attribute&gt;</text:p>
      <text:p text:style-name="RelaxNG"><text:tab/><text:tab/>&lt;/optional&gt;</text:p>
      <text:p text:style-name="RelaxNG"><text:tab/><text:tab/>&lt;optional&gt;</text:p>
      <text:p text:style-name="RelaxNG"><text:tab/><text:tab/><text:tab/>&lt;attribute name="meta:cell-count"&gt;</text:p>
      <text:p text:style-name="RelaxNG"><text:tab/><text:tab/><text:tab/><text:tab/>&lt;ref name="nonNegativeInteger"/&gt;</text:p>
      <text:p text:style-name="RelaxNG"><text:tab/><text:tab/><text:tab/>&lt;/attribute&gt;</text:p>
      <text:p text:style-name="RelaxNG"><text:tab/><text:tab/>&lt;/optional&gt;</text:p>
      <text:p text:style-name="RelaxNG"><text:tab/>&lt;/element&gt;</text:p>
      <text:p text:style-name="RelaxNG">&lt;/define&gt;</text:p>
      <text:p text:style-name="Text_20_body"/>
      <text:list text:style-name="Outline" text:continue-numbering="true">
        <text:list-item>
          <text:list text:continue-numbering="true">
            <text:list-item>
              <text:h text:style-name="Heading_20_2" text:outline-level="2">User-defined Metadata</text:h>
            </text:list-item>
          </text:list>
        </text:list-item>
      </text:list>
      <text:p text:style-name="Text_20_body">The<text:alphabetical-index-mark text:string-value="user-defined metadata"/><text:alphabetical-index-mark text:string-value="metadata, user-defined"/> <text:span text:style-name="Element">&lt;meta:user-defined&gt;</text:span> element specifies any additional user-defined metadata for the document. Each instance of this element can contain one piece of user-defined metadata. The element contains:</text:p>
      <text:list text:style-name="BulletedList">
        <text:list-item text:start-value="1">
          <text:p text:style-name="P6">A <text:span text:style-name="T8">meta</text:span><text:span text:style-name="Element"><text:span text:style-name="T8">:name</text:span></text:span> attribute, which identifies the name of the metadata element.</text:p>
        </text:list-item>
        <text:list-item>
          <text:p text:style-name="P13">An optional <text:span text:style-name="Attribute">meta:value-type</text:span> attribute, which identifies the type of the metadata element. The allowed meta types are <text:span text:style-name="Attribute_20_Value">float</text:span>, <text:span text:style-name="Attribute_20_Value">date</text:span>, <text:span text:style-name="Attribute_20_Value">time</text:span>, <text:span text:style-name="Attribute_20_Value">boolean</text:span> and <text:span text:style-name="Attribute_20_Value">string</text:span> (see also section <text:reference-ref text:reference-format="chapter" text:ref-name="field-value-type"/>).</text:p>
        </text:list-item>
        <text:list-item>
          <text:p text:style-name="P6">The value of the element, which is the metadata in the format described in section <text:reference-ref text:reference-format="chapter" text:ref-name="field-value-type"/> as value of the <text:span text:style-name="Attribute">office:value</text:span> attributes for the various data types.</text:p>
        </text:list-item>
      </text:list>
      <text:p text:style-name="Table_20_Contents">The default type for meta-data elements is string.</text:p>
      <text:p text:style-name="RelaxNG">&lt;define name="office-meta-data" combine="choice"&gt;</text:p>
      <text:p text:style-name="RelaxNG"><text:tab/>&lt;element name="meta:user-defined"&gt;</text:p>
      <text:p text:style-name="RelaxNG"><text:tab/><text:tab/>&lt;attribute name="meta:name"&gt;</text:p>
      <text:p text:style-name="RelaxNG"><text:tab/><text:tab/><text:tab/>&lt;ref name="string"/&gt;</text:p>
      <text:p text:style-name="RelaxNG"><text:tab/><text:tab/>&lt;/attribute&gt;</text:p>
      <text:p text:style-name="RelaxNG"><text:tab/><text:tab/>&lt;choice&gt;</text:p>
      <text:p text:style-name="RelaxNG"><text:tab/><text:tab/><text:tab/>&lt;group&gt;</text:p>
      <text:p text:style-name="RelaxNG"><text:tab/><text:tab/><text:tab/><text:tab/>&lt;attribute name="meta:value-type"&gt;</text:p>
      <text:p text:style-name="RelaxNG"><text:tab/><text:tab/><text:tab/><text:tab/><text:tab/>&lt;value&gt;float&lt;/value&gt;</text:p>
      <text:p text:style-name="RelaxNG"><text:tab/><text:tab/><text:tab/><text:tab/>&lt;/attribute&gt;</text:p>
      <text:p text:style-name="RelaxNG"><text:tab/><text:tab/><text:tab/><text:tab/>&lt;ref name="double"/&gt;</text:p>
      <text:p text:style-name="RelaxNG"><text:tab/><text:tab/><text:tab/>&lt;/group&gt;</text:p>
      <text:p text:style-name="RelaxNG"><text:tab/><text:tab/><text:tab/>&lt;group&gt;</text:p>
      <text:p text:style-name="RelaxNG"><text:tab/><text:tab/><text:tab/><text:tab/>&lt;attribute name="meta:value-type"&gt;</text:p>
      <text:p text:style-name="RelaxNG"><text:tab/><text:tab/><text:tab/><text:tab/><text:tab/>&lt;value&gt;date&lt;/value&gt;</text:p>
      <text:p text:style-name="RelaxNG"><text:tab/><text:tab/><text:tab/><text:tab/>&lt;/attribute&gt;</text:p>
      <text:p text:style-name="RelaxNG"><text:tab/><text:tab/><text:tab/><text:tab/>&lt;ref name="dateOrDateTim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face style:name="Courier New2" svg:font-family="'Courier New'" style:font-adornments="Regular" style:font-pitch="fixed"/>
    <style:font-face style:name="Courier" svg:font-family="Courier" style:font-family-generic="modern" style:font-pitch="fixed"/>
    <style:font-face style:name="Courier New3" svg:font-family="'Courier New'" style:font-family-generic="modern" style:font-pitch="fixed"/>
    <style:font-face style:name="Courier New1" svg:font-family="'Courier New'" style:font-adornments="Standard" style:font-family-generic="modern" style:font-pitch="fixed"/>
    <style:font-face style:name="Aharoni" svg:font-family="Aharoni" style:font-adornments="Bold" style:font-pitch="variable"/>
    <style:font-face style:name="StarSymbol1" svg:font-family="StarSymbol"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Standard" style:next-style-name="Standard" style:list-style-name="Outline" style:class="text" style:master-page-name="" style:default-outline-level="1">
      <style:paragraph-properties fo:margin-left="0cm" fo:margin-right="0cm" fo:margin-top="0.847cm" fo:margin-bottom="0.212cm" fo:text-indent="0cm" style:auto-text-indent="false" fo:break-before="page" fo:padding-left="0cm" fo:padding-right="0cm" fo:padding-top="0.212cm" fo:padding-bottom="0cm" fo:border-left="none" fo:border-right="none" fo:border-top="0.002cm solid #000000" fo:border-bottom="none" fo:keep-with-next="always"/>
      <style:text-properties fo:color="#000099"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Heading_20_1" style:next-style-name="Standard" style:list-style-name="Outline" style:class="text" style:default-outline-level="2">
      <style:paragraph-properties fo:margin-left="0cm" fo:margin-right="0cm" fo:margin-top="0.423cm" fo:margin-bottom="0.212cm" fo:text-indent="0cm" style:auto-text-indent="false" fo:break-before="auto" fo:break-after="auto" fo:padding="0cm" fo:border="none">
        <style:tab-stops>
          <style:tab-stop style:position="0.635cm"/>
        </style:tab-stops>
      </style:paragraph-properties>
      <style:text-properties fo:font-size="14pt" style:font-size-asian="14pt" style:font-size-complex="14pt" style:font-style-complex="italic" style:font-weight-complex="normal"/>
    </style:style>
    <style:style style:name="Heading_20_3" style:display-name="Heading 3" style:family="paragraph" style:parent-style-name="Heading_20_2" style:next-style-name="Standard" style:list-style-name="Outline" style:class="text" style:default-outline-level="3">
      <style:paragraph-properties fo:margin-left="0cm" fo:margin-right="0cm" fo:text-indent="0cm" style:auto-text-indent="false">
        <style:tab-stops>
          <style:tab-stop style:position="0.635cm"/>
        </style:tab-stops>
      </style:paragraph-properties>
      <style:text-properties fo:font-size="13pt" style:font-size-asian="13pt" style:font-size-complex="13pt" style:font-weight-complex="bold"/>
    </style:style>
    <style:style style:name="Heading_20_4" style:display-name="Heading 4" style:family="paragraph" style:parent-style-name="Heading_20_3" style:next-style-name="Standard" style:list-style-name="Outline" style:class="text" style:default-outline-level="4">
      <style:paragraph-properties fo:margin-left="0cm" fo:margin-right="0cm" fo:text-indent="0cm" style:auto-text-indent="false">
        <style:tab-stops>
          <style:tab-stop style:position="0.635cm"/>
        </style:tab-stops>
      </style:paragraph-properties>
      <style:text-properties fo:font-size="12pt" style:font-size-asian="12pt" style:font-size-complex="14pt" style:font-weight-complex="normal"/>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de" style:family="paragraph" style:parent-style-name="Standard">
      <style:paragraph-properties fo:margin-left="0cm" fo:margin-right="0cm" fo:margin-top="0cm" fo:margin-bottom="0cm" fo:keep-together="always" fo:text-indent="0cm" style:auto-text-indent="false" fo:background-color="#d9d9d9" fo:padding-left="0cm" fo:padding-right="0cm" fo:padding-top="0.106cm" fo:padding-bottom="0.106cm" fo:border-left="none" fo:border-right="none" fo:border-top="0.002cm solid #000000" fo:border-bottom="0.002cm solid #000000">
        <style:tab-stops>
          <style:tab-stop style:position="0.75cm"/>
          <style:tab-stop style:position="1.499cm"/>
          <style:tab-stop style:position="2.251cm"/>
          <style:tab-stop style:position="3cm"/>
          <style:tab-stop style:position="3.75cm"/>
          <style:tab-stop style:position="4.5cm"/>
          <style:tab-stop style:position="5.249cm"/>
          <style:tab-stop style:position="6.001cm"/>
          <style:tab-stop style:position="6.75cm"/>
          <style:tab-stop style:position="7.5cm"/>
          <style:tab-stop style:position="8.25cm"/>
          <style:tab-stop style:position="8.999cm"/>
        </style:tab-stops>
        <style:background-image/>
      </style:paragraph-properties>
      <style:text-properties style:font-name="Courier New" fo:font-size="9pt" fo:language="en" fo:country="US" style:font-size-asian="9pt"/>
    </style:style>
    <style:style style:name="RelaxNG" style:family="paragraph" style:parent-style-name="Code">
      <style:paragraph-properties text:number-lines="true" text:line-number="0"/>
    </style:style>
    <style:style style:name="Bullet_20_List" style:display-name="Bullet List" style:family="paragraph" style:parent-style-name="Text_20_body" style:list-style-name="BulletedList"/>
    <style:style style:name="Example" style:family="paragraph" style:parent-style-name="Code">
      <style:paragraph-properties fo:margin-left="1cm" fo:margin-right="0cm" fo:text-indent="0cm" style:auto-text-indent="false" fo:background-color="#e6e6e6" fo:padding="0.049cm" fo:border="0.002cm solid #000000">
        <style:background-image/>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language="en" fo:country="US" style:font-name-asian="Courier New1" style:font-name-complex="Courier New1"/>
    </style:style>
    <style:style style:name="RFC2119_20_Keyword" style:display-name="RFC2119 Keyword" style:family="text" style:parent-style-name="Emphasis">
      <style:text-properties fo:font-variant="normal" fo:text-transform="none" fo:font-style="normal" fo:font-weight="bold" fo:background-color="transparent"/>
    </style:style>
    <style:style style:name="Attribute" style:family="text" style:parent-style-name="Source_20_Text">
      <style:text-properties style:font-name="Courier New2" fo:font-size="10pt" style:font-size-asian="10pt"/>
    </style:style>
    <style:style style:name="Element" style:family="text" style:parent-style-name="Source_20_Text">
      <style:text-properties style:font-name="Courier New" style:font-size-rel="-2pt" style:font-size-rel-asian="-2pt"/>
    </style:style>
    <style:style style:name="Label" style:family="text">
      <style:text-properties fo:font-weight="bold"/>
    </style:style>
    <style:style style:name="Attribute_20_Value" style:display-name="Attribute Value" style:family="text">
      <style:text-properties style:use-window-font-color="true" style:font-name="Courier" fo:font-size="10pt" fo:language="en" fo:country="US" style:font-name-asian="Times New Roman" style:font-size-asian="10pt" style:font-name-complex="Times New Roman" style:font-size-complex="12pt" style:language-complex="ar" style:country-complex="SA"/>
    </style:style>
    <style:style style:name="Def" style:family="text">
      <style:text-properties fo:font-style="italic"/>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BulletedList">
      <text:list-level-style-bullet text:level="1" text:style-name="Bullet_20_Symbols" text:bullet-char="•">
        <style:list-level-properties text:min-label-width="0.64cm"/>
        <style:text-properties style:font-name="Aharoni"/>
      </text:list-level-style-bullet>
      <text:list-level-style-bullet text:level="2" text:style-name="Bullet_20_Symbols" text:bullet-char="–">
        <style:list-level-properties text:space-before="0.641cm" text:min-label-width="0.64cm"/>
        <style:text-properties style:font-name="Aharoni"/>
      </text:list-level-style-bullet>
      <text:list-level-style-bullet text:level="3" text:style-name="Bullet_20_Symbols" text:bullet-char="•">
        <style:list-level-properties text:space-before="1.281cm" text:min-label-width="0.64cm"/>
        <style:text-properties style:font-name="Aharoni"/>
      </text:list-level-style-bullet>
      <text:list-level-style-bullet text:level="4" text:style-name="Bullet_20_Symbols" text:bullet-char="•">
        <style:list-level-properties text:space-before="1.921cm" text:min-label-width="0.64cm"/>
        <style:text-properties style:font-name="Aharoni"/>
      </text:list-level-style-bullet>
      <text:list-level-style-bullet text:level="5" text:style-name="Bullet_20_Symbols" text:bullet-char="•">
        <style:list-level-properties text:space-before="2cm" text:min-label-width="0.499cm"/>
        <style:text-properties style:font-name="Aharoni"/>
      </text:list-level-style-bullet>
      <text:list-level-style-bullet text:level="6" text:style-name="Bullet_20_Symbols" text:bullet-char="•">
        <style:list-level-properties text:space-before="2.501cm" text:min-label-width="0.499cm"/>
        <style:text-properties style:font-name="Aharoni"/>
      </text:list-level-style-bullet>
      <text:list-level-style-bullet text:level="7" text:style-name="Bullet_20_Symbols" text:bullet-char="•">
        <style:list-level-properties text:space-before="3.001cm" text:min-label-width="0.499cm"/>
        <style:text-properties style:font-name="Aharoni"/>
      </text:list-level-style-bullet>
      <text:list-level-style-bullet text:level="8" text:style-name="Bullet_20_Symbols" text:bullet-char="•">
        <style:list-level-properties text:space-before="3.502cm" text:min-label-width="0.499cm"/>
        <style:text-properties style:font-name="Aharoni"/>
      </text:list-level-style-bullet>
      <text:list-level-style-bullet text:level="9" text:style-name="Bullet_20_Symbols" text:bullet-char="•">
        <style:list-level-properties text:space-before="4.001cm" text:min-label-width="0.499cm"/>
        <style:text-properties style:font-name="Aharoni"/>
      </text:list-level-style-bullet>
      <text:list-level-style-bullet text:level="10" text:style-name="Bullet_20_Symbols" text:bullet-char="•">
        <style:list-level-properties text:space-before="4.502cm" text:min-label-width="0.499cm"/>
        <style:text-properties style:font-name="Aharoni"/>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de" fo:country="DE"/>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Bernhard Haumacher</meta:initial-creator>
    <meta:creation-date>2007-05-28T22:36:26</meta:creation-date>
    <dc:creator>Bernhard Haumacher</dc:creator>
    <dc:date>2007-05-28T22:36:46</dc:date>
    <dc:language>de-DE</dc:language>
    <meta:editing-cycles>2</meta:editing-cycles>
    <meta:editing-duration>PT20S</meta:editing-duration>
    <meta:user-defined meta:name="Info 1"/>
    <meta:user-defined meta:name="Info 2"/>
    <meta:user-defined meta:name="Info 3"/>
    <meta:user-defined meta:name="Info 4"/>
    <meta:document-statistic meta:table-count="6" meta:image-count="0" meta:object-count="0" meta:page-count="32" meta:paragraph-count="1302" meta:word-count="9071" meta:character-count="62701"/>
  </office:meta>
</office:document-meta>
</file>